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7055in"/>
    </style:style>
    <style:style style:name="co69" style:family="table-column">
      <style:table-column-properties fo:break-before="auto" style:column-width="0.972in"/>
    </style:style>
    <style:style style:name="co3" style:family="table-column">
      <style:table-column-properties fo:break-before="auto" style:column-width="2.078in"/>
    </style:style>
    <style:style style:name="co4" style:family="table-column">
      <style:table-column-properties fo:break-before="auto" style:column-width="0.8925in"/>
    </style:style>
    <style:style style:name="co70" style:family="table-column">
      <style:table-column-properties fo:break-before="auto" style:column-width="6.0083in"/>
    </style:style>
    <style:style style:name="co71" style:family="table-column">
      <style:table-column-properties fo:break-before="auto" style:column-width="3.2638in"/>
    </style:style>
    <style:style style:name="co72" style:family="table-column">
      <style:table-column-properties fo:break-before="auto" style:column-width="0.702in"/>
    </style:style>
    <style:style style:name="co73" style:family="table-column">
      <style:table-column-properties fo:break-before="auto" style:column-width="0.678in"/>
    </style:style>
    <style:style style:name="co74" style:family="table-column">
      <style:table-column-properties fo:break-before="auto" style:column-width="2.1071in"/>
    </style:style>
    <style:style style:name="co75" style:family="table-column">
      <style:table-column-properties fo:break-before="auto" style:column-width="1.2437in"/>
    </style:style>
    <style:style style:name="co76" style:family="table-column">
      <style:table-column-properties fo:break-before="auto" style:column-width="5.5075in"/>
    </style:style>
    <style:style style:name="co12" style:family="table-column">
      <style:table-column-properties fo:break-before="auto" style:column-width="0.6799in"/>
    </style:style>
    <style:style style:name="co68" style:family="table-column">
      <style:table-column-properties fo:break-before="auto" style:column-width="0.8083in"/>
    </style:style>
    <style:style style:name="co77" style:family="table-column">
      <style:table-column-properties fo:break-before="auto" style:column-width="1.6902in"/>
    </style:style>
    <style:style style:name="co78" style:family="table-column">
      <style:table-column-properties fo:break-before="auto" style:column-width="6.7728in"/>
    </style:style>
    <style:style style:name="co79" style:family="table-column">
      <style:table-column-properties fo:break-before="auto" style:column-width="1.9138in"/>
    </style:style>
    <style:style style:name="co80" style:family="table-column">
      <style:table-column-properties fo:break-before="auto" style:column-width="0.6165in"/>
    </style:style>
    <style:style style:name="co81" style:family="table-column">
      <style:table-column-properties fo:break-before="auto" style:column-width="0.6772in"/>
    </style:style>
    <style:style style:name="co82" style:family="table-column">
      <style:table-column-properties fo:break-before="auto" style:column-width="1.5098in"/>
    </style:style>
    <style:style style:name="co83" style:family="table-column">
      <style:table-column-properties fo:break-before="auto" style:column-width="6.2201in"/>
    </style:style>
    <style:style style:name="co84" style:family="table-column">
      <style:table-column-properties fo:break-before="auto" style:column-width="1.3181in"/>
    </style:style>
    <style:style style:name="co67" style:family="table-column">
      <style:table-column-properties fo:break-before="auto" style:column-width="0.6272in"/>
    </style:style>
    <style:style style:name="co85" style:family="table-column">
      <style:table-column-properties fo:break-before="auto" style:column-width="0.5417in"/>
    </style:style>
    <style:style style:name="co24" style:family="table-column">
      <style:table-column-properties fo:break-before="auto" style:column-width="1.6055in"/>
    </style:style>
    <style:style style:name="co25" style:family="table-column">
      <style:table-column-properties fo:break-before="auto" style:column-width="6.3902in"/>
    </style:style>
    <style:style style:name="co86" style:family="table-column">
      <style:table-column-properties fo:break-before="auto" style:column-width="1.4138in"/>
    </style:style>
    <style:style style:name="co66" style:family="table-column">
      <style:table-column-properties fo:break-before="auto" style:column-width="0.6591in"/>
    </style:style>
    <style:style style:name="co87" style:family="table-column">
      <style:table-column-properties fo:break-before="auto" style:column-width="0.8736in"/>
    </style:style>
    <style:style style:name="co88" style:family="table-column">
      <style:table-column-properties fo:break-before="auto" style:column-width="1.3925in"/>
    </style:style>
    <style:style style:name="co89" style:family="table-column">
      <style:table-column-properties fo:break-before="auto" style:column-width="0.9571in"/>
    </style:style>
    <style:style style:name="co90" style:family="table-column">
      <style:table-column-properties fo:break-before="auto" style:column-width="6.4327in"/>
    </style:style>
    <style:style style:name="co91" style:family="table-column">
      <style:table-column-properties fo:break-before="auto" style:column-width="1.5736in"/>
    </style:style>
    <style:style style:name="co33" style:family="table-column">
      <style:table-column-properties fo:break-before="auto" style:column-width="0.6374in"/>
    </style:style>
    <style:style style:name="co92" style:family="table-column">
      <style:table-column-properties fo:break-before="auto" style:column-width="1.6366in"/>
    </style:style>
    <style:style style:name="co93" style:family="table-column">
      <style:table-column-properties fo:break-before="auto" style:column-width="6.5811in"/>
    </style:style>
    <style:style style:name="co94" style:family="table-column">
      <style:table-column-properties fo:break-before="auto" style:column-width="1.5839in"/>
    </style:style>
    <style:style style:name="co28" style:family="table-column">
      <style:table-column-properties fo:break-before="auto" style:column-width="0.648in"/>
    </style:style>
    <style:style style:name="co41" style:family="table-column">
      <style:table-column-properties fo:break-before="auto" style:column-width="1.5201in"/>
    </style:style>
    <style:style style:name="co42" style:family="table-column">
      <style:table-column-properties fo:break-before="auto" style:column-width="1.8071in"/>
    </style:style>
    <style:style style:name="co43" style:family="table-column">
      <style:table-column-properties fo:break-before="auto" style:column-width="0.7756in"/>
    </style:style>
    <style:style style:name="co44" style:family="table-column">
      <style:table-column-properties fo:break-before="auto" style:column-width="1.4984in"/>
    </style:style>
    <style:style style:name="co45" style:family="table-column">
      <style:table-column-properties fo:break-before="auto" style:column-width="1.1693in"/>
    </style:style>
    <style:style style:name="co46" style:family="table-column">
      <style:table-column-properties fo:break-before="auto" style:column-width="6.8256in"/>
    </style:style>
    <style:style style:name="co47" style:family="table-column">
      <style:table-column-properties fo:break-before="auto" style:column-width="0.7189in"/>
    </style:style>
    <style:style style:name="co48" style:family="table-column">
      <style:table-column-properties fo:break-before="auto" style:column-width="0.8126in"/>
    </style:style>
    <style:style style:name="co49" style:family="table-column">
      <style:table-column-properties fo:break-before="auto" style:column-width="1.6917in"/>
    </style:style>
    <style:style style:name="co50" style:family="table-column">
      <style:table-column-properties fo:break-before="auto" style:column-width="0.9854in"/>
    </style:style>
    <style:style style:name="co51" style:family="table-column">
      <style:table-column-properties fo:break-before="auto" style:column-width="4.7161in"/>
    </style:style>
    <style:style style:name="co52" style:family="table-column">
      <style:table-column-properties fo:break-before="auto" style:column-width="1.9846in"/>
    </style:style>
    <style:style style:name="co53" style:family="table-column">
      <style:table-column-properties fo:break-before="auto" style:column-width="0.6925in"/>
    </style:style>
    <style:style style:name="co54" style:family="table-column">
      <style:table-column-properties fo:break-before="auto" style:column-width="0.9055in"/>
    </style:style>
    <style:style style:name="co55" style:family="table-column">
      <style:table-column-properties fo:break-before="auto" style:column-width="1.9311in"/>
    </style:style>
    <style:style style:name="co56" style:family="table-column">
      <style:table-column-properties fo:break-before="auto" style:column-width="5.0091in"/>
    </style:style>
    <style:style style:name="co57" style:family="table-column">
      <style:table-column-properties fo:break-before="auto" style:column-width="1.7717in"/>
    </style:style>
    <style:style style:name="co58" style:family="table-column">
      <style:table-column-properties fo:break-before="auto" style:column-width="1.7846in"/>
    </style:style>
    <style:style style:name="co59" style:family="table-column">
      <style:table-column-properties fo:break-before="auto" style:column-width="4.8626in"/>
    </style:style>
    <style:style style:name="co60" style:family="table-column">
      <style:table-column-properties fo:break-before="auto" style:column-width="2.0909in"/>
    </style:style>
    <style:style style:name="co61" style:family="table-column">
      <style:table-column-properties fo:break-before="auto" style:column-width="0.6661in"/>
    </style:style>
    <style:style style:name="co62" style:family="table-column">
      <style:table-column-properties fo:break-before="auto" style:column-width="5.3417in"/>
    </style:style>
    <style:style style:name="co63" style:family="table-column">
      <style:table-column-properties fo:break-before="auto" style:column-width="2.1445in"/>
    </style:style>
    <style:style style:name="co64" style:family="table-column">
      <style:table-column-properties fo:break-before="auto" style:column-width="1.5583in"/>
    </style:style>
    <style:style style:name="co65" style:family="table-column">
      <style:table-column-properties fo:break-before="auto" style:column-width="5.2091in"/>
    </style:style>
    <style:style style:name="co95" style:family="table-column">
      <style:table-column-properties fo:break-before="auto" style:column-width="0.7016in"/>
    </style:style>
    <style:style style:name="co96" style:family="table-column">
      <style:table-column-properties fo:break-before="auto" style:column-width="0.8189in"/>
    </style:style>
    <style:style style:name="co97" style:family="table-column">
      <style:table-column-properties fo:break-before="auto" style:column-width="6.7937in"/>
    </style:style>
    <style:style style:name="co98" style:family="table-column">
      <style:table-column-properties fo:break-before="auto" style:column-width="1.5945in"/>
    </style:style>
    <style:style style:name="ro1" style:family="table-row">
      <style:table-row-properties style:row-height="0.178in" fo:break-before="auto" style:use-optimal-row-height="true"/>
    </style:style>
    <style:style style:name="ro14" style:family="table-row">
      <style:table-row-properties style:row-height="0.3311in" fo:break-before="auto" style:use-optimal-row-height="true"/>
    </style:style>
    <style:style style:name="ro17" style:family="table-row">
      <style:table-row-properties style:row-height="0.6425in" fo:break-before="auto" style:use-optimal-row-height="true"/>
    </style:style>
    <style:style style:name="ro18" style:family="table-row">
      <style:table-row-properties style:row-height="0.4866in" fo:break-before="auto" style:use-optimal-row-height="true"/>
    </style:style>
    <style:style style:name="ro19" style:family="table-row">
      <style:table-row-properties style:row-height="2.0835in" fo:break-before="auto" style:use-optimal-row-height="true"/>
    </style:style>
    <style:style style:name="ro24" style:family="table-row">
      <style:table-row-properties style:row-height="1.2638in" fo:break-before="auto" style:use-optimal-row-height="true"/>
    </style:style>
    <style:style style:name="ro20" style:family="table-row">
      <style:table-row-properties style:row-height="0.9535in" fo:break-before="auto" style:use-optimal-row-height="true"/>
    </style:style>
    <style:style style:name="ro21" style:family="table-row">
      <style:table-row-properties style:row-height="2.9744in" fo:break-before="auto" style:use-optimal-row-height="true"/>
    </style:style>
    <style:style style:name="ro16" style:family="table-row">
      <style:table-row-properties style:row-height="0.798in" fo:break-before="auto" style:use-optimal-row-height="true"/>
    </style:style>
    <style:style style:name="ro22" style:family="table-row">
      <style:table-row-properties style:row-height="1.5752in" fo:break-before="auto" style:use-optimal-row-height="true"/>
    </style:style>
    <style:style style:name="ro23" style:family="table-row">
      <style:table-row-properties style:row-height="0.798in" fo:break-before="auto" style:use-optimal-row-height="true"/>
    </style:style>
    <style:style style:name="ro31" style:family="table-row">
      <style:table-row-properties style:row-height="1.1091in" fo:break-before="auto" style:use-optimal-row-height="true"/>
    </style:style>
    <style:style style:name="ro13" style:family="table-row">
      <style:table-row-properties style:row-height="0.1791in" fo:break-before="auto" style:use-optimal-row-height="true"/>
    </style:style>
    <style:style style:name="ro32" style:family="table-row">
      <style:table-row-properties style:row-height="0.9535in" fo:break-before="auto" style:use-optimal-row-height="true"/>
    </style:style>
    <style:style style:name="ro33" style:family="table-row">
      <style:table-row-properties style:row-height="2.3528in" fo:break-before="auto" style:use-optimal-row-height="true"/>
    </style:style>
    <style:style style:name="ro34" style:family="table-row">
      <style:table-row-properties style:row-height="1.2535in" fo:break-before="auto" style:use-optimal-row-height="true"/>
    </style:style>
    <style:style style:name="ro35" style:family="table-row">
      <style:table-row-properties style:row-height="1.5752in" fo:break-before="auto" style:use-optimal-row-height="true"/>
    </style:style>
    <style:style style:name="ro26" style:family="table-row">
      <style:table-row-properties style:row-height="2.5075in" fo:break-before="auto" style:use-optimal-row-height="true"/>
    </style:style>
    <style:style style:name="ro38" style:family="table-row">
      <style:table-row-properties style:row-height="1.3972in" fo:break-before="auto" style:use-optimal-row-height="true"/>
    </style:style>
    <style:style style:name="ro39" style:family="table-row">
      <style:table-row-properties style:row-height="1.8516in" fo:break-before="auto" style:use-optimal-row-height="true"/>
    </style:style>
    <style:style style:name="ro40" style:family="table-row">
      <style:table-row-properties style:row-height="2.6634in" fo:break-before="auto" style:use-optimal-row-height="true"/>
    </style:style>
    <style:style style:name="ro41" style:family="table-row">
      <style:table-row-properties style:row-height="1.7307in" fo:break-before="auto" style:use-optimal-row-height="true"/>
    </style:style>
    <style:style style:name="ro45" style:family="table-row">
      <style:table-row-properties style:row-height="0.3311in" fo:break-before="auto" style:use-optimal-row-height="true"/>
    </style:style>
    <style:style style:name="ro46" style:family="table-row">
      <style:table-row-properties style:row-height="2.2382in" fo:break-before="auto" style:use-optimal-row-height="true"/>
    </style:style>
    <style:style style:name="ro47" style:family="table-row">
      <style:table-row-properties style:row-height="0.6425in" fo:break-before="auto" style:use-optimal-row-height="true"/>
    </style:style>
    <style:style style:name="ro48" style:family="table-row">
      <style:table-row-properties style:row-height="0.9535in" fo:break-before="auto" style:use-optimal-row-height="true"/>
    </style:style>
    <style:style style:name="ro49" style:family="table-row">
      <style:table-row-properties style:row-height="1.1091in" fo:break-before="auto" style:use-optimal-row-height="true"/>
    </style:style>
    <style:style style:name="ro50" style:family="table-row">
      <style:table-row-properties style:row-height="2.1972in" fo:break-before="auto" style:use-optimal-row-height="true"/>
    </style:style>
    <style:style style:name="ro51" style:family="table-row">
      <style:table-row-properties style:row-height="1.772in" fo:break-before="auto" style:use-optimal-row-height="true"/>
    </style:style>
    <style:style style:name="ro52" style:family="table-row">
      <style:table-row-properties style:row-height="1.2638in" fo:break-before="auto" style:use-optimal-row-height="true"/>
    </style:style>
    <style:style style:name="ro53" style:family="table-row">
      <style:table-row-properties style:row-height="2.2181in" fo:break-before="auto" style:use-optimal-row-height="true"/>
    </style:style>
    <style:style style:name="ro54" style:family="table-row">
      <style:table-row-properties style:row-height="1.1091in" fo:break-before="auto" style:use-optimal-row-height="true"/>
    </style:style>
    <style:style style:name="ro55" style:family="table-row">
      <style:table-row-properties style:row-height="0.798in" fo:break-before="auto" style:use-optimal-row-height="true"/>
    </style:style>
    <style:style style:name="ro56" style:family="table-row">
      <style:table-row-properties style:row-height="2.3626in" fo:break-before="auto" style:use-optimal-row-height="true"/>
    </style:style>
    <style:style style:name="ro29" style:family="table-row">
      <style:table-row-properties style:row-height="2.0417in" fo:break-before="auto" style:use-optimal-row-height="true"/>
    </style:style>
    <style:style style:name="ro57" style:family="table-row">
      <style:table-row-properties style:row-height="2.311in" fo:break-before="auto" style:use-optimal-row-height="true"/>
    </style:style>
    <style:style style:name="ro58" style:family="table-row">
      <style:table-row-properties style:row-height="1.2846in" fo:break-before="auto" style:use-optimal-row-height="true"/>
    </style:style>
    <style:style style:name="ro59" style:family="table-row">
      <style:table-row-properties style:row-height="0.4866in" fo:break-before="auto" style:use-optimal-row-height="true"/>
    </style:style>
    <style:style style:name="ro60" style:family="table-row">
      <style:table-row-properties style:row-height="2.0417in" fo:break-before="auto" style:use-optimal-row-height="true"/>
    </style:style>
    <style:style style:name="ro61" style:family="table-row">
      <style:table-row-properties style:row-height="0.9736in" fo:break-before="auto" style:use-optimal-row-height="true"/>
    </style:style>
    <style:style style:name="ro62" style:family="table-row">
      <style:table-row-properties style:row-height="2.7047in" fo:break-before="auto" style:use-optimal-row-height="true"/>
    </style:style>
    <style:style style:name="ro66" style:family="table-row">
      <style:table-row-properties style:row-height="1.8862in" fo:break-before="auto" style:use-optimal-row-height="true"/>
    </style:style>
    <style:style style:name="ro67" style:family="table-row">
      <style:table-row-properties style:row-height="1.928in" fo:break-before="auto" style:use-optimal-row-height="true"/>
    </style:style>
    <style:style style:name="ro30" style:family="table-row">
      <style:table-row-properties style:row-height="3.2854in" fo:break-before="auto" style:use-optimal-row-height="true"/>
    </style:style>
    <style:style style:name="ro2" style:family="table-row">
      <style:table-row-properties style:row-height="0.3311in" fo:break-before="auto" style:use-optimal-row-height="true"/>
    </style:style>
    <style:style style:name="ro70" style:family="table-row">
      <style:table-row-properties style:row-height="5.9283in" fo:break-before="auto" style:use-optimal-row-height="true"/>
    </style:style>
    <style:style style:name="ro71" style:family="table-row">
      <style:table-row-properties style:row-height="7.9492in" fo:break-before="auto" style:use-optimal-row-height="true"/>
    </style:style>
    <style:style style:name="ro72" style:family="table-row">
      <style:table-row-properties style:row-height="2.8189in" fo:break-before="auto" style:use-optimal-row-height="true"/>
    </style:style>
    <style:style style:name="ro73" style:family="table-row">
      <style:table-row-properties style:row-height="1.4193in" fo:break-before="auto" style:use-optimal-row-height="true"/>
    </style:style>
    <style:style style:name="ro74" style:family="table-row">
      <style:table-row-properties style:row-height="3.1299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4" style:family="table-cell" style:parent-style-name="Default" style:data-style-name="N100">
      <style:table-cell-properties fo:wrap-option="wrap"/>
      <style:text-properties style:text-position=""/>
    </style:style>
    <style:style style:name="ce15" style:family="table-cell" style:parent-style-name="Default" style:data-style-name="N100">
      <style:table-cell-properties fo:border-bottom="0.06pt solid #000000" style:text-align-source="fix" style:repeat-content="false" fo:wrap-option="wrap" fo:border-left="none" fo:padding-bottom="0.0193in" fo:padding-left="0.0138in" fo:padding-right="0.0138in" fo:padding-top="0.0193in" fo:border-right="none" fo:border-top="none"/>
      <style:paragraph-properties fo:text-align="start"/>
      <style:text-properties style:text-position="" fo:font-weight="bold" style:font-weight-asian="bold" style:font-weight-complex="bold"/>
    </style:style>
    <style:style style:name="ce16" style:family="table-cell" style:parent-style-name="Default" style:data-style-name="N100">
      <style:table-cell-properties fo:wrap-option="wrap"/>
      <style:text-properties style:text-position="" style:font-name="Arial" style:font-name-asian="Arial Unicode MS1" style:font-name-complex="Arial Unicode MS1"/>
    </style:style>
    <style:style style:name="ce18" style:family="table-cell" style:parent-style-name="Default" style:data-style-name="N100">
      <style:table-cell-properties fo:background-color="transparent" fo:wrap-option="wrap"/>
      <style:text-properties style:text-position=""/>
    </style:style>
    <style:style style:name="ce19" style:family="table-cell" style:parent-style-name="Default" style:data-style-name="N100">
      <style:table-cell-properties style:text-align-source="fix" style:repeat-content="false" fo:wrap-option="no-wrap" fo:border="none" fo:padding-bottom="0.0193in" fo:padding-left="0.0138in" fo:padding-right="0.0138in" fo:padding-top="0.0193in"/>
      <style:paragraph-properties fo:text-align="start"/>
      <style:text-properties style:text-position="" fo:font-weight="normal" style:font-weight-asian="normal" style:font-weight-complex="normal"/>
    </style:style>
    <style:style style:name="ce20" style:family="table-cell" style:parent-style-name="Default">
      <style:table-cell-properties fo:wrap-option="wrap"/>
      <style:text-properties style:text-position=""/>
    </style:style>
    <style:style style:name="ce21" style:family="table-cell" style:parent-style-name="Default" style:data-style-name="N100">
      <style:table-cell-properties style:text-align-source="fix" style:repeat-content="false" fo:wrap-option="wrap"/>
      <style:paragraph-properties fo:text-align="start"/>
      <style:text-properties style:text-position=""/>
    </style:style>
    <style:style style:name="ce22"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style:text-position="" fo:font-weight="normal" style:font-weight-asian="normal" style:font-weight-complex="normal"/>
    </style:style>
    <style:style style:name="ce23" style:family="table-cell" style:parent-style-name="Default" style:data-style-name="N100">
      <style:table-cell-properties style:text-align-source="fix" style:repeat-content="false"/>
      <style:paragraph-properties fo:text-align="end"/>
      <style:text-properties style:text-position=""/>
    </style:style>
    <style:style style:name="ce24" style:family="table-cell" style:parent-style-name="Default" style:data-style-name="N100">
      <style:table-cell-properties style:text-align-source="fix" style:repeat-content="false" fo:wrap-option="no-wrap" fo:border="none" fo:padding-bottom="0.0193in" fo:padding-left="0.0138in" fo:padding-right="0.0138in" fo:padding-top="0.0193in"/>
      <style:paragraph-properties fo:text-align="start"/>
      <style:text-properties style:text-position="" fo:font-weight="bold" style:font-weight-asian="bold" style:font-weight-complex="bold"/>
    </style:style>
    <style:style style:name="ce28" style:family="table-cell" style:parent-style-name="Default" style:data-style-name="N100">
      <style:table-cell-properties style:text-align-source="fix" style:repeat-content="false" fo:wrap-option="wrap"/>
      <style:paragraph-properties fo:text-align="start"/>
      <style:text-properties style:text-position="" fo:language="en" fo:country="US" style:language-asian="en" style:country-asian="US" style:font-size-complex="5.65000009536743pt" style:language-complex="en" style:country-complex="US"/>
    </style:style>
    <style:style style:name="ce29" style:family="table-cell" style:parent-style-name="Default" style:data-style-name="N100">
      <style:table-cell-properties style:text-align-source="fix" style:repeat-content="false" fo:wrap-option="wrap"/>
      <style:paragraph-properties fo:text-align="end"/>
      <style:text-properties style:text-position=""/>
    </style:style>
    <style:style style:name="ce30" style:family="table-cell" style:parent-style-name="Default" style:data-style-name="N100">
      <style:table-cell-properties style:text-align-source="fix" style:repeat-content="false" fo:wrap-option="wrap"/>
      <style:paragraph-properties fo:text-align="start"/>
      <style:text-properties style:text-position="" style:font-name="Arial" style:font-name-asian="Arial Unicode MS1" style:font-name-complex="Arial Unicode MS1"/>
    </style:style>
    <style:style style:name="ce31" style:family="table-cell" style:parent-style-name="Default" style:data-style-name="N100">
      <style:table-cell-properties style:text-align-source="fix" style:repeat-content="false" fo:wrap-option="wrap" fo:padding-bottom="0.0193in" fo:padding-left="0.0138in" fo:padding-right="0.0138in" fo:padding-top="0.0193in"/>
      <style:paragraph-properties fo:text-align="start"/>
      <style:text-properties style:text-position="" style:font-name="Times New Roman" fo:language="en" fo:country="US" style:font-size-complex="5.65000009536743pt"/>
    </style:style>
    <style:style style:name="ce32"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style:text-position="" fo:font-size="10pt" fo:language="en" fo:country="US" fo:font-weight="normal" style:font-size-asian="10pt" style:language-asian="en" style:country-asian="US" style:font-weight-asian="normal" style:font-size-complex="10pt" style:language-complex="en" style:country-complex="US" style:font-weight-complex="normal"/>
    </style:style>
    <style:style style:name="ce33" style:family="table-cell" style:parent-style-name="Default" style:data-style-name="N100">
      <style:table-cell-properties style:text-align-source="fix" style:repeat-content="false" fo:wrap-option="wrap"/>
      <style:paragraph-properties fo:text-align="start"/>
      <style:text-properties style:text-position="" fo:font-size="10pt" fo:language="en" fo:country="US" style:font-size-asian="8pt" style:language-asian="en" style:country-asian="US" style:font-size-complex="4.55000019073486pt" style:language-complex="en" style:country-complex="US"/>
    </style:style>
    <style:style style:name="ce34" style:family="table-cell" style:parent-style-name="Default" style:data-style-name="N100">
      <style:table-cell-properties style:text-align-source="fix" style:repeat-content="false" fo:wrap-option="wrap"/>
      <style:paragraph-properties fo:text-align="start"/>
      <style:text-properties style:text-position="" style:font-size-complex="5.65000009536743pt"/>
    </style:style>
    <style:style style:name="ce35" style:family="table-cell" style:parent-style-name="Default" style:data-style-name="N100">
      <style:table-cell-properties style:text-align-source="fix" style:repeat-content="false" fo:wrap-option="wrap"/>
      <style:paragraph-properties fo:text-align="start"/>
      <style:text-properties style:text-position="" style:font-size-complex="5.69999980926514pt"/>
    </style:style>
    <style:style style:name="ce36" style:family="table-cell" style:parent-style-name="Default" style:data-style-name="N100">
      <style:table-cell-properties fo:wrap-option="wrap"/>
      <style:text-properties style:text-position="" style:font-size-complex="5.65000009536743pt"/>
    </style:style>
    <style:style style:name="ce37" style:family="table-cell" style:parent-style-name="Default" style:data-style-name="N100">
      <style:table-cell-properties style:text-align-source="fix" style:repeat-content="false" fo:wrap-option="wrap"/>
      <style:paragraph-properties fo:text-align="start"/>
      <style:text-properties style:text-position="" fo:language="en" fo:country="US" style:language-asian="en" style:country-asian="US" style:font-size-complex="5.69999980926514pt" style:language-complex="en" style:country-complex="US"/>
    </style:style>
    <style:style style:name="ce38" style:family="table-cell" style:parent-style-name="Default" style:data-style-name="N100">
      <style:table-cell-properties style:text-align-source="fix" style:repeat-content="false" fo:wrap-option="wrap"/>
      <style:paragraph-properties fo:text-align="start"/>
      <style:text-properties style:text-position="" style:font-name="Arial Unicode MS" fo:font-size="10pt" fo:language="en" fo:country="US" fo:font-weight="normal" style:font-name-asian="Arial Unicode MS" style:font-size-asian="8pt" style:language-asian="en" style:country-asian="US" style:font-weight-asian="normal" style:font-name-complex="Arial Unicode MS" style:font-size-complex="4.59999990463257pt" style:language-complex="en" style:country-complex="US" style:font-weight-complex="normal"/>
    </style:style>
    <style:style style:name="ce39"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style:text-position="" fo:font-weight="bold" style:font-weight-asian="bold" style:font-weight-complex="bold"/>
    </style:style>
    <style:style style:name="ce40" style:family="table-cell" style:parent-style-name="Default" style:data-style-name="N100">
      <style:table-cell-properties style:text-align-source="fix" style:repeat-content="false" fo:wrap-option="wrap"/>
      <style:paragraph-properties fo:text-align="start"/>
      <style:text-properties style:text-position="" fo:language="en" fo:country="US" style:language-asian="en" style:country-asian="US" style:language-complex="en" style:country-complex="US"/>
    </style:style>
    <style:style style:name="ce41" style:family="table-cell" style:parent-style-name="Default" style:data-style-name="N100">
      <style:table-cell-properties style:text-align-source="fix" style:repeat-content="false" fo:wrap-option="wrap"/>
      <style:paragraph-properties fo:text-align="start"/>
      <style:text-properties style:text-position="" fo:font-size="10pt" style:font-size-asian="10pt" style:font-size-complex="10pt"/>
    </style:style>
    <style:style style:name="ce42" style:family="table-cell" style:parent-style-name="Default" style:data-style-name="N100">
      <style:table-cell-properties style:text-align-source="fix" style:repeat-content="false" fo:wrap-option="no-wrap"/>
      <style:paragraph-properties fo:text-align="start"/>
      <style:text-properties style:text-position=""/>
    </style:style>
    <style:style style:name="ce52" style:family="table-cell" style:parent-style-name="Default" style:data-style-name="N100">
      <style:table-cell-properties fo:border-bottom="0.06pt solid #000000" style:text-align-source="fix" style:repeat-content="false" fo:wrap-option="wrap" fo:border-left="none" fo:padding-bottom="0.0193in" fo:padding-left="0.0138in" fo:padding-right="0.0138in" fo:padding-top="0.0193in" fo:border-right="none" fo:border-top="none"/>
      <style:paragraph-properties fo:text-align="start"/>
      <style:text-properties style:text-position="" fo:font-weight="bold" style:font-weight-asian="bold" style:font-weight-complex="bold"/>
    </style:style>
    <style:style style:name="ce53"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style:text-position="" fo:font-weight="normal" style:font-weight-asian="normal" style:font-weight-complex="normal"/>
    </style:style>
    <style:style style:name="ce54" style:family="table-cell" style:parent-style-name="Default" style:data-style-name="N100">
      <style:table-cell-properties style:text-align-source="fix" style:repeat-content="false" fo:wrap-option="wrap"/>
      <style:paragraph-properties fo:text-align="start"/>
      <style:text-properties style:text-position=""/>
    </style:style>
    <style:style style:name="ce55" style:family="table-cell" style:parent-style-name="Default" style:data-style-name="N100">
      <style:table-cell-properties fo:wrap-option="wrap"/>
      <style:text-properties style:text-position=""/>
    </style:style>
    <style:style style:name="ce56" style:family="table-cell" style:parent-style-name="Default" style:data-style-name="N100">
      <style:table-cell-properties style:text-align-source="fix" style:repeat-content="false" fo:wrap-option="wrap"/>
      <style:paragraph-properties fo:text-align="start"/>
      <style:text-properties style:text-position="" fo:language="en" fo:country="US" style:language-asian="en" style:country-asian="US" style:font-size-complex="5.65000009536743pt" style:language-complex="en" style:country-complex="US"/>
    </style:style>
    <style:style style:name="ce57" style:family="table-cell" style:parent-style-name="Default" style:data-style-name="N100">
      <style:table-cell-properties style:text-align-source="fix" style:repeat-content="false" fo:wrap-option="wrap"/>
      <style:paragraph-properties fo:text-align="start"/>
      <style:text-properties style:text-position="" style:font-name="Arial" style:font-name-asian="Arial Unicode MS1" style:font-name-complex="Arial Unicode MS1"/>
    </style:style>
    <style:style style:name="ce58"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style:text-position="" fo:font-size="10pt" fo:language="en" fo:country="US" fo:font-weight="normal" style:font-size-asian="10pt" style:language-asian="en" style:country-asian="US" style:font-weight-asian="normal" style:font-size-complex="10pt" style:language-complex="en" style:country-complex="US" style:font-weight-complex="normal"/>
    </style:style>
    <style:style style:name="ce59" style:family="table-cell" style:parent-style-name="Default" style:data-style-name="N100">
      <style:table-cell-properties style:text-align-source="fix" style:repeat-content="false" fo:wrap-option="wrap"/>
      <style:paragraph-properties fo:text-align="start"/>
      <style:text-properties style:text-position="" fo:font-size="10pt" fo:language="en" fo:country="US" style:font-size-asian="8pt" style:language-asian="en" style:country-asian="US" style:font-size-complex="4.55000019073486pt" style:language-complex="en" style:country-complex="US"/>
    </style:style>
    <style:style style:name="ce60" style:family="table-cell" style:parent-style-name="Default" style:data-style-name="N100">
      <style:table-cell-properties style:text-align-source="fix" style:repeat-content="false" fo:wrap-option="wrap"/>
      <style:paragraph-properties fo:text-align="start"/>
      <style:text-properties style:text-position="" style:font-size-complex="5.65000009536743pt"/>
    </style:style>
    <style:style style:name="ce61"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style:text-position="" fo:font-weight="bold" style:font-weight-asian="bold" style:font-weight-complex="bold"/>
    </style:style>
    <style:style style:name="ce62" style:family="table-cell" style:parent-style-name="Default" style:data-style-name="N100">
      <style:table-cell-properties style:text-align-source="fix" style:repeat-content="false" fo:wrap-option="wrap"/>
      <style:paragraph-properties fo:text-align="start"/>
      <style:text-properties style:text-position="" style:font-size-complex="5.69999980926514pt"/>
    </style:style>
    <style:style style:name="ce70" style:family="table-cell" style:parent-style-name="Default" style:data-style-name="N100">
      <style:table-cell-properties fo:border-bottom="0.06pt solid #000000" style:text-align-source="fix" style:repeat-content="false" fo:wrap-option="wrap" fo:border-left="none" fo:padding-bottom="0.0193in" fo:padding-left="0.0138in" fo:padding-right="0.0138in" fo:padding-top="0.0193in" fo:border-right="none" fo:border-top="none"/>
      <style:paragraph-properties fo:text-align="start"/>
      <style:text-properties style:text-position="" fo:font-weight="bold" style:font-weight-asian="bold" style:font-weight-complex="bold"/>
    </style:style>
    <style:style style:name="ce71" style:family="table-cell" style:parent-style-name="Default" style:data-style-name="N100">
      <style:table-cell-properties style:text-align-source="fix" style:repeat-content="false" fo:wrap-option="wrap"/>
      <style:paragraph-properties fo:text-align="start"/>
      <style:text-properties style:text-position=""/>
    </style:style>
    <style:style style:name="ce72" style:family="table-cell" style:parent-style-name="Default" style:data-style-name="N100">
      <style:table-cell-properties fo:wrap-option="wrap"/>
      <style:text-properties style:text-position=""/>
    </style:style>
    <style:style style:name="ce73" style:family="table-cell" style:parent-style-name="Default" style:data-style-name="N100">
      <style:table-cell-properties style:text-align-source="value-type" style:repeat-content="false" fo:wrap-option="wrap"/>
      <style:paragraph-properties fo:margin-left="0in"/>
      <style:text-properties style:text-position="" style:font-size-complex="5.69999980926514pt"/>
    </style:style>
    <style:style style:name="ce74" style:family="table-cell" style:parent-style-name="Default" style:data-style-name="N100">
      <style:table-cell-properties style:text-align-source="fix" style:repeat-content="false" fo:wrap-option="wrap"/>
      <style:paragraph-properties fo:text-align="start"/>
      <style:text-properties style:text-position="" style:font-size-complex="5.69999980926514pt"/>
    </style:style>
    <style:style style:name="ce80" style:family="table-cell" style:parent-style-name="Default" style:data-style-name="N100">
      <style:table-cell-properties style:text-align-source="fix" style:repeat-content="false" fo:wrap-option="wrap" fo:padding-bottom="0.0193in" fo:padding-left="0.0138in" fo:padding-right="0.0138in" fo:padding-top="0.0193in"/>
      <style:paragraph-properties fo:text-align="start"/>
      <style:text-properties style:text-position=""/>
    </style:style>
    <style:style style:name="ce81" style:family="table-cell" style:parent-style-name="Default" style:data-style-name="N100">
      <style:table-cell-properties style:text-align-source="fix" style:repeat-content="false" fo:wrap-option="wrap" fo:padding-bottom="0.0193in" fo:padding-left="0.0138in" fo:padding-right="0.0138in" fo:padding-top="0.0193in"/>
      <style:paragraph-properties fo:text-align="start"/>
      <style:text-properties style:text-position="" style:font-size-complex="5.65000009536743pt"/>
    </style:style>
    <style:style style:name="ce82" style:family="table-cell" style:parent-style-name="Default" style:data-style-name="N100">
      <style:table-cell-properties style:text-align-source="fix" style:repeat-content="false" fo:wrap-option="wrap" fo:padding-bottom="0.0193in" fo:padding-left="0.0138in" fo:padding-right="0.0138in" fo:padding-top="0.0193in"/>
      <style:paragraph-properties fo:text-align="start"/>
      <style:text-properties style:text-position="" fo:language="en" fo:country="US" fo:font-weight="normal" style:language-asian="en" style:country-asian="US" style:font-weight-asian="normal" style:font-size-complex="5.65000009536743pt" style:language-complex="en" style:country-complex="US" style:font-weight-complex="normal"/>
    </style:style>
    <style:style style:name="ce83" style:family="table-cell" style:parent-style-name="Default" style:data-style-name="N100">
      <style:table-cell-properties fo:wrap-option="wrap"/>
      <style:text-properties style:text-position="" fo:language="en" fo:country="US" style:language-asian="en" style:country-asian="US" style:font-size-complex="5.65000009536743pt" style:language-complex="en" style:country-complex="US"/>
    </style:style>
    <style:style style:name="ce87" style:family="table-cell" style:parent-style-name="Default" style:data-style-name="N100">
      <style:table-cell-properties fo:border-bottom="0.06pt solid #000000" style:text-align-source="fix" style:repeat-content="false" fo:wrap-option="wrap" fo:border-left="none" fo:padding-bottom="0.0193in" fo:padding-left="0.0138in" fo:padding-right="0.0138in" fo:padding-top="0.0193in" fo:border-right="none" fo:border-top="none"/>
      <style:paragraph-properties fo:text-align="start"/>
      <style:text-properties style:text-position="" fo:font-weight="bold" style:font-weight-asian="bold" style:font-weight-complex="bold"/>
    </style:style>
    <style:style style:name="ce88" style:family="table-cell" style:parent-style-name="Default" style:data-style-name="N100">
      <style:table-cell-properties style:text-align-source="fix" style:repeat-content="false" fo:wrap-option="wrap"/>
      <style:paragraph-properties fo:text-align="start"/>
      <style:text-properties style:text-position=""/>
    </style:style>
    <style:style style:name="ce89" style:family="table-cell" style:parent-style-name="Default" style:data-style-name="N100">
      <style:table-cell-properties style:text-align-source="fix" style:repeat-content="false" fo:wrap-option="wrap"/>
      <style:paragraph-properties fo:text-align="start"/>
      <style:text-properties style:text-position="" style:font-size-complex="5.69999980926514pt"/>
    </style:style>
    <style:style style:name="ce2" style:family="table-cell" style:parent-style-name="Default" style:data-style-name="N100">
      <style:table-cell-properties fo:border-bottom="0.06pt solid #000000" style:text-align-source="fix" style:repeat-content="false" fo:wrap-option="wrap" fo:border-left="none" fo:padding-bottom="0.0193in" fo:padding-left="0.0138in" fo:padding-right="0.0138in" fo:padding-top="0.0193in" fo:border-right="none" fo:border-top="none"/>
      <style:paragraph-properties fo:text-align="start"/>
      <style:text-properties style:text-position="" fo:font-weight="bold" style:font-weight-asian="bold" style:font-weight-complex="bold"/>
    </style:style>
    <style:style style:name="ce27" style:family="table-cell" style:parent-style-name="Default" style:data-style-name="N100">
      <style:table-cell-properties style:text-align-source="fix" style:repeat-content="false" fo:wrap-option="wrap"/>
      <style:paragraph-properties fo:text-align="start"/>
      <style:text-properties style:text-position="" fo:font-size="10pt" style:font-size-asian="10pt" style:font-size-complex="5.65000009536743pt"/>
    </style:style>
    <style:style style:name="ce7" style:family="table-cell" style:parent-style-name="Default" style:data-style-name="N100">
      <style:table-cell-properties style:text-align-source="fix" style:repeat-content="false" fo:wrap-option="wrap"/>
      <style:paragraph-properties fo:text-align="start"/>
      <style:text-properties style:text-position=""/>
    </style:style>
    <style:style style:name="ce13" style:family="table-cell" style:parent-style-name="Default" style:data-style-name="N100">
      <style:table-cell-properties style:text-align-source="fix" style:repeat-content="false" fo:wrap-option="wrap"/>
      <style:paragraph-properties fo:text-align="start"/>
      <style:text-properties style:text-position="" style:font-name="Arial" style:font-name-asian="Arial Unicode MS1" style:font-name-complex="Arial Unicode MS1"/>
    </style:style>
    <style:style style:name="ce17" style:family="table-cell" style:parent-style-name="Default" style:data-style-name="N100">
      <style:table-cell-properties style:text-align-source="fix" style:repeat-content="false" fo:wrap-option="wrap"/>
      <style:paragraph-properties fo:text-align="start"/>
      <style:text-properties style:text-position="" style:font-size-complex="5.65000009536743pt"/>
    </style:style>
    <style:style style:name="ce1" style:family="table-cell" style:parent-style-name="Default" style:data-style-name="N100">
      <style:table-cell-properties fo:wrap-option="wrap"/>
      <style:text-properties style:text-position=""/>
    </style:style>
    <style:style style:name="ce93" style:family="table-cell" style:parent-style-name="Default" style:data-style-name="N100">
      <style:table-cell-properties fo:border-bottom="0.06pt solid #000000" style:text-align-source="fix" style:repeat-content="false" fo:wrap-option="no-wrap" fo:border-left="none" fo:padding-bottom="0.0193in" fo:padding-left="0.0138in" fo:padding-right="0.0138in" fo:padding-top="0.0193in" fo:border-right="none" fo:border-top="none"/>
      <style:paragraph-properties fo:text-align="start"/>
      <style:text-properties fo:font-weight="normal" style:font-weight-asian="normal" style:font-weight-complex="normal"/>
    </style:style>
    <style:style style:name="ce94" style:family="table-cell" style:parent-style-name="Default" style:data-style-name="N100">
      <style:table-cell-properties fo:border-bottom="0.06pt solid #000000" style:text-align-source="fix" style:repeat-content="false" fo:wrap-option="wrap" fo:border-left="none" fo:padding-bottom="0.0193in" fo:padding-left="0.0138in" fo:padding-right="0.0138in" fo:padding-top="0.0193in" fo:border-right="none" fo:border-top="none"/>
      <style:paragraph-properties fo:text-align="start"/>
      <style:text-properties fo:font-weight="bold" style:font-weight-asian="bold" style:font-weight-complex="bold"/>
    </style:style>
    <style:style style:name="ce95"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fo:font-weight="bold" style:font-weight-asian="bold" style:font-weight-complex="bold"/>
    </style:style>
    <style:style style:name="ce96" style:family="table-cell" style:parent-style-name="Default" style:data-style-name="N100">
      <style:table-cell-properties style:text-align-source="fix" style:repeat-content="false" fo:wrap-option="wrap"/>
      <style:paragraph-properties fo:text-align="start"/>
    </style:style>
    <style:style style:name="ce97"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fo:font-weight="normal" style:font-weight-asian="normal" style:font-weight-complex="normal"/>
    </style:style>
    <style:style style:name="ce98" style:family="table-cell" style:parent-style-name="Default" style:data-style-name="N100">
      <style:table-cell-properties style:text-align-source="fix" style:repeat-content="false" fo:wrap-option="wrap"/>
      <style:paragraph-properties fo:text-align="start"/>
      <style:text-properties style:font-name="Arial" style:font-name-asian="Arial Unicode MS1" style:font-name-complex="Arial Unicode MS1"/>
    </style:style>
    <style:style style:name="ce99" style:family="table-cell" style:parent-style-name="Default" style:data-style-name="N100">
      <style:table-cell-properties style:text-align-source="fix" style:repeat-content="false" fo:wrap-option="wrap"/>
      <style:paragraph-properties fo:text-align="start"/>
      <style:text-properties style:font-size-complex="5.65000009536743pt"/>
    </style:style>
    <style:style style:name="ce100" style:family="table-cell" style:parent-style-name="Default" style:data-style-name="N100">
      <style:table-cell-properties style:text-align-source="fix" style:repeat-content="false" fo:wrap-option="wrap"/>
      <style:paragraph-properties fo:text-align="start"/>
      <style:text-properties style:font-size-complex="5.69999980926514pt"/>
    </style:style>
    <style:style style:name="ce101" style:family="table-cell" style:parent-style-name="Default" style:data-style-name="N100">
      <style:table-cell-properties fo:wrap-option="wrap"/>
    </style:style>
    <style:style style:name="ce102" style:family="table-cell" style:parent-style-name="Default" style:data-style-name="N100">
      <style:table-cell-properties style:text-align-source="fix" style:repeat-content="false" fo:wrap-option="wrap" fo:padding-bottom="0.0193in" fo:padding-left="0.0138in" fo:padding-right="0.0138in" fo:padding-top="0.0193in"/>
      <style:paragraph-properties fo:text-align="start"/>
    </style:style>
    <style:style style:name="T8" style:family="text">
      <style:text-properties fo:font-weight="bold" style:font-weight-asian="bold" style:font-weight-complex="bold"/>
    </style:style>
    <style:style style:name="T9" style:family="text">
      <style:text-properties fo:font-size="11pt" fo:font-weight="bold" style:font-size-asian="11pt" style:font-weight-asian="bold" style:font-size-complex="11pt" style:font-weight-complex="bold"/>
    </style:style>
    <style:style style:name="T14" style:family="text">
      <style:text-properties fo:language="en" fo:country="US" style:font-size-complex="5.69999980926514pt"/>
    </style:style>
    <style:style style:name="T15" style:family="text">
      <style:text-properties fo:font-size="10pt" fo:language="en" fo:country="US" fo:font-weight="bold" style:font-size-asian="10pt" style:font-weight-asian="bold" style:font-size-complex="5.69999980926514pt" style:font-weight-complex="bold"/>
    </style:style>
    <style:style style:name="T16" style:family="text">
      <style:text-properties fo:font-size="10pt" fo:language="en" fo:country="US" fo:font-weight="normal" style:font-size-asian="10pt" style:font-weight-asian="normal" style:font-size-complex="5.69999980926514pt" style:font-weight-complex="normal"/>
    </style:style>
    <style:style style:name="T21" style:family="text">
      <style:text-properties style:text-outline="false" style:text-line-through-style="none" fo:font-style="normal" fo:text-shadow="none" style:text-underline-style="none" style:font-name-asian="Arial Unicode MS" style:font-size-asian="8pt" style:font-style-asian="normal" style:font-weight-asian="bold" style:font-name-complex="Arial Unicode MS" style:font-size-complex="4.59999990463257pt" style:font-style-complex="normal" style:font-weight-complex="bold" style:text-emphasize="none" style:text-overline-style="none" style:text-overline-color="font-color"/>
    </style:style>
    <style:style style:name="T25" style:family="text">
      <style:text-properties style:text-outline="false" style:text-line-through-style="none" fo:font-style="normal" fo:text-shadow="none" style:text-underline-style="none" fo:font-weight="normal" style:font-name-asian="Arial Unicode MS" style:font-size-asian="8pt" style:font-style-asian="normal" style:font-weight-asian="normal" style:font-name-complex="Arial Unicode MS" style:font-size-complex="4.59999990463257pt" style:font-style-complex="normal" style:font-weight-complex="normal" style:text-emphasize="none" style:text-overline-style="none" style:text-overline-color="font-color"/>
    </style:style>
    <style:style style:name="T26" style:family="text">
      <style:text-properties style:text-outline="false" style:text-line-through-style="none" fo:font-style="normal" fo:text-shadow="none" style:text-underline-style="none" style:font-name-asian="Arial Unicode MS" style:font-size-asian="8pt" style:font-style-asian="normal" style:font-weight-asian="normal" style:font-name-complex="Arial Unicode MS" style:font-size-complex="4.59999990463257pt" style:font-style-complex="normal" style:font-weight-complex="normal" style:text-emphasize="none" style:text-overline-style="none" style:text-overline-color="font-color"/>
    </style:style>
    <style:style style:name="T17" style:family="text">
      <style:text-properties style:text-outline="false" style:text-line-through-style="none" fo:font-style="normal" fo:text-shadow="none" style:text-underline-style="none" fo:font-weight="normal" style:font-size-asian="8pt" style:font-style-asian="normal" style:font-weight-asian="normal" style:font-size-complex="4.59999990463257pt" style:font-style-complex="normal" style:font-weight-complex="normal" style:text-emphasize="none" style:text-overline-style="none" style:text-overline-color="font-color"/>
    </style:style>
    <style:style style:name="T18" style:family="text">
      <style:text-properties style:text-outline="false" style:text-line-through-style="none" fo:font-style="normal" fo:text-shadow="none" style:text-underline-style="none" fo:font-weight="bold" style:font-size-asian="8pt" style:font-style-asian="normal" style:font-weight-asian="bold" style:font-size-complex="4.59999990463257pt" style:font-style-complex="normal" style:font-weight-complex="bold" style:text-emphasize="none" style:text-overline-style="none" style:text-overline-color="font-color"/>
    </style:style>
    <style:style style:name="T19" style:family="text">
      <style:text-properties style:text-outline="false" style:text-line-through-style="none" fo:font-style="normal" fo:text-shadow="none" style:text-underline-style="none" fo:font-weight="bold" style:font-size-asian="4.5pt" style:font-style-asian="normal" style:font-weight-asian="bold" style:font-size-complex="2.59999990463257pt" style:font-style-complex="normal" style:font-weight-complex="bold" style:text-emphasize="none" style:text-overline-style="none" style:text-overline-color="font-color"/>
    </style:style>
    <style:style style:name="T20" style:family="text">
      <style:text-properties style:font-size-asian="4.5pt" style:font-size-complex="2.59999990463257pt"/>
    </style:style>
    <style:style style:name="T10" style:family="text">
      <style:text-properties style:font-size-complex="5.69999980926514pt"/>
    </style:style>
    <style:style style:name="T11" style:family="text">
      <style:text-properties fo:font-weight="bold" style:font-weight-asian="bold" style:font-size-complex="5.69999980926514pt" style:font-weight-complex="bold"/>
    </style:style>
    <style:style style:name="T27" style:family="text">
      <style:text-properties fo:font-size="12pt"/>
    </style:style>
    <style:style style:name="T28" style:family="text">
      <style:text-properties style:text-outline="false" style:text-line-through-style="none" style:font-name="Arial Unicode MS" fo:font-size="8pt" fo:font-style="normal" fo:text-shadow="none" style:text-underline-style="none" fo:font-weight="normal" style:font-name-asian="Arial Unicode MS" style:font-size-asian="8pt" style:font-style-asian="normal" style:font-weight-asian="normal" style:font-name-complex="Arial Unicode MS" style:font-size-complex="4.59999990463257pt" style:font-style-complex="normal" style:font-weight-complex="normal" style:text-emphasize="none" style:text-overline-style="none" style:text-overline-color="font-color"/>
    </style:style>
    <style:style style:name="T29" style:family="text">
      <style:text-properties style:text-outline="false" style:text-line-through-style="none" style:font-name="Arial Unicode MS" fo:font-style="normal" fo:text-shadow="none" style:text-underline-style="none" fo:font-weight="normal" style:font-name-asian="Arial Unicode MS" style:font-size-asian="8pt" style:font-style-asian="normal" style:font-weight-asian="normal" style:font-name-complex="Arial Unicode MS" style:font-size-complex="4.59999990463257pt" style:font-style-complex="normal" style:font-weight-complex="normal" style:text-emphasize="none" style:text-overline-style="none" style:text-overline-color="font-color"/>
    </style:style>
    <style:style style:name="T30" style:family="text">
      <style:text-properties style:text-outline="false" style:text-line-through-style="none" style:font-name="Arial Unicode MS" fo:font-style="normal" fo:text-shadow="none" style:text-underline-style="none" fo:font-weight="bold" style:font-name-asian="Arial Unicode MS" style:font-size-asian="8pt" style:font-style-asian="normal" style:font-weight-asian="bold" style:font-name-complex="Arial Unicode MS" style:font-size-complex="4.59999990463257pt" style:font-style-complex="normal" style:font-weight-complex="bold" style:text-emphasize="none" style:text-overline-style="none" style:text-overline-color="font-color"/>
    </style:style>
    <style:style style:name="T12" style:family="text">
      <style:text-properties fo:font-size="10pt" fo:font-weight="bold" style:font-size-asian="10pt" style:font-weight-asian="bold" style:font-size-complex="5.69999980926514pt" style:font-weight-complex="bold"/>
    </style:style>
    <style:style style:name="T13" style:family="text">
      <style:text-properties fo:font-size="10pt" style:font-size-asian="10pt" style:font-size-complex="5.69999980926514pt"/>
    </style:style>
    <style:style style:name="T35" style:family="text">
      <style:text-properties fo:font-weight="normal" style:font-weight-asian="normal" style:font-weight-complex="normal"/>
    </style:style>
    <style:style style:name="T22" style:family="text">
      <style:text-properties fo:font-weight="normal" style:font-weight-asian="normal" style:font-size-complex="5.69999980926514pt" style:font-weight-complex="normal"/>
    </style:style>
    <style:style style:name="T36" style:family="text">
      <style:text-properties fo:font-size="10pt" fo:font-weight="normal" style:font-size-asian="10pt" style:font-weight-asian="normal" style:font-size-complex="5.69999980926514pt" style:font-weight-complex="normal"/>
    </style:style>
    <style:style style:name="T38" style:family="text">
      <style:text-properties fo:font-size="12pt" fo:font-weight="bold" style:font-size-asian="12pt" style:font-weight-asian="bold" style:font-size-complex="12pt" style:font-weight-complex="bold"/>
    </style:style>
    <style:style style:name="T39" style:family="text">
      <style:text-properties fo:font-size="10pt" style:font-size-asian="10pt" style:font-weight-asian="bold" style:font-size-complex="5.69999980926514pt" style:font-weight-complex="bold"/>
    </style:style>
    <style:style style:name="T40" style:family="text">
      <style:text-properties fo:font-size="11pt" fo:font-weight="bold" style:font-size-asian="11pt" style:font-weight-asian="bold" style:font-size-complex="11pt" style:font-weight-complex="bold"/>
    </style:style>
    <style:style style:name="T41" style:family="text">
      <style:text-properties style:text-position="super 58%" fo:font-weight="bold" style:font-weight-asian="bold" style:font-size-complex="5.69999980926514pt" style:font-weight-complex="bold"/>
    </style:style>
    <style:style style:name="T42" style:family="text">
      <style:text-properties fo:font-size="12pt"/>
    </style:style>
    <style:style style:name="T43" style:family="text">
      <style:text-properties fo:font-size="12pt" fo:font-weight="bold" style:font-size-asian="12pt" style:font-weight-asian="bold" style:font-size-complex="12pt" style:font-weight-complex="bold"/>
    </style:style>
    <style:style style:name="T44" style:family="text">
      <style:text-properties fo:font-size="10pt" style:font-size-asian="10pt" style:font-size-complex="5.69999980926514pt"/>
    </style:style>
    <style:style style:name="T45" style:family="text">
      <style:text-properties fo:font-size="12pt" fo:font-weight="bold" style:font-weight-asian="bold" style:font-weight-complex="bold"/>
    </style:style>
    <style:style style:name="T46" style:family="text">
      <style:text-properties style:font-size-complex="5.69999980926514pt"/>
    </style:style>
    <style:style style:name="T47" style:family="text">
      <style:text-properties fo:font-size="11pt" fo:font-weight="bold" style:font-size-asian="11pt" style:font-weight-asian="bold" style:font-size-complex="11pt" style:font-weight-complex="bold"/>
    </style:style>
    <style:style style:name="T24" style:family="text">
      <style:text-properties style:font-size-asian="10pt" style:font-size-complex="5.69999980926514pt"/>
    </style:style>
    <style:style style:name="T49" style:family="text">
      <style:text-properties style:text-position="super 58%"/>
    </style:style>
  </office:automatic-styles>
  <office:body>
    <office:spreadsheet>
      <table:table table:name="MTF and Time Factors" table:style-name="ta1">
        <table:table-column table:style-name="co1" table:default-cell-style-name="ce14"/>
        <table:table-column table:style-name="co69" table:default-cell-style-name="ce14"/>
        <table:table-column table:style-name="co3" table:default-cell-style-name="ce14"/>
        <table:table-column table:style-name="co4" table:default-cell-style-name="ce14"/>
        <table:table-column table:style-name="co70" table:default-cell-style-name="ce14"/>
        <table:table-column table:style-name="co71" table:default-cell-style-name="ce14"/>
        <table:table-row table:style-name="ro1">
          <table:table-cell table:number-columns-repeated="6"/>
        </table:table-row>
        <table:table-row table:style-name="ro14">
          <table:table-cell table:style-name="ce15" office:value-type="string">
            <text:p>Chapter</text:p>
          </table:table-cell>
          <table:table-cell table:style-name="ce15" office:value-type="string">
            <text:p>Page</text:p>
          </table:table-cell>
          <table:table-cell table:style-name="ce15" office:value-type="string">
            <text:p>Timestamp given</text:p>
          </table:table-cell>
          <table:table-cell table:style-name="ce15" office:value-type="string">
            <text:p>Actual timestamp</text:p>
          </table:table-cell>
          <table:table-cell table:style-name="ce15" office:value-type="string">
            <text:p>Event</text:p>
          </table:table-cell>
          <table:table-cell table:style-name="ce15" office:value-type="string">
            <text:p>Notes/Comments</text:p>
          </table:table-cell>
        </table:table-row>
        <table:table-row table:style-name="ro17">
          <table:table-cell/>
          <table:table-cell office:value-type="string">
            <text:p>14</text:p>
          </table:table-cell>
          <table:table-cell office:value-type="string">
            <text:p>None given, but date is between Armistice in 1918 (November 11, 1918) and Summer of 1919.</text:p>
          </table:table-cell>
          <table:table-cell/>
          <table:table-cell office:value-type="string">
            <text:p>He began to express ideas about new inventions years ahead of the times. He begged his father and mother to let him leave school and go to work in an automobile <text:span text:style-name="T8">factor</text:span>y where he could learn about machinery and understand how to complete the inventions which he was always talking about.</text:p>
          </table:table-cell>
          <table:table-cell/>
        </table:table-row>
        <table:table-row table:style-name="ro17">
          <table:table-cell/>
          <table:table-cell office:value-type="string">
            <text:p>69</text:p>
          </table:table-cell>
          <table:table-cell office:value-type="string">
            <text:p>None given</text:p>
          </table:table-cell>
          <table:table-cell/>
          <table:table-cell office:value-type="string">
            <text:p>The Bible points the way to read the signs and the stars.</text:p>
            <text:p>St. Matthew 12: 38, 39 and 40 --</text:p>
            <text:p>"Then certain of the scribes and Pharisees answered,</text:p>
            <text:p>saying, <text:span text:style-name="T8">Master</text:span>, we would see a sign from thee."</text:p>
          </table:table-cell>
          <table:table-cell table:style-name="Default"/>
        </table:table-row>
        <table:table-row table:style-name="ro18">
          <table:table-cell/>
          <table:table-cell office:value-type="string">
            <text:p>70</text:p>
          </table:table-cell>
          <table:table-cell office:value-type="string">
            <text:p>January 24, 1927</text:p>
          </table:table-cell>
          <table:table-cell/>
          <table:table-cell office:value-type="string">
            <text:p>I have figured out the repetition of each cycle when wars will come. I believe that the wheat prices forecast coming wars. Through my study of the Bible, I have determined the major and minor time <text:span text:style-name="T8">factors</text:span> which repeat in the history of nations, men and markets.</text:p>
          </table:table-cell>
          <table:table-cell office:value-type="string">
            <text:p>Alblak, in WITS post #44232, says this is astro-based.</text:p>
          </table:table-cell>
        </table:table-row>
        <table:table-row table:style-name="ro19">
          <table:table-cell/>
          <table:table-cell office:value-type="string">
            <text:p>78-79</text:p>
          </table:table-cell>
          <table:table-cell office:value-type="string">
            <text:p>January 28, 1927</text:p>
          </table:table-cell>
          <table:table-cell/>
          <table:table-cell office:value-type="string">
            <text:p>In every law of nature there is a major and a minor; a positive, a negative, and a neutral. Therefore, in cycles there must be a lesser, a greater and intermediate cycle, or cycles within cycles. Like Ezekiel says: "Wheel within a wheel.” Time is the great <text:span text:style-name="T9">factor</text:span> that proves all things. The measurement of time first originated and is based on the earth's motion upon its axis. One of the smallest cycles, or time<text:span text:style-name="T8"> </text:span><text:span text:style-name="T9">factors</text:span>, which repeats regularly in things that are very active and have a high vibration, is the four-minute cycle. The reason for this is that the earth moves one degree every four minutes. The next cycle is 24 hours, the complete time required for the earth to make one revolution upon its axis. That is how man measured his cycle of a day. The next important cycle is one year, the time required for the earth to move</text:p>
            <text:p>around the sun. This brings about the four seasons of the year. These are the minor cycles.</text:p>
            <text:p>The major cycles run in 100 and 5000 years with variations based on minor cycles. In order to be sure of world events and important changes, it is necessary to go back at least 1000 years and prove up the cycles. We find ample proof of the 1000-year cycle in the Bible</text:p>
          </table:table-cell>
          <table:table-cell table:style-name="Default"/>
        </table:table-row>
        <table:table-row table:style-name="ro24">
          <table:table-cell table:style-name="Default"/>
          <table:table-cell office:value-type="string">
            <text:p>141-142</text:p>
          </table:table-cell>
          <table:table-cell office:value-type="string">
            <text:p>None given, but the current date is June 6, 1927.</text:p>
          </table:table-cell>
          <table:table-cell/>
          <table:table-cell office:value-type="string">
            <text:p>Returning to his room, he fell upon his knees and breathed a prayer; a prayer that only a man whose heart is filled with love for a good woman can pray. He prayed to the Universal Power that created the Universe, the <text:span text:style-name="T8">master</text:span> of land and sea, who rides on the winds and walks upon the water, to whom all power was given over heaven and earth. Prayed for strength</text:p>
            <text:p>and for guidance to do only that which was right and that the good God of the Universe would return Marie to him in safety. Prayed not only for himself, or the strength to come to him, but for Marie, for her happiness, for her safety. It was an unselfish prayer; the kind of a prayer that a mother prays when her child is lost, when she thinks nothing of herself but only of the child that she loves.</text:p>
          </table:table-cell>
          <table:table-cell table:style-name="Default"/>
        </table:table-row>
        <table:table-row table:style-name="ro20">
          <table:table-cell/>
          <table:table-cell office:value-type="string">
            <text:p>190</text:p>
          </table:table-cell>
          <table:table-cell table:number-columns-repeated="2"/>
          <table:table-cell office:value-type="string">
            <text:p>Robert said, “It is interesting to go back over history and read the opinions of the smartest men in regard to woman. Confucius said, ‘Woman is a <text:span text:style-name="T8">master</text:span>piece.’ Michelet said, ‘Woman is a miracle of divine contradictions.’ Lamartine said, ‘There is a woman at the beginning of all great things.’ I am wholly in accord with him. Go back to the bottom of every great achievement and back of it you will find the influence of a good woman. It may be a mother, sister or sweetheart, but the love of a woman is always the motive behind the great achievements of men.</text:p>
          </table:table-cell>
          <table:table-cell table:style-name="Default"/>
        </table:table-row>
        <table:table-row table:style-name="ro24">
          <table:table-cell/>
          <table:table-cell office:value-type="string">
            <text:p>197</text:p>
          </table:table-cell>
          <table:table-cell office:value-type="string">
            <text:p>Sunday, June 19, 1927</text:p>
          </table:table-cell>
          <table:table-cell/>
          <table:table-cell office:value-type="string">
            <text:p>On Sunday, June 19, 1927, Robert Gordon spent the day studying his charts and working out his cycles for stocks, cotton and grain. He was short of Major Motors and was watching it very closely. On this day he made a new and great discovery of a <text:span text:style-name="T8">time</text:span> <text:span text:style-name="T8">factor</text:span> from which he figured that Major Motors would decline until about June 30th and then start an advance which would last until about September 16th, 1927, when the Company would be 19 years old and at that time the stock would reach final high and would then go down to February to April, 1929. He figured that the stock should advance to around 270 by September 16th and made up his mind to watch it closely and cover his shorts if it went down around June 30th, and then start buying the stock.</text:p>
          </table:table-cell>
          <table:table-cell table:style-name="Default"/>
        </table:table-row>
        <table:table-row table:style-name="ro21">
          <table:table-cell/>
          <table:table-cell office:value-type="string">
            <text:p>201-202. <text:s/>Note: It is pg. 202 that has the word "factor".</text:p>
          </table:table-cell>
          <table:table-cell table:number-columns-repeated="2"/>
          <table:table-cell table:style-name="ce18" office:value-type="string">
            <text:p>Mr. Watson also told Robert how Durant had become the giant motor magnate and formed the General Motors Corporation in 1908 and had made a great success, accumulating millions before the war days and afterwards. He was in full control of General Motors and was reputed to be worth over a hundred million dollars when the stock was selling at $410.00 in the Spring of 1920. Durant was very bullish and talked of General Motors going very much higher. Deflation started in the Summer of 1920, and all stocks declined rapidly. He remained bullish, continuing to buy General Motors all the way down. The stock had been split up on a ten for one basis and the new stock which sold at $42.00 in March, 1920, an equivalent of $420.00 per share, declined to $14.00 per share in December, 1920, and finally in the Spring of 1922 sold at $8.25. He had refused to sell; in fact had bought all his brokers would let him have all the way down. When the stock declined to $15.00 per share, Durant was ruined. His fortune of over one hundred millions dollars was wiped out. The Morgans and Duponts took over his holdings at a figure reported to be around $5.00 per share, and he lost control of the gigantic corporation which had made him famous. Later Durant organized a new company and came back fast. He went back into the stock market and in the great Coolidge Bull campaign from 1924 to 1927 was again a dominant <text:span text:style-name="T8">factor</text:span> in General Motors and other stocks and was reputed to have made fifty millions, or more. The old man said that Durant was one of the very</text:p>
            <text:p>rare exceptions of men who had gone broke in Wall Street and had been able to come back after they were 60 years of age.</text:p>
          </table:table-cell>
          <table:table-cell table:style-name="Default"/>
        </table:table-row>
        <table:table-row table:style-name="ro1">
          <table:table-cell/>
          <table:table-cell office:value-type="string">
            <text:p>208</text:p>
          </table:table-cell>
          <table:table-cell table:number-columns-repeated="2"/>
          <table:table-cell office:value-type="string">
            <text:p>From Kipling's "If": If you can dream -- and not make dreams your <text:span text:style-name="T8">master</text:span>;</text:p>
          </table:table-cell>
          <table:table-cell table:style-name="Default"/>
        </table:table-row>
        <table:table-row table:style-name="ro16">
          <table:table-cell/>
          <table:table-cell table:style-name="Default" office:value-type="float" office:value="315">
            <text:p>315</text:p>
          </table:table-cell>
          <table:table-cell office:value-type="string">
            <text:p>Early part of August 1931</text:p>
          </table:table-cell>
          <table:table-cell/>
          <table:table-cell office:value-type="string">
            <text:p>In the early part of August, 1931, the attack upon St. Louis started. The United States had concentrated every available force there. Canada had sent her airplanes to patrol the Northern border, enabling the United States to withdraw more forces to protect the Central part of the country. The battle raged on and off, day and night. There were attacks and counterattacks.</text:p>
            <text:p>The United States <text:span text:style-name="T8">factor</text:span>ies were turning out airplanes now at the rate of more than 1000 per day.</text:p>
          </table:table-cell>
          <table:table-cell/>
        </table:table-row>
        <table:table-row table:style-name="ro22">
          <table:table-cell/>
          <table:table-cell office:value-type="string">
            <text:p>340</text:p>
          </table:table-cell>
          <table:table-cell office:value-type="string">
            <text:p>Dead hours of the night of October 21, 1931.</text:p>
          </table:table-cell>
          <table:table-cell/>
          <table:table-cell office:value-type="string">
            <text:p>"He is one of the ablest inventors that the United States has. The fact that he has been placed in command means that he must have made some great discovery or new invention which has inspired the United States with confidence of winning the war. While we have all the advantage in numbers, both in men, ships and ammunition, and to all appearance the United States is hopelessly crippled and will not be able to hold out much longer, one new invention by this man Gordon may mean our defeat. It is my opinion that the <text:span text:style-name="T8">facories </text:span>in Detroit, Michigan, have been working on some of his new discoveries. Our next attack should be directed at Detroit. We should capture that city and destroy the <text:span text:style-name="T8">factories</text:span> of the big automobile concerns and other manufacturing concerns there. All of these manufacturing concerns have long since been commandeered by the United States Government and are working on war weapons and ammunition."</text:p>
          </table:table-cell>
          <table:table-cell/>
        </table:table-row>
        <table:table-row table:style-name="ro23">
          <table:table-cell/>
          <table:table-cell office:value-type="string">
            <text:p>343</text:p>
          </table:table-cell>
          <table:table-cell office:value-type="string">
            <text:p>Morning of November 20, 1931.</text:p>
          </table:table-cell>
          <table:table-cell/>
          <table:table-cell office:value-type="string">
            <text:p>He found that the commanding generals had talked over the conference in Mexico and had now decided that their next attack would be on Detroit in order to destroy the <text:span text:style-name="T8">factories</text:span> there and prevent the United States continuing making airplanes and inventions which might help them to win the war. He was very happy to get the plans of the enemy. It was just what he wanted.</text:p>
          </table:table-cell>
          <table:table-cell office:value-type="string">
            <text:p>Are the location of the factories the place where the time factors are anchored? <text:s/>Thus the time factors are anchored at the time of the battle of Detroit? <text:s/>pg. 344 says the battle of Detroit was Thanksgiving night, November 24, 1931.</text:p>
          </table:table-cell>
        </table:table-row>
        <table:table-row table:style-name="ro18">
          <table:table-cell/>
          <table:table-cell office:value-type="string">
            <text:p>343</text:p>
          </table:table-cell>
          <table:table-cell office:value-type="string">
            <text:p>Morning of November 20, 1931.</text:p>
          </table:table-cell>
          <table:table-cell/>
          <table:table-cell office:value-type="string">
            <text:p>With the plans of the enemy in his possession, Supreme Commander Gordon decided to change the location of the Tunnel machines so as to protect the <text:span text:style-name="T8">factories </text:span>and large buildings in Detroit.</text:p>
          </table:table-cell>
          <table:table-cell/>
        </table:table-row>
        <table:table-row table:style-name="ro17">
          <table:table-cell/>
          <table:table-cell office:value-type="string">
            <text:p>343-344 (word factory is on pg. 344)</text:p>
          </table:table-cell>
          <table:table-cell office:value-type="string">
            <text:p>Morning of November 20, 1931.</text:p>
          </table:table-cell>
          <table:table-cell/>
          <table:table-cell office:value-type="string">
            <text:p>He arranged the machines so that when the attacking planes came over Detroit at a high altitude, he could drop them into the Tunnel thru the Air and thus prevent any harm to the</text:p>
            <text:p><text:span text:style-name="T8">factories</text:span> or buildings in Detroit. He waited patiently for an attack upon the city, but no move of any kind was made by the enemy.</text:p>
          </table:table-cell>
          <table:table-cell/>
        </table:table-row>
        <table:table-row table:style-name="ro20">
          <table:table-cell/>
          <table:table-cell office:value-type="string">
            <text:p>346</text:p>
          </table:table-cell>
          <table:table-cell table:style-name="ce16" office:value-type="string">
            <text:p>Just before 10:00 [pm, on November 24, 1931].</text:p>
          </table:table-cell>
          <table:table-cell/>
          <table:table-cell office:value-type="string">
            <text:p>As soon as the enemy discovered the firing, they turned their searchlights on our planes, located and started after them. Captain Morrison obeyed orders and retreated rapidly with the other planes following. He made straight for Detroit to the vicinity of main buildings and <text:span text:style-name="T8">factory</text:span> districts with the enemy planes in hot pursuit. Suddenly he received a radio message from Supreme Commander Gordon to descend very low and fly Northwest. At this time the Supreme Commander was in communication with Colonel Kennelworth and they had adjusted the Tunnel machines and established the Tunnel thru the Air.</text:p>
          </table:table-cell>
          <table:table-cell/>
        </table:table-row>
        <table:table-row table:style-name="ro31">
          <table:table-cell/>
          <table:table-cell office:value-type="string">
            <text:p>349</text:p>
          </table:table-cell>
          <table:table-cell office:value-type="string">
            <text:p>3:00 in the afternoon, on December 7, 1931.</text:p>
          </table:table-cell>
          <table:table-cell/>
          <table:table-cell office:value-type="string">
            <text:p>Everything was quiet and no move or attack was made until December 7th, when the enemy held a council and decided that a gigantic attack on Detroit should be made; that they should concentrate a large part of their forces there; destroy the <text:span text:style-name="T8">factories</text:span> and take Detroit; then proceed to attack New York and the Eastern Coast. The plan was to make a daylight attack and, if possible, to surprise Supreme Commander Gordon. About 3 o'clock in the afternoon the enemy planes were seen approching from the East and West. He saw that this was to be a gigantic attack because there was a larger number of planes than they had used at any time since the attack of Chicago.</text:p>
          </table:table-cell>
          <table:table-cell/>
        </table:table-row>
        <table:table-row table:style-name="ro16">
          <table:table-cell/>
          <table:table-cell office:value-type="string">
            <text:p>350</text:p>
          </table:table-cell>
          <table:table-cell office:value-type="string">
            <text:p>Within less than an hour from 3:00 in the afternoon, on December 7, 1931.</text:p>
          </table:table-cell>
          <table:table-cell/>
          <table:table-cell office:value-type="string">
            <text:p>The loss of life around the city [Detroit] had been small because the bombs which had been dropped had not reached the thickly populated sections of the city and no plane had been able to reach the <text:span text:style-name="T8">factories</text:span> or business sections where the large buildings were. The Tunnel thru</text:p>
            <text:p>the Air was protecting and keeping them away from these sections. Canadian planes had come to the assistance of the United States on the Northern border and were patrolling the other side of the river and preventing the enemy from attacking from the North.</text:p>
          </table:table-cell>
          <table:table-cell/>
        </table:table-row>
        <table:table-row table:style-name="ro16">
          <table:table-cell/>
          <table:table-cell office:value-type="string">
            <text:p>352</text:p>
          </table:table-cell>
          <table:table-cell office:value-type="string">
            <text:p>Second attack on Detroit happened at 3:00 in the afternoon on December 7, 1931.</text:p>
          </table:table-cell>
          <table:table-cell/>
          <table:table-cell office:value-type="string">
            <text:p>The defeat at the second attack of Detroit had indeed put the fear of God in the hearts of the Enemy, but they had not by any means lost hope. They were getting recruits rapidly from Europe. Every nation was building airplanes as fast as the <text:span text:style-name="T8">factories</text:span> could turn them out and sending them to the United States to aid their allies. Practically every nation on the face of the earth, outside of France, Canada and a few countries in South America and Australia, had joined against the United States.</text:p>
          </table:table-cell>
          <table:table-cell table:style-name="Default"/>
        </table:table-row>
        <table:table-row table:style-name="ro20">
          <table:table-cell office:value-type="string">
            <text:p>36</text:p>
          </table:table-cell>
          <table:table-cell office:value-type="string">
            <text:p>407</text:p>
          </table:table-cell>
          <table:table-cell office:value-type="string">
            <text:p>Date: August 30, 1932. <text:s/>Time is more than one hour after 11:00 [am], thus after 12:00 pm.</text:p>
          </table:table-cell>
          <table:table-cell/>
          <table:table-cell office:value-type="string">
            <text:p>The conference convened about 10 A.M. on August 30th. All of the officials were seated by 11 o'clock and shortly after, Supreme Commander Gordon escorted by the President of the United States, General Walter Kennelworth and his wife General Edna Kennelworth, arrived. The applause lasted for more than one hour. When it had died down, General Pearson stepped to the center of the platform, and grasped the Supreme Commander's hand and raised it before the vast throng and said, "Commanders, rulers, kings and officials of all nations, this is our lord and <text:span text:style-name="T8">master</text:span>, whose will is law. Whatever he says, we will abide by.</text:p>
          </table:table-cell>
          <table:table-cell table:style-name="Default"/>
        </table:table-row>
        <table:table-row table:style-name="ro14">
          <table:table-cell table:style-name="Default" table:number-columns-repeated="6"/>
        </table:table-row>
        <table:table-row table:style-name="ro14" table:number-rows-repeated="1048553">
          <table:table-cell table:number-columns-repeated="6"/>
        </table:table-row>
        <table:table-row table:style-name="ro14">
          <table:table-cell table:number-columns-repeated="6"/>
        </table:table-row>
      </table:table>
      <table:table table:name="St. Marie" table:style-name="ta1" table:print="false">
        <table:table-column table:style-name="co72" table:default-cell-style-name="ce21"/>
        <table:table-column table:style-name="co73" table:default-cell-style-name="ce21"/>
        <table:table-column table:style-name="co74" table:default-cell-style-name="ce21"/>
        <table:table-column table:style-name="co75" table:default-cell-style-name="ce21"/>
        <table:table-column table:style-name="co76" table:default-cell-style-name="ce21"/>
        <table:table-column table:style-name="co74" table:default-cell-style-name="ce21"/>
        <table:table-column table:style-name="co4" table:number-columns-repeated="1018" table:default-cell-style-name="ce21"/>
        <table:table-row table:style-name="ro13">
          <table:table-cell table:style-name="ce19" office:value-type="string">
            <text:p>rluu: The St. Marie is a small Ezekiel Airplane. <text:s/>Read document <text:s/>“EzekielAirplane.odt” which is the text describing the Ezekiel Airplane. <text:s/></text:p>
          </table:table-cell>
          <table:table-cell table:style-name="ce24" table:number-columns-repeated="5"/>
          <table:table-cell table:style-name="ce42" table:number-columns-repeated="1018"/>
        </table:table-row>
        <table:table-row table:style-name="ro13">
          <table:table-cell table:style-name="ce19" office:value-type="string">
            <text:p>rluu: This spreadsheet page will just have the information about the St. Marie, and its uses starting from when it was identified.</text:p>
          </table:table-cell>
          <table:table-cell table:style-name="ce24" table:number-columns-repeated="5"/>
          <table:table-cell table:style-name="ce42" table:number-columns-repeated="1018"/>
        </table:table-row>
        <table:table-row table:style-name="ro13">
          <table:table-cell table:style-name="ce19" office:value-type="string">
            <text:p>rluu: See WITS posts: #19629, #18658, and the reloaded 118 post.</text:p>
          </table:table-cell>
          <table:table-cell table:style-name="ce24" table:number-columns-repeated="5"/>
          <table:table-cell table:style-name="ce42" table:number-columns-repeated="1018"/>
        </table:table-row>
        <table:table-row table:style-name="ro13">
          <table:table-cell table:style-name="ce15" office:value-type="string">
            <text:p>Chapter</text:p>
          </table:table-cell>
          <table:table-cell table:style-name="ce15" office:value-type="string">
            <text:p>Page</text:p>
          </table:table-cell>
          <table:table-cell table:style-name="ce15" office:value-type="string">
            <text:p>Timestamp given</text:p>
          </table:table-cell>
          <table:table-cell table:style-name="ce15" office:value-type="string">
            <text:p>Actual timestamp</text:p>
          </table:table-cell>
          <table:table-cell table:style-name="ce15" office:value-type="string">
            <text:p>Event</text:p>
          </table:table-cell>
          <table:table-cell table:style-name="ce15" office:value-type="string">
            <text:p>Notes/Comments</text:p>
          </table:table-cell>
          <table:table-cell table:number-columns-repeated="1018"/>
        </table:table-row>
        <table:table-row table:style-name="ro32">
          <table:table-cell table:style-name="ce20"/>
          <table:table-cell table:style-name="ce20" office:value-type="float" office:value="96">
            <text:p>96</text:p>
          </table:table-cell>
          <table:table-cell table:style-name="ce20" office:value-type="string">
            <text:p>None given, but between April 25, 1927 and April 30, 1927.</text:p>
          </table:table-cell>
          <table:table-cell table:style-name="ce20"/>
          <table:table-cell table:style-name="ce20" office:value-type="string">
            <text:p>Mr. Kennelworth had held his cotton and profits were accumulating fast for him.</text:p>
            <text:p>He congratulated Robert on his wonderful prediction that the flood came as he forecast. Marie was watching the papers so she wired Robert as follows: YOU ARE A WONDER THE MARKET IS MAKING GOOD AND WE</text:p>
            <text:p>ARE GOING TO WIN I AM WITH YOU ALWAYS LOVE</text:p>
            <text:p>MARIE.</text:p>
          </table:table-cell>
          <table:table-cell table:style-name="ce20"/>
          <table:table-cell table:number-columns-repeated="1018"/>
        </table:table-row>
        <table:table-row table:style-name="ro33">
          <table:table-cell office:value-type="string">
            <text:p>19</text:p>
          </table:table-cell>
          <table:table-cell office:value-type="string">
            <text:p>224-225</text:p>
          </table:table-cell>
          <table:table-cell table:style-name="ce28" office:value-type="string">
            <text:p><text:s/>In the early part of 1928</text:p>
          </table:table-cell>
          <table:table-cell/>
          <table:table-cell table:style-name="ce31" office:value-type="string">
            <text:p><text:span text:style-name="T14">In the early part of 1928 Robert calculated that war was inevitable between England and Russia. He </text:span><text:span text:style-name="T14">figured that the war would start not later than the summer and that many nations would be involved </text:span><text:span text:style-name="T14">and that later an attack on the United States would come. </text:span><text:span text:style-name="T15">His first airplane was now completed</text:span><text:span text:style-name="T14">, -- a </text:span><text:span text:style-name="T14">small one according to the plan laid down by Ezekiel in the Bible. The plane had four wings and </text:span><text:span text:style-name="T14">could fly on either one of its four sides. It had a new motor with 12 cylinders and could be operated </text:span><text:span text:style-name="T14">either with gas, electricity or compressed air. He had constructed a wheel within a wheel so that he </text:span><text:span text:style-name="T14">could lower his plane and land anywhere he chose and could rise straight up. One motor had a</text:span></text:p>
            <text:p><text:span text:style-name="T14">propeller in the center of the plane to lift it up while the other motor started its direct motion. He </text:span><text:span text:style-name="T14">could drive his plane backwards or forwards. It was a great success and the </text:span><text:span text:style-name="T15">boy wizard of Wall </text:span><text:span text:style-name="T15">Street </text:span><text:span text:style-name="T16">[connection to page 200] </text:span><text:span text:style-name="T14">was now hailed as </text:span><text:span text:style-name="T15">a new Lindbergh of the air</text:span><text:span text:style-name="T14">. There was an extra </text:span><text:span text:style-name="T14">motor built with a collapsible propeller so that he could shift it from the center of the airplane to the </text:span><text:span text:style-name="T14">tail, enabling it to go backward or forward as he willed. The wings were so arranged that they could </text:span><text:span text:style-name="T14">either remain stationary or be set in motion up or down by motor. This was a new and valuable </text:span><text:span text:style-name="T14">feature in the construction of airplanes. </text:span></text:p>
          </table:table-cell>
          <table:table-cell table:style-name="ce38" office:value-type="string">
            <text:p><text:span text:style-name="T21">This is describing his first airplane, the St. Marie. <text:s/>Regarding “</text:span><text:span text:style-name="T25">boy wizard of Wall Street”, </text:span><text:span text:style-name="T25">there's a </text:span><text:span text:style-name="T26">connection to page 200. <text:s/>It is strange that the boy and wizard are not capitalized. <text:s/></text:span></text:p>
          </table:table-cell>
          <table:table-cell table:number-columns-repeated="1018"/>
        </table:table-row>
        <table:table-row table:style-name="ro16">
          <table:table-cell table:style-name="ce22" office:value-type="string">
            <text:p>19</text:p>
          </table:table-cell>
          <table:table-cell table:style-name="ce22" office:value-type="string">
            <text:p>225</text:p>
          </table:table-cell>
          <table:table-cell table:style-name="ce28" office:value-type="string">
            <text:p><text:s/>In the early part of 1928</text:p>
          </table:table-cell>
          <table:table-cell table:style-name="ce22"/>
          <table:table-cell table:style-name="ce32" office:value-type="string">
            <text:p><text:span text:style-name="T17">Robert's next invention was to build a </text:span><text:span text:style-name="T18">silent motor, </text:span><text:span text:style-name="T19">or a muffler</text:span><text:span text:style-name="T20">, which would prevent any </text:span><text:span text:style-name="T20">sound. He knew that this would be very useful in war. After he had completed this invention, </text:span><text:span text:style-name="T20">tested it and proved it a success, he offered it to the United States Government, but after the </text:span><text:span text:style-name="T20">army officers, who knew very little about this new invention had looked it over, they refused </text:span><text:span text:style-name="T20">it. Robert then sailed away in his new plane which he had named </text:span><text:span text:style-name="T19">"The St. Marie." </text:span></text:p>
          </table:table-cell>
          <table:table-cell table:style-name="ce39"/>
          <table:table-cell table:number-columns-repeated="1018"/>
        </table:table-row>
        <table:table-row table:style-name="ro17">
          <table:table-cell office:value-type="string">
            <text:p>19</text:p>
          </table:table-cell>
          <table:table-cell office:value-type="string">
            <text:p>225</text:p>
          </table:table-cell>
          <table:table-cell office:value-type="string">
            <text:p>Spring of 1928</text:p>
          </table:table-cell>
          <table:table-cell/>
          <table:table-cell table:style-name="ce33" office:value-type="string">
            <text:p><text:span text:style-name="T18">He visited England, France, Germany and in the Spring of 1928 made the longest </text:span><text:span text:style-name="T18">successful flight to Japan, where he was received with great honor. </text:span><text:span text:style-name="T17">Japan was very </text:span><text:span text:style-name="T17">much interested in his new plane and in his muffler. The Japanese Government quickly </text:span><text:span text:style-name="T17">closed a deal and bought his invention for a large sum of money.</text:span></text:p>
          </table:table-cell>
          <table:table-cell office:value-type="string">
            <text:p>RG visited these places in the St. Marie.</text:p>
          </table:table-cell>
          <table:table-cell table:number-columns-repeated="1018"/>
        </table:table-row>
        <table:table-row table:style-name="ro34">
          <table:table-cell table:style-name="ce23" office:value-type="string">
            <text:p>19</text:p>
          </table:table-cell>
          <table:table-cell table:style-name="ce23" office:value-type="string">
            <text:p>225</text:p>
          </table:table-cell>
          <table:table-cell table:style-name="ce29" office:value-type="string">
            <text:p>Summer of 1928</text:p>
          </table:table-cell>
          <table:table-cell table:style-name="ce29"/>
          <table:table-cell table:style-name="ce34" office:value-type="string">
            <text:p><text:span text:style-name="T10"><text:s/></text:span><text:span text:style-name="T10">While in Japan Robert was entertained and introduced to many beautiful titled ladies and </text:span><text:span text:style-name="T10">prominent men, but he remained loyal to Marie for his great success had not turned his </text:span><text:span text:style-name="T10">head. He was still searching for Marie, always hoping to find her. </text:span><text:span text:style-name="T11">He returned to New York </text:span><text:span text:style-name="T11">[from Japan] in the Summer of 1928</text:span><text:span text:style-name="T10"> and was now reputed as being worth more than a </text:span><text:span text:style-name="T10">million dollars, after making more successful deals in stocks, cotton and wheat.</text:span></text:p>
          </table:table-cell>
          <table:table-cell table:style-name="ce40" office:value-type="string">
            <text:p><text:span text:style-name="T27">Note that Summer of 1928 is highlighted, and then a specific part of the </text:span><text:span text:style-name="T27">month is given for the same event </text:span><text:span text:style-name="T28"><text:s/>(on page 226)</text:span><text:span text:style-name="T27">. <text:s/>Thus, Gann wants us to pay </text:span><text:span text:style-name="T27">attention to the season here. <text:s/></text:span></text:p>
          </table:table-cell>
          <table:table-cell table:number-columns-repeated="1018"/>
        </table:table-row>
        <table:table-row table:style-name="ro35">
          <table:table-cell office:value-type="string">
            <text:p>19</text:p>
          </table:table-cell>
          <table:table-cell office:value-type="string">
            <text:p>226</text:p>
          </table:table-cell>
          <table:table-cell office:value-type="string">
            <text:p>May 1928</text:p>
          </table:table-cell>
          <table:table-cell/>
          <table:table-cell table:style-name="ce34" office:value-type="string">
            <text:p><text:s/>In May, 1928, Walter received a <text:span text:style-name="T8">radio</text:span>gram from Robert saying that <text:span text:style-name="T8">he was leaving Japan </text:span><text:span text:style-name="T8">the latter part of the month and was going to sail "The St. Marie" back to New York. </text:span>Walter and Miss Edna Quinton, the secretary, had followed the newspaper reports of the <text:span text:style-name="T8">great reception</text:span> <text:span text:style-name="T8">tendered Robert by the officials of the Japanese Government </text:span>and the report of the large amount of money they had paid for his <text:span text:style-name="T8">noiseless patent for air planes.</text:span> Walter was going to graduate in June so he wrote his father and informed him that Robert was returning to New York soon with <text:span text:style-name="T8">great honors </text:span>and he thought it appropriate to have a big celebration for him when he arrived. As his father was coming to New York anyway for the graduation exercises, he suggested that he be there to greet Robert on his triumphant <text:span text:style-name="T8">return.</text:span></text:p>
          </table:table-cell>
          <table:table-cell table:style-name="ce41" office:value-type="string">
            <text:p>What is a <text:span text:style-name="T8">radio</text:span>gram? <text:s/><text:span text:style-name="T29">Note also, that they greet Robert on his </text:span><text:span text:style-name="T30">return</text:span><text:span text:style-name="T29">.</text:span></text:p>
          </table:table-cell>
          <table:table-cell table:number-columns-repeated="1018"/>
        </table:table-row>
        <table:table-row table:style-name="ro17">
          <table:table-cell office:value-type="string">
            <text:p>19</text:p>
          </table:table-cell>
          <table:table-cell office:value-type="string">
            <text:p>227</text:p>
          </table:table-cell>
          <table:table-cell table:style-name="ce30" office:value-type="string">
            <text:p>May 1928</text:p>
          </table:table-cell>
          <table:table-cell/>
          <table:table-cell table:style-name="ce35" office:value-type="string">
            <text:p><text:span text:style-name="T10">[RG] had built the most marvelous</text:span><text:span text:style-name="T11"> airplane of the age</text:span><text:span text:style-name="T10">; invented a muffler to make an </text:span><text:span text:style-name="T10">airplane noiseless; had </text:span><text:span text:style-name="T11">driven</text:span><text:span text:style-name="T10"> his own plane, </text:span><text:span text:style-name="T11">"The St. Marie" to Japan</text:span><text:span text:style-name="T10"> where he had been </text:span><text:span text:style-name="T10">received with great honors and the Japanese Government had bought his invention for </text:span><text:span text:style-name="T10">making airplanes silent.</text:span></text:p>
          </table:table-cell>
          <table:table-cell table:number-columns-repeated="1019"/>
        </table:table-row>
        <table:table-row table:style-name="ro23">
          <table:table-cell table:style-name="ce14" office:value-type="string">
            <text:p>19</text:p>
          </table:table-cell>
          <table:table-cell table:style-name="ce14" office:value-type="string">
            <text:p>227-228</text:p>
          </table:table-cell>
          <table:table-cell table:style-name="ce14" office:value-type="string">
            <text:p>June 9, 1928</text:p>
          </table:table-cell>
          <table:table-cell table:style-name="ce14"/>
          <table:table-cell table:style-name="ce36" office:value-type="string">
            <text:p><text:span text:style-name="T10"><text:s/></text:span><text:span text:style-name="T10">On June 9th Robert Gordon's 22nd birthday, the great reception took place. The special </text:span><text:span text:style-name="T10">train bearing the leading citizens of Texarkana arrived, Robert had landed at the new airport </text:span><text:span text:style-name="T10">on </text:span><text:span text:style-name="T11">Governor's Island [New York] </text:span><text:span text:style-name="T10">without any mishap to </text:span><text:span text:style-name="T11">his plane</text:span><text:span text:style-name="T10">. </text:span><text:span text:style-name="T11">"The St. Marie" had </text:span><text:span text:style-name="T11">per</text:span><text:span text:style-name="T12">formed perfectly, making the trip from Japan at an </text:span><text:span text:style-name="T11">average speed of over 300 </text:span><text:span text:style-name="T11">miles per hour. </text:span></text:p>
          </table:table-cell>
          <table:table-cell table:number-columns-repeated="1019"/>
        </table:table-row>
        <table:table-row table:style-name="ro20">
          <table:table-cell table:style-name="ce14" office:value-type="string">
            <text:p>20</text:p>
          </table:table-cell>
          <table:table-cell table:style-name="ce14" office:value-type="string">
            <text:p>237</text:p>
          </table:table-cell>
          <table:table-cell table:style-name="ce14" office:value-type="string">
            <text:p>Near the end of 1928.</text:p>
          </table:table-cell>
          <table:table-cell table:style-name="ce14"/>
          <table:table-cell table:style-name="ce36" office:value-type="string">
            <text:p>As the end of 1928 neared, war was already raging in Europe. England and Russia had already gone to war as Robert had predicted. Complications were developing quick and fast and war clouds were gathering. Robert knew that it was only a question of a short time when the United States with all of its gold supply, would be attacked and there would be a great battle in the air. Great progress had been made in aviation. Airplanes were carrying mail at the rate of <text:span text:style-name="T8">300 miles per hour</text:span>. Passenger lines were now starting all over the United States.</text:p>
          </table:table-cell>
          <table:table-cell office:value-type="string">
            <text:p>Reference to an airplane speed that is approximately equal to the St. Marie. <text:s/>(The St. Marie has an average speed of over 300 mph).</text:p>
          </table:table-cell>
          <table:table-cell table:number-columns-repeated="1018"/>
        </table:table-row>
        <table:table-row table:style-name="ro21">
          <table:table-cell office:value-type="string">
            <text:p>20</text:p>
          </table:table-cell>
          <table:table-cell office:value-type="string">
            <text:p>240</text:p>
          </table:table-cell>
          <table:table-cell office:value-type="string">
            <text:p>A short time after the middle of January, 1929</text:p>
          </table:table-cell>
          <table:table-cell/>
          <table:table-cell table:style-name="ce34" office:value-type="string">
            <text:p><text:s/>He was so strongly impressed with the dream [of Marie in Paris] that he decided to leave at once. Told Walter to give the mechanics instructions to <text:span text:style-name="T8">put his old ship "The St. Marie" in </text:span><text:span text:style-name="T8">shape to sail at once. It was a matter of only a couple of days until they reported that </text:span><text:span text:style-name="T8">"The St. Marie" was in perfect shape and could stand a trip around the world. </text:span>There was to be a great convention of all the nations on aviation in Paris and Robert decided that he wanted to be there for it, but the main incentive for the trip was his dream. Robert had no trouble in securing letters of introduction to prominent people in London and Paris. When he said good-bye to Walter and Edna, they wished him Godspeed, told him that they hoped his dream would become a reality and that he would find Marie, but they knew that he was not the same Robert of old. He acted as tho his spirit was broken. On the<text:span text:style-name="T8"> morning of February </text:span><text:span text:style-name="T8">2nd, 1929, Robert started his flight to Paris and arrived there promptly in the evening</text:span> and went to visit some friends and acquaintances. After talking over the war situation and his forecasts of the great war yet to come, <text:span text:style-name="T8">he decided to visit friends in London.</text:span> England and Russia were waging their battles in the air and doing very little land fighting. Despite the good start that England had made, Russia and her allies were getting the best of the victory. <text:span text:style-name="T8">Robert found London very uninteresting.</text:span> Up to this time he had heard nothing of Marie and <text:span text:style-name="T8">decided to return to Paris.</text:span></text:p>
          </table:table-cell>
          <table:table-cell table:number-columns-repeated="1019"/>
        </table:table-row>
        <table:table-row table:style-name="ro17">
          <table:table-cell table:style-name="ce23" office:value-type="string">
            <text:p>20</text:p>
          </table:table-cell>
          <table:table-cell table:style-name="ce23" office:value-type="string">
            <text:p>243</text:p>
          </table:table-cell>
          <table:table-cell table:style-name="ce29" office:value-type="string">
            <text:p>Latter part of Feburary 1929</text:p>
          </table:table-cell>
          <table:table-cell table:style-name="ce29"/>
          <table:table-cell table:style-name="ce37" office:value-type="string">
            <text:p><text:span text:style-name="T10"><text:s/></text:span><text:span text:style-name="T10">RG attends the Aviators' Costume Ball to take place in the Hotel Lafayette. </text:span><text:span text:style-name="T13"><text:s/>They asked </text:span><text:span text:style-name="T13">Robert if he did not have a plane to </text:span><text:span text:style-name="T10">enter or if he could not demonstrate something with </text:span><text:span text:style-name="T11">"The St. Marie."</text:span><text:span text:style-name="T10"> He told them that his health was not good and that he was not interested in </text:span><text:span text:style-name="T10">entering a plane at this time. </text:span></text:p>
          </table:table-cell>
          <table:table-cell table:number-columns-repeated="1019"/>
        </table:table-row>
        <table:table-row table:style-name="ro16">
          <table:table-cell office:value-type="string">
            <text:p>20</text:p>
          </table:table-cell>
          <table:table-cell office:value-type="string">
            <text:p>246</text:p>
          </table:table-cell>
          <table:table-cell office:value-type="string">
            <text:p>Early part of March 1929.</text:p>
          </table:table-cell>
          <table:table-cell/>
          <table:table-cell table:style-name="ce37" office:value-type="string">
            <text:p><text:span text:style-name="T10"><text:s/></text:span><text:span text:style-name="T10">In the </text:span><text:span text:style-name="T11">early part of March</text:span><text:span text:style-name="T10"> a lot of the aviators were returning from </text:span><text:span text:style-name="T11">Paris</text:span><text:span text:style-name="T10"> to </text:span><text:span text:style-name="T11">New York</text:span><text:span text:style-name="T10"> after </text:span><text:span text:style-name="T10">the convention and Robert decided to go home with them. They insisted that he was not </text:span><text:span text:style-name="T10">physically able to sail </text:span><text:span text:style-name="T11">"The St. Marie"</text:span><text:span text:style-name="T10"> alone and sent a pilot along with him. The trip was </text:span><text:span text:style-name="T10">uneventful and on </text:span><text:span text:style-name="T11">March 5th</text:span><text:span text:style-name="T10"> Robert arrived in New York. On his arrival he went </text:span><text:span text:style-name="T10">immediately to his office and laboratories where he found Walter and Edna </text:span><text:span text:style-name="T13">glad to see him. </text:span><text:span text:style-name="T13">They told him that he looked much </text:span><text:span text:style-name="T10">improved in health.</text:span></text:p>
          </table:table-cell>
          <table:table-cell table:number-columns-repeated="1019"/>
        </table:table-row>
        <table:table-row table:style-name="ro26">
          <table:table-cell office:value-type="string">
            <text:p>27</text:p>
          </table:table-cell>
          <table:table-cell office:value-type="string">
            <text:p>300</text:p>
          </table:table-cell>
          <table:table-cell table:number-columns-repeated="2"/>
          <table:table-cell table:style-name="ce28" office:value-type="string">
            <text:p>When Robert arrived in New York, Edna told him about the great fortune which she had made on the short side of the market and how when she received the good news by secret radio of his capture of the "Tokyo J-1" she calculated that as soon as it was generally known, it would restore confidence and stocks would have a big rally. She hastily covered all the short contracts and bought stocks for long account. The following afternoon when the big headlines announced the capture of the Tokyo, traders all rushed to buy and the market advanced rapidly. She said "Mr. Gordon, do you know the market is following the forecast which you mapped out in 1927?" He said, "I have been so worried over the war and my dishonor that I haven't had time to think about making money. If General Pearson hadn't proved to be a good friend, I</text:p>
            <text:p>would still be in prison. Now I must use some of my inventions to help my country and prove to them that I did act for the best and that I am loyal." Edna asked if he thought there was any hope of the terrible war ending soon. "No," he replied, "it will get worse in <text:span text:style-name="T8">1931</text:span> when many other nations will join against us. The end will not come until the <text:span text:style-name="T8">Summer or Fall of </text:span><text:span text:style-name="T8">1932</text:span>." "That is dreadful," she said, "if it lasts that long, they will destroy every large city in the United States unless something is done to beat them."</text:p>
          </table:table-cell>
          <table:table-cell office:value-type="string">
            <text:p>This is the text on page 300 (related to the speed of the St. Marie).</text:p>
          </table:table-cell>
          <table:table-cell table:number-columns-repeated="1018"/>
        </table:table-row>
        <table:table-row table:style-name="ro23">
          <table:table-cell office:value-type="string">
            <text:p>29</text:p>
          </table:table-cell>
          <table:table-cell office:value-type="string">
            <text:p>336</text:p>
          </table:table-cell>
          <table:table-cell office:value-type="string">
            <text:p>Between October 3, 1931 [pg. 320] and October 15, 1931 [pg. 338].</text:p>
          </table:table-cell>
          <table:table-cell/>
          <table:table-cell table:style-name="ce34" office:value-type="string">
            <text:p><text:span text:style-name="T10">Supreme Commander Gordon departed from Washington that night in the old </text:span><text:span text:style-name="T11">“St. Marie”</text:span><text:span text:style-name="T10"> </text:span><text:span text:style-name="T10">which he had ordered brought to Washington to convey him back, taking with him Colonel </text:span><text:span text:style-name="T10">Walter Kennelworth. He had instructed </text:span><text:span text:style-name="T13"><text:s/>Colonel Edna Kennelworth to meet him at the </text:span><text:span text:style-name="T13">Mammouth </text:span><text:span text:style-name="T10">Building in New York. On arrival he proceeded at once to put the top floor in </text:span><text:span text:style-name="T10">order for the “Demon of Death” to be moved in.</text:span></text:p>
          </table:table-cell>
          <table:table-cell table:number-columns-repeated="1019"/>
        </table:table-row>
        <table:table-row table:style-name="ro20">
          <table:table-cell/>
          <table:table-cell office:value-type="string">
            <text:p>339</text:p>
          </table:table-cell>
          <table:table-cell office:value-type="string">
            <text:p>The dead hours of the night on October 21, 1931.</text:p>
          </table:table-cell>
          <table:table-cell/>
          <table:table-cell table:style-name="ce34" office:value-type="string">
            <text:p>When the Council had convened in the City of Mexico, General Nagato, the commander of the Japanese army, arose and said: “Supreme Commander Robert Gordon now in charge of the United States forces is well known to us. He is the man who made the first flight from New York City to Japan in 1927, traveling at a speed of more than 300 miles per hour. He is the man who invented the muffler which made our airplanes noiseless. We bought it from him and it helped us to successfully wage this war.</text:p>
          </table:table-cell>
          <table:table-cell office:value-type="string">
            <text:p>rluu: I could not find this flight (NYC to Japan in 1927) in the book. <text:s/>Lindbergh makes a flight in 1927. <text:s/>RG made a trip Spring and Summer 1928 (pg. 225, pg. 227-228), in the St. Marie, which goes at &gt; 300 mph.</text:p>
          </table:table-cell>
          <table:table-cell table:number-columns-repeated="1018"/>
        </table:table-row>
        <table:table-row table:style-name="ro16">
          <table:table-cell/>
          <table:table-cell office:value-type="string">
            <text:p>368</text:p>
          </table:table-cell>
          <table:table-cell office:value-type="string">
            <text:p>None given, but the battle of New York started 10 minutes after 10 o'clock [pm, June 8, 1932] and ends at 12:30 [am, June 9, 1932].</text:p>
          </table:table-cell>
          <table:table-cell/>
          <table:table-cell table:style-name="ce34" office:value-type="string">
            <text:p>When reports came to headquarters in Washington that the enemy had attacked New York with more than 100,000 airplanes; that they had all been destroyed or captured; that New York was safe, and prepared for further attacks, there was great rejoicing. The President of the United States hurried to the War Office, ordered the swiftest plane to convey him to New York City to congratulate Supreme Commander Gordon. He was given a fast plane which could travel more than <text:span text:style-name="T8">300 miles per hour</text:span>.</text:p>
          </table:table-cell>
          <table:table-cell office:value-type="string">
            <text:p>Reference to an airplane speed that matches the St. Marie.</text:p>
          </table:table-cell>
          <table:table-cell table:number-columns-repeated="1018"/>
        </table:table-row>
        <table:table-row table:style-name="ro16">
          <table:table-cell office:value-type="string">
            <text:p>36</text:p>
          </table:table-cell>
          <table:table-cell office:value-type="string">
            <text:p>416</text:p>
          </table:table-cell>
          <table:table-cell office:value-type="string">
            <text:p>Current date is August 30, 1932.</text:p>
          </table:table-cell>
          <table:table-cell/>
          <table:table-cell office:value-type="string">
            <text:p>The letter reads:</text:p>
            <text:p>"'DEAREST ROBERT:</text:p>
            <text:p>"'According to your faith be I unto you. Love will always</text:p>
            <text:p>have faith, understand and wait. Time proves all things. You</text:p>
            <text:p>will get everything you want. I will come to you when I</text:p>
            <text:p>mean the most, and your need for love is the greate<text:span text:style-name="T8">st. MARIE.'</text:span></text:p>
          </table:table-cell>
          <table:table-cell table:number-columns-repeated="1019"/>
        </table:table-row>
        <table:table-row table:style-name="ro14" table:number-rows-repeated="1048554">
          <table:table-cell table:number-columns-repeated="1024"/>
        </table:table-row>
        <table:table-row table:style-name="ro14">
          <table:table-cell table:number-columns-repeated="1024"/>
        </table:table-row>
      </table:table>
      <table:table table:name="Muffler" table:style-name="ta1" table:print="false">
        <table:table-column table:style-name="co12" table:default-cell-style-name="ce54"/>
        <table:table-column table:style-name="co68" table:default-cell-style-name="ce54"/>
        <table:table-column table:style-name="co77" table:default-cell-style-name="ce54"/>
        <table:table-column table:style-name="co75" table:default-cell-style-name="ce54"/>
        <table:table-column table:style-name="co78" table:default-cell-style-name="ce54"/>
        <table:table-column table:style-name="co79" table:default-cell-style-name="ce54"/>
        <table:table-column table:style-name="co4" table:number-columns-repeated="1018" table:default-cell-style-name="ce54"/>
        <table:table-row table:style-name="ro13">
          <table:table-cell table:style-name="Default" office:value-type="string">
            <text:p>Results of searches for keywords: muffler, noiseless , and silent (silent related to motor).</text:p>
          </table:table-cell>
          <table:table-cell table:style-name="ce52" table:number-columns-repeated="5"/>
          <table:table-cell table:number-columns-repeated="1018"/>
        </table:table-row>
        <table:table-row table:style-name="ro14">
          <table:table-cell table:style-name="ce52" office:value-type="string">
            <text:p>Chapter</text:p>
          </table:table-cell>
          <table:table-cell table:style-name="ce52" office:value-type="string">
            <text:p>Page</text:p>
          </table:table-cell>
          <table:table-cell table:style-name="ce52" office:value-type="string">
            <text:p>Timestamp given</text:p>
          </table:table-cell>
          <table:table-cell table:style-name="ce52" office:value-type="string">
            <text:p>Actual timestamp</text:p>
          </table:table-cell>
          <table:table-cell table:style-name="ce52" office:value-type="string">
            <text:p>Event</text:p>
          </table:table-cell>
          <table:table-cell table:style-name="ce52" office:value-type="string">
            <text:p>Notes/Comments</text:p>
          </table:table-cell>
          <table:table-cell table:number-columns-repeated="1018"/>
        </table:table-row>
        <table:table-row table:style-name="ro16">
          <table:table-cell table:style-name="ce53" office:value-type="string">
            <text:p>19</text:p>
          </table:table-cell>
          <table:table-cell table:style-name="ce53" office:value-type="string">
            <text:p>225</text:p>
          </table:table-cell>
          <table:table-cell table:style-name="ce56" office:value-type="string">
            <text:p><text:s/>In the early part of 1928</text:p>
          </table:table-cell>
          <table:table-cell table:style-name="ce53"/>
          <table:table-cell table:style-name="ce58" office:value-type="string">
            <text:p><text:span text:style-name="T17">Robert's next invention </text:span><text:span text:style-name="T17">was to build a </text:span><text:span text:style-name="T18">silent </text:span><text:span text:style-name="T18">motor, </text:span><text:span text:style-name="T19">or a muffler</text:span><text:span text:style-name="T20">, </text:span><text:span text:style-name="T20">which would prevent </text:span><text:span text:style-name="T20">any sound. He knew </text:span><text:span text:style-name="T20">that this would be very </text:span><text:span text:style-name="T20">useful in war. After he </text:span><text:span text:style-name="T20">had completed this </text:span><text:span text:style-name="T20">invention, tested it and </text:span><text:span text:style-name="T20">proved it a success, he </text:span><text:span text:style-name="T20">offered it to the United </text:span><text:span text:style-name="T20">States Government, but </text:span><text:span text:style-name="T20">after the army officers, </text:span><text:span text:style-name="T20">who knew very little </text:span><text:span text:style-name="T20">about this new </text:span><text:span text:style-name="T20">invention had looked it </text:span><text:span text:style-name="T20">over, they refused it. </text:span><text:span text:style-name="T20">Robert then sailed </text:span><text:span text:style-name="T20">away in his new plane </text:span><text:span text:style-name="T20">which he had named </text:span><text:span text:style-name="T19">"The St. Marie." </text:span></text:p>
          </table:table-cell>
          <table:table-cell table:style-name="ce61"/>
          <table:table-cell table:number-columns-repeated="1018"/>
        </table:table-row>
        <table:table-row table:style-name="ro31">
          <table:table-cell office:value-type="string">
            <text:p>19</text:p>
          </table:table-cell>
          <table:table-cell office:value-type="string">
            <text:p>225</text:p>
          </table:table-cell>
          <table:table-cell office:value-type="string">
            <text:p>Spring of 1928</text:p>
          </table:table-cell>
          <table:table-cell/>
          <table:table-cell table:style-name="ce59" office:value-type="string">
            <text:p>He visited England, France, Germany and in the Spring of 1928 made the longest successful flight to Japan, where he was received with great honor. Japan was very much interested in his <text:span text:style-name="T8">new plane</text:span> [the St. Marie] and in his <text:span text:style-name="T8">muffler</text:span>. The Japanese Government quickly closed a deal and bought his invention for a large sum of money. <text:s/>Robert felt that probably one day this invention would be used against his own country in time of war, but knew that the United States would have to learn a lesson -- that too often in the past American inventions had been sold to foreign countries because his own Government would not buy them.</text:p>
          </table:table-cell>
          <table:table-cell table:number-columns-repeated="1019"/>
        </table:table-row>
        <table:table-row table:style-name="ro24">
          <table:table-cell office:value-type="string">
            <text:p>19</text:p>
          </table:table-cell>
          <table:table-cell office:value-type="string">
            <text:p>226</text:p>
          </table:table-cell>
          <table:table-cell office:value-type="string">
            <text:p>Latter part of May 1928</text:p>
          </table:table-cell>
          <table:table-cell/>
          <table:table-cell table:style-name="ce60" office:value-type="string">
            <text:p><text:s/>In May, 1928, Walter received a radiogram from Robert saying that <text:span text:style-name="T35">he was leaving Japan </text:span><text:span text:style-name="T35">the latter part of the </text:span><text:span text:style-name="T35">month and was going to </text:span><text:span text:style-name="T35">sail "The St. Marie" </text:span><text:span text:style-name="T35">back to New York. </text:span><text:span text:style-name="T35">Walter and Miss Edna </text:span><text:span text:style-name="T35">Quinton, the secretary, </text:span><text:span text:style-name="T35">had followed the </text:span><text:span text:style-name="T35">newspaper reports of </text:span><text:span text:style-name="T35">the great reception </text:span><text:span text:style-name="T35">tendered Robert by the </text:span><text:span text:style-name="T35">officials of the </text:span><text:span text:style-name="T35">Japanese Government </text:span>and the report of the large amount of money they had paid for his <text:span text:style-name="T8">noiseless patent for </text:span><text:span text:style-name="T8">air planes.</text:span> Walter was going to graduate in June so he wrote his father and informed him that Robert was returning to New York soon with <text:span text:style-name="T8">great honors </text:span>and he thought it appropriate to have a big celebration for him when he arrived. As his father was coming to New York anyway for the graduation exercises, he suggested that he be there to greet Robert on his triumphant return.</text:p>
          </table:table-cell>
          <table:table-cell table:number-columns-repeated="1019"/>
        </table:table-row>
        <table:table-row table:style-name="ro24">
          <table:table-cell office:value-type="string">
            <text:p>19</text:p>
          </table:table-cell>
          <table:table-cell office:value-type="string">
            <text:p>227</text:p>
          </table:table-cell>
          <table:table-cell table:style-name="ce57" office:value-type="string">
            <text:p>Latter part of May 1928</text:p>
          </table:table-cell>
          <table:table-cell/>
          <table:table-cell table:style-name="ce60" office:value-type="string">
            <text:p>Mr. Kennelworth, who was a member of the Chamber of Commerce of Texarkana and one of the leading citizens, called a meeting of the Chamber of Commerce, informed them of the phenomenal success of Robert Gordon who had left Texarkana <text:span text:style-name="T8">one </text:span><text:span text:style-name="T8">year previous</text:span> an unknown boy and who was now the most talked of young man in the world. He had made more than a million dollars following his own discovery of how to use the laws laid down in the Bible for foretelling the future course of cotton, grain and stocks; [RG] had built the most marvelous airplane of the age; invented a <text:span text:style-name="T8">muffler</text:span> to make an airplane <text:span text:style-name="T8">noiseless</text:span>; had driven his own plane, "The St. Marie" to Japan where he had been received with great honors and <text:span text:style-name="T8">the </text:span><text:span text:style-name="T8">Japanese </text:span><text:span text:style-name="T8">Government had </text:span><text:span text:style-name="T8">bought his invention </text:span><text:span text:style-name="T8">for making airplanes </text:span><text:span text:style-name="T8">silent.</text:span></text:p>
          </table:table-cell>
          <table:table-cell table:number-columns-repeated="1019"/>
        </table:table-row>
        <table:table-row table:style-name="ro31">
          <table:table-cell/>
          <table:table-cell office:value-type="string">
            <text:p>235</text:p>
          </table:table-cell>
          <table:table-cell table:style-name="ce57" office:value-type="string">
            <text:p>Fall of 1928.</text:p>
          </table:table-cell>
          <table:table-cell/>
          <table:table-cell table:style-name="ce60" office:value-type="string">
            <text:p>Everything moved along smoothly after this. Walter and Edna were happy in their work and the Fall of 1928</text:p>
            <text:p>rewarded them with a new and wonderful discovery. They had been able to perfect a machine which would reflect light in such a way as to make an airplane invisible and this, together with Robert's <text:span text:style-name="T8">noiseless </text:span><text:span text:style-name="T8">invention</text:span>, solved the problem. He knew now that in time of war, the plane could be used to sneak upon the enemy and that they would be unable to see or hear it. After holding a conference, they decided that this invention, as well as "The Demon of Death" should not be patented or offered for sale to any Government, that they would test it out and keep it a secret.</text:p>
          </table:table-cell>
          <table:table-cell office:value-type="string">
            <text:p>Two inventions together "solved the problem".</text:p>
          </table:table-cell>
          <table:table-cell table:number-columns-repeated="1018"/>
        </table:table-row>
        <table:table-row table:style-name="ro22">
          <table:table-cell office:value-type="string">
            <text:p>25</text:p>
          </table:table-cell>
          <table:table-cell office:value-type="string">
            <text:p>277, 278</text:p>
          </table:table-cell>
          <table:table-cell office:value-type="string">
            <text:p>April, 1930</text:p>
          </table:table-cell>
          <table:table-cell/>
          <table:table-cell table:style-name="ce56" office:value-type="string">
            <text:p><text:span text:style-name="T10"><text:s/></text:span><text:span text:style-name="T10">At that time they knew </text:span><text:span text:style-name="T10">nothing about his long </text:span><text:span text:style-name="T10">years of secret work </text:span><text:span text:style-name="T10">and his great </text:span><text:span text:style-name="T10">inventions, but they </text:span><text:span text:style-name="T10">soon learned the value </text:span><text:span text:style-name="T10">of his discovery and</text:span><text:span text:style-name="T13"> </text:span><text:span text:style-name="T12">patent which he had </text:span><text:span text:style-name="T12">sold to Japan, -- the </text:span><text:span text:style-name="T12">muffler which </text:span><text:span text:style-name="T11">made </text:span><text:span text:style-name="T11">the airplane silent</text:span><text:span text:style-name="T10">. <text:s/></text:span><text:span text:style-name="T13"><text:s/></text:span><text:span text:style-name="T13">The United States </text:span><text:span text:style-name="T13">Government fearing </text:span><text:span text:style-name="T13">that Japan </text:span><text:span text:style-name="T10">would make </text:span><text:span text:style-name="T10">the first attack on the </text:span><text:span text:style-name="T10">Pacific Coast either </text:span><text:span text:style-name="T10">around Los Angeles or </text:span><text:span text:style-name="T10">San Francisco, rushed </text:span><text:span text:style-name="T10">the battle fleet to the </text:span><text:span text:style-name="T10">Pacific. This proved to </text:span><text:span text:style-name="T10">be one of the greatest </text:span><text:span text:style-name="T10">mistakes of the war. As </text:span><text:span text:style-name="T10">soon as the battleships </text:span><text:span text:style-name="T10">cruised into the Pacific, </text:span><text:span text:style-name="T11">Japan attacked from </text:span><text:span text:style-name="T11">the air with their </text:span><text:span text:style-name="T11">noiseless airplanes </text:span><text:span text:style-name="T11">and began dropping </text:span><text:span text:style-name="T11">deadly bombs from </text:span><text:span text:style-name="T11">great heights. </text:span><text:span text:style-name="T10">The </text:span><text:span text:style-name="T10">anti-aircraft guns from </text:span><text:span text:style-name="T10">the decks of the </text:span><text:span text:style-name="T10">battleships were </text:span><text:span text:style-name="T10">powerless to reach the </text:span><text:span text:style-name="T10">bombing planes at such </text:span><text:span text:style-name="T10">great heights.</text:span><text:span text:style-name="T13"> They </text:span><text:span text:style-name="T13">knew that </text:span><text:span text:style-name="T12">Japan had </text:span><text:span text:style-name="T12">some </text:span><text:span text:style-name="T11">invention that </text:span><text:span text:style-name="T11">was superior to ours </text:span><text:span text:style-name="T11">which enabled them </text:span><text:span text:style-name="T11">to reach such great </text:span><text:span text:style-name="T11">heights that their </text:span><text:span text:style-name="T11">airships were </text:span><text:span text:style-name="T11">practically immune </text:span><text:span text:style-name="T11">from attack.</text:span></text:p>
          </table:table-cell>
          <table:table-cell table:number-columns-repeated="1019"/>
        </table:table-row>
        <table:table-row table:style-name="ro38">
          <table:table-cell office:value-type="string">
            <text:p>25</text:p>
          </table:table-cell>
          <table:table-cell office:value-type="string">
            <text:p>279, 280</text:p>
          </table:table-cell>
          <table:table-cell office:value-type="string">
            <text:p>Middle of May [1930]</text:p>
          </table:table-cell>
          <table:table-cell/>
          <table:table-cell office:value-type="string">
            <text:p><text:span text:style-name="T10"><text:s/></text:span><text:span text:style-name="T10">Japan was quick to </text:span><text:span text:style-name="T10">follow up her victory </text:span><text:span text:style-name="T10">gained on the water by </text:span><text:span text:style-name="T10">attacking Los Angeles </text:span><text:span text:style-name="T10">from the air in the</text:span></text:p>
            <text:p><text:span text:style-name="T10">middle of May. </text:span><text:span text:style-name="T11">Here </text:span><text:span text:style-name="T11">again the great value </text:span><text:span text:style-name="T11">of the silent motor </text:span><text:span text:style-name="T11">was proved</text:span><text:span text:style-name="T10"> and the </text:span><text:span text:style-name="T10">height to which the </text:span><text:span text:style-name="T10">Japanese plane could </text:span><text:span text:style-name="T10">rise. As the enemy stole </text:span><text:span text:style-name="T10">over the city in the </text:span><text:span text:style-name="T10">silence of the night, not </text:span><text:span text:style-name="T10">a sound could be heard </text:span><text:span text:style-name="T10">from their motors at the </text:span><text:span text:style-name="T10">great heights which </text:span><text:span text:style-name="T10">they were sailing. <text:s/></text:span><text:span text:style-name="T13"><text:s/></text:span><text:span text:style-name="T13">Then the giant aircraft </text:span><text:span text:style-name="T13">guns were trained on </text:span><text:span text:style-name="T13">the enemy, </text:span><text:span text:style-name="T10">but the </text:span><text:span text:style-name="T10">distance was so great </text:span><text:span text:style-name="T10">and the planes moving </text:span><text:span text:style-name="T10">so swiftly, that they </text:span><text:span text:style-name="T10">were unable to do much </text:span><text:span text:style-name="T10">damage. <text:s/></text:span><text:span text:style-name="T13"><text:s/>They only </text:span><text:span text:style-name="T13">succeeded in bringing </text:span><text:span text:style-name="T13">down three of the </text:span><text:span text:style-name="T13">bombing </text:span><text:span text:style-name="T10">planes. The </text:span><text:span text:style-name="T10">United States scouting </text:span><text:span text:style-name="T10">planes were sent out </text:span><text:span text:style-name="T10">immediately, followed </text:span><text:span text:style-name="T10">by the fighting planes</text:span></text:p>
            <text:p><text:span text:style-name="T10">carrying 6-inch guns. </text:span><text:span text:style-name="T10">They found that the </text:span><text:span text:style-name="T11">Japanese planes were </text:span><text:span text:style-name="T11">dropping bombs from </text:span><text:span text:style-name="T11">a height of 60,000 to </text:span><text:span text:style-name="T11">80,000 feet</text:span><text:span text:style-name="T10"> and the </text:span><text:span text:style-name="T10">United States planes </text:span><text:span text:style-name="T10">were unable to rise high </text:span><text:span text:style-name="T10">enough to attack them.</text:span></text:p>
          </table:table-cell>
          <table:table-cell table:number-columns-repeated="1019"/>
        </table:table-row>
        <table:table-row table:style-name="ro18">
          <table:table-cell/>
          <table:table-cell office:value-type="string">
            <text:p>283</text:p>
          </table:table-cell>
          <table:table-cell table:number-columns-repeated="2"/>
          <table:table-cell office:value-type="string">
            <text:p>An attack on San Francisco was expected at any hour. People wanted to get away and move east</text:p>
            <text:p>into the mountains for protection, but the Government had notified everyone to remain. The fact that the</text:p>
            <text:p>foreign planes were <text:span text:style-name="T8">noiseless</text:span> put the United States at a great disadvantage.</text:p>
          </table:table-cell>
          <table:table-cell table:number-columns-repeated="1019"/>
        </table:table-row>
        <table:table-row table:style-name="ro17">
          <table:table-cell/>
          <table:table-cell office:value-type="string">
            <text:p>290</text:p>
          </table:table-cell>
          <table:table-cell office:value-type="string">
            <text:p>September 1930</text:p>
          </table:table-cell>
          <table:table-cell/>
          <table:table-cell office:value-type="string">
            <text:p>After long days of anxious waiting, with the people nervous and excited, came the attack on San Francisco. The enemy planes attacked from the West, the South and the North, slipping in <text:span text:style-name="T8">silently</text:span> in large numbers. Poisoned gas was turned loose, bombs were dropped all over the city and most of the important business and Government buildings were destroyed.</text:p>
          </table:table-cell>
          <table:table-cell office:value-type="string">
            <text:p>Attack on San Francisco.</text:p>
          </table:table-cell>
          <table:table-cell table:number-columns-repeated="1018"/>
        </table:table-row>
        <table:table-row table:style-name="ro38">
          <table:table-cell/>
          <table:table-cell office:value-type="string">
            <text:p>295</text:p>
          </table:table-cell>
          <table:table-cell office:value-type="string">
            <text:p>September 1930 [during the attack on San Francisco]</text:p>
          </table:table-cell>
          <table:table-cell/>
          <table:table-cell office:value-type="string">
            <text:p>As soon as the Japanese had captured Captain Gordon they knew who he was. He was the man who had sold them the <text:span text:style-name="T8">great </text:span><text:span text:style-name="T8">silent muffler</text:span>. They brought him to headquarters in Mexico where he was questioned as to what other inventions he had. He told them that the only invention he had of value was the secret radio, with which he could send communications without any sound in the air and without anyone intercepting the messages, but made no mention of the other discoveries that he had which he knew could be used in time of emergency and of which he had never told the United States Government officials. <text:s/>The Japanese offered Robert his freedom and a large amount of money if he would sell them this invention. After communicating secretly and <text:span text:style-name="T8">silently</text:span> with Walter, Robert had him tell the commanding General about the proposition the Japanese had offered him and asked for instructions as to what he should do.</text:p>
          </table:table-cell>
          <table:table-cell office:value-type="string">
            <text:p>Attack on San Francisco.</text:p>
          </table:table-cell>
          <table:table-cell table:number-columns-repeated="1018"/>
        </table:table-row>
        <table:table-row table:style-name="ro39">
          <table:table-cell/>
          <table:table-cell table:style-name="ce55" office:value-type="float" office:value="330">
            <text:p>330</text:p>
          </table:table-cell>
          <table:table-cell table:style-name="ce55" office:value-type="string">
            <text:p>3 days before end of armistice, at the promotion of RG to Supreme commander.</text:p>
          </table:table-cell>
          <table:table-cell table:style-name="ce55"/>
          <table:table-cell table:style-name="ce55" office:value-type="string">
            <text:p>Supreme Commander Gordon replied: “The trouble in the past has been that the enemy used <text:span text:style-name="T8">noiseless</text:span> airplanes. Our next great handicap was the fact that they could rise to heights to which we are unable to attain, giving them the advantage in the fighting. Of course, we have been hopelessly outnumbered from the start, by that I mean, in the amount of equipment. Another thing that we need and must have, which the enemy already has, is an airship that can be anchored and remain anchored in the air for an indefinite length of time. We need a ship that can take its power from the air, giving it an unlimited cruising radius. We need other ships for cruising purposes and scouters that can take their power from the air, not having to return to the base at any time for fuel or ammunition, working from a base in the air at all times. The next and most important thing we need is an invisible plane. An invisible, <text:span text:style-name="T8">noiseless</text:span> plane will be one of the things to beat the enemy. When our planes can travel high or low, no longer be seen or heard, we will be able to obtain information about the enemy’s position and plans and thereby know their weak points, when and where to attack.</text:p>
          </table:table-cell>
          <table:table-cell table:number-columns-repeated="1019"/>
        </table:table-row>
        <table:table-row table:style-name="ro16">
          <table:table-cell/>
          <table:table-cell office:value-type="string">
            <text:p>332-333 (word 'noiseless' is on pg. 333).</text:p>
          </table:table-cell>
          <table:table-cell table:style-name="ce55" office:value-type="string">
            <text:p>3 days before end of armistice, at the promotion of RG to Supreme commander.</text:p>
          </table:table-cell>
          <table:table-cell/>
          <table:table-cell office:value-type="string">
            <text:p>Supreme Commander Gordon says: “What we now need and need more than anything else is a Tunnel thru the Air. With such a tunnel and <text:span text:style-name="T8">noiseless</text:span>, invisible planes so that we can pass thru the air without being interfered with or harmed and without being seen or heard, our victory is assured.</text:p>
          </table:table-cell>
          <table:table-cell table:style-name="Default"/>
          <table:table-cell table:number-columns-repeated="1018"/>
        </table:table-row>
        <table:table-row table:style-name="ro20">
          <table:table-cell/>
          <table:table-cell table:style-name="ce55" office:value-type="float" office:value="339">
            <text:p>339</text:p>
          </table:table-cell>
          <table:table-cell office:value-type="string">
            <text:p>October 21, 1931, during the dead hours of the night.</text:p>
          </table:table-cell>
          <table:table-cell table:style-name="ce55"/>
          <table:table-cell table:style-name="ce55" office:value-type="string">
            <text:p>It was decided that the commanding generals of all the allied enemy nations should proceed at once to the City of Mexico to hold a council and decide what the wisest and next move should be. They</text:p>
            <text:p>left in the dead hours of the night in the fastest planes and those which could rise to the highest altitudes, enabling them to travel <text:span text:style-name="T8">noiselessly</text:span> and at a height at which they could not be detected or captured. The scouting and cruising planes were left to patrol the lines between Chicago, St. Louis and New Orleans and watch for any move that might be made on the part of the United States forces.</text:p>
          </table:table-cell>
          <table:table-cell table:style-name="ce55"/>
          <table:table-cell table:number-columns-repeated="1018"/>
        </table:table-row>
        <table:table-row table:style-name="ro16">
          <table:table-cell/>
          <table:table-cell office:value-type="string">
            <text:p>339</text:p>
          </table:table-cell>
          <table:table-cell office:value-type="string">
            <text:p>October 21, 1931, during the dead hours of the night.</text:p>
          </table:table-cell>
          <table:table-cell/>
          <table:table-cell office:value-type="string">
            <text:p>When the Council had convened in the City of Mexico, General Nagato, the commander of the Japanese army, arose and said: “Supreme Commander Robert Gordon now in charge of the United States forces is well known to us. He is the man who made the first flight from New York City to Japan in 1927, traveling at a speed of more than 300 miles per hour. He is the man who invented the <text:span text:style-name="T8">muffler</text:span> which made our airplanes <text:span text:style-name="T8">noiseless</text:span>. We bought it from him and it helped us to successfully wage this war.</text:p>
          </table:table-cell>
          <table:table-cell table:style-name="Default"/>
          <table:table-cell table:number-columns-repeated="1018"/>
        </table:table-row>
        <table:table-row table:style-name="ro24">
          <table:table-cell/>
          <table:table-cell office:value-type="string">
            <text:p>389</text:p>
          </table:table-cell>
          <table:table-cell office:value-type="string">
            <text:p>Afternoon of July 4, 1932.</text:p>
          </table:table-cell>
          <table:table-cell/>
          <table:table-cell office:value-type="string">
            <text:p>When the President declared a holiday [for the following 3 days], Supreme Commander Gordon decided that this was the time to let the enemy know what our strength was as it was no longer necessary to keep the secret about our new wonderful inventions. He ordered the invisible <text:span text:style-name="T8">noiseless </text:span>planes to load up with <text:span text:style-name="T8">hundreds </text:span><text:span text:style-name="T8">of thousands</text:span> of newspapers which told of the great victory, sail at great altitudes over the enemy's lines in the United States and bombard them with these newspapers. He ordered Colonel Morrison and Colonel Manson to take charge of the planes which were to distribute the papers over the enemy's lines. Ordered them to sail over the City of Mexico and distribute papers over the enemy's headquarters there.</text:p>
          </table:table-cell>
          <table:table-cell table:number-columns-repeated="1019"/>
        </table:table-row>
        <table:table-row table:style-name="ro14">
          <table:table-cell/>
          <table:table-cell office:value-type="string">
            <text:p>392</text:p>
          </table:table-cell>
          <table:table-cell office:value-type="string">
            <text:p>July 20, [1932]</text:p>
          </table:table-cell>
          <table:table-cell/>
          <table:table-cell office:value-type="string">
            <text:p>The Allied Enemy were notified that they could make every attempt to protect themselves but that it would be useless, because they would be unable to see or hear the approach of the <text:span text:style-name="T8">silent</text:span>, invisible planes.</text:p>
          </table:table-cell>
          <table:table-cell office:value-type="string">
            <text:p>RG's 7 days.</text:p>
          </table:table-cell>
          <table:table-cell table:number-columns-repeated="1018"/>
        </table:table-row>
        <table:table-row table:style-name="ro1" table:number-rows-repeated="1048557">
          <table:table-cell table:number-columns-repeated="1024"/>
        </table:table-row>
        <table:table-row table:style-name="ro1">
          <table:table-cell table:number-columns-repeated="1024"/>
        </table:table-row>
      </table:table>
      <table:table table:name="Tel-talk" table:style-name="ta1" table:print="false">
        <table:table-column table:style-name="co80" table:default-cell-style-name="ce54"/>
        <table:table-column table:style-name="co81" table:default-cell-style-name="ce54"/>
        <table:table-column table:style-name="co82" table:default-cell-style-name="ce54"/>
        <table:table-column table:style-name="co4" table:default-cell-style-name="ce54"/>
        <table:table-column table:style-name="co83" table:default-cell-style-name="ce54"/>
        <table:table-column table:style-name="co84" table:default-cell-style-name="ce54"/>
        <table:table-row table:style-name="ro14">
          <table:table-cell table:style-name="ce52" office:value-type="string">
            <text:p>Chapter</text:p>
          </table:table-cell>
          <table:table-cell table:style-name="ce52" office:value-type="string">
            <text:p>Page</text:p>
          </table:table-cell>
          <table:table-cell table:style-name="ce52" office:value-type="string">
            <text:p>Timestamp given</text:p>
          </table:table-cell>
          <table:table-cell table:style-name="ce52" office:value-type="string">
            <text:p>Actual timestamp</text:p>
          </table:table-cell>
          <table:table-cell table:style-name="ce52" office:value-type="string">
            <text:p>Event</text:p>
          </table:table-cell>
          <table:table-cell table:style-name="ce52" office:value-type="string">
            <text:p>Notes/Comments</text:p>
          </table:table-cell>
        </table:table-row>
        <table:table-row table:style-name="ro40">
          <table:table-cell office:value-type="string">
            <text:p>19</text:p>
          </table:table-cell>
          <table:table-cell office:value-type="string">
            <text:p>229</text:p>
          </table:table-cell>
          <table:table-cell office:value-type="string">
            <text:p>Current timestamp is June 1928</text:p>
          </table:table-cell>
          <table:table-cell/>
          <table:table-cell table:style-name="ce62" office:value-type="string">
            <text:p><text:span text:style-name="T10"><text:s/></text:span><text:span text:style-name="T10">Walter Kennelworth </text:span><text:span text:style-name="T10">was graduated from </text:span><text:span text:style-name="T10">Columbia College in </text:span><text:span text:style-name="T10">June and prepared to </text:span><text:span text:style-name="T10">work with Robert in the </text:span><text:span text:style-name="T10">office. Edna Quinton </text:span><text:span text:style-name="T10">had proved to be a </text:span><text:span text:style-name="T10">faithful employee and a </text:span><text:span text:style-name="T10">valuable aid to Robert. </text:span><text:span text:style-name="T10">She had taken care of </text:span><text:span text:style-name="T10">his business and looked </text:span><text:span text:style-name="T10">after his financial </text:span><text:span text:style-name="T10">transactions while he </text:span><text:span text:style-name="T10">was away. Robert soon </text:span><text:span text:style-name="T10">went to work, on a new </text:span><text:span text:style-name="T10">invention, and perfected </text:span><text:span text:style-name="T10">a machine to read the </text:span><text:span text:style-name="T10">minds of people a short </text:span><text:span text:style-name="T10">distance away and </text:span><text:span text:style-name="T11">also </text:span><text:span text:style-name="T11">a machine which he </text:span><text:span text:style-name="T11">named the "Tel-talk." </text:span><text:span text:style-name="T11">This machine was </text:span><text:span text:style-name="T11">made on the principle </text:span><text:span text:style-name="T11">of the radio; by </text:span><text:span text:style-name="T11">raising and lowering it </text:span><text:span text:style-name="T11">at certain angles it </text:span><text:span text:style-name="T11">would record all the </text:span><text:span text:style-name="T11">conferences in the </text:span><text:span text:style-name="T11">different buildings in </text:span><text:span text:style-name="T11">Wall Street. Robert </text:span><text:span text:style-name="T11">also used this </text:span><text:span text:style-name="T11">machine to get </text:span><text:span text:style-name="T11">reports on all the </text:span><text:span text:style-name="T11">conferences of the big </text:span><text:span text:style-name="T11">manipulators. </text:span><text:span text:style-name="T10">He </text:span><text:span text:style-name="T10">knew that manipulators </text:span><text:span text:style-name="T10">in Wall Street </text:span><text:span text:style-name="T10">suspected that in some </text:span><text:span text:style-name="T10">way he understood their </text:span><text:span text:style-name="T10">plans as he was making </text:span><text:span text:style-name="T10">money too fast and they </text:span><text:span text:style-name="T10">were </text:span><text:span text:style-name="T22">conspiring to find </text:span><text:span text:style-name="T22">a way to get him</text:span><text:span text:style-name="T36"> wrong </text:span><text:span text:style-name="T36">on the market</text:span><text:span text:style-name="T13"> and </text:span><text:span text:style-name="T13">break him. </text:span><text:span text:style-name="T12">They </text:span><text:span text:style-name="T12">changed </text:span><text:span text:style-name="T11">their plans </text:span><text:span text:style-name="T11">often but found that </text:span><text:span text:style-name="T11">each time Robert was </text:span><text:span text:style-name="T11">on the right side of </text:span><text:span text:style-name="T11">the market.</text:span><text:span text:style-name="T10"> Even his </text:span><text:span text:style-name="T10">friend Walter knew </text:span><text:span text:style-name="T10">nothing about Robert's </text:span><text:span text:style-name="T10">latest invention. He kept </text:span><text:span text:style-name="T10">it in a secret room, and </text:span><text:span text:style-name="T10">no one had ever seen it </text:span><text:span text:style-name="T10">but himself. It was a </text:span><text:span text:style-name="T10">very </text:span><text:span text:style-name="T11">delicate little </text:span><text:span text:style-name="T11">machine with </text:span><text:span text:style-name="T11">indicators like a </text:span><text:span text:style-name="T11">compass, delicately </text:span><text:span text:style-name="T11">balanced and </text:span><text:span text:style-name="T11">operated by </text:span><text:span text:style-name="T11">electricity.</text:span><text:span text:style-name="T10"> His success </text:span><text:span text:style-name="T10">was causing great </text:span><text:span text:style-name="T10">excitement and </text:span><text:span text:style-name="T10">schemers wanted to get </text:span><text:span text:style-name="T10">his secret. They knew </text:span><text:span text:style-name="T10">that Edna Quinton had </text:span><text:span text:style-name="T10">been in his office ever </text:span><text:span text:style-name="T10">since he was in New </text:span><text:span text:style-name="T10">York.</text:span></text:p>
          </table:table-cell>
          <table:table-cell/>
        </table:table-row>
        <table:table-row table:style-name="ro17">
          <table:table-cell/>
          <table:table-cell office:value-type="string">
            <text:p>342</text:p>
          </table:table-cell>
          <table:table-cell office:value-type="string">
            <text:p>Around November 19, 1931, to November 20, 1931.</text:p>
          </table:table-cell>
          <table:table-cell/>
          <table:table-cell office:value-type="string">
            <text:p>Supreme Commander Gordon had now completed another new invention on the same plan of the radio that he had to use in his office in New York several years before to record conversations when the manipulators were trying to catch him in the stock market. He had enlarged this machine so that it would record voices<text:span text:style-name="T8"> </text:span><text:span text:style-name="T8">3000 miles </text:span><text:span text:style-name="T35">away</text:span> and named it the "<text:span text:style-name="T8">Tel-Talk</text:span>."</text:p>
          </table:table-cell>
          <table:table-cell/>
        </table:table-row>
        <table:table-row table:style-name="ro41">
          <table:table-cell/>
          <table:table-cell office:value-type="string">
            <text:p>342-343 (both instances of Tel-Talk are on pg. 343).</text:p>
          </table:table-cell>
          <table:table-cell office:value-type="string">
            <text:p>Night of November 19, 1931.</text:p>
          </table:table-cell>
          <table:table-cell/>
          <table:table-cell office:value-type="string">
            <text:p>On the night of November 19th, 1931, the Supreme War Council which had convened in Mexico City broke up and the commanding generals returned to their various posts around St. Louis and Chicago. Supreme Commander Gordon had his powerful <text:span text:style-name="T8">Tel-</text:span><text:span text:style-name="T8">Talk</text:span> directed so that he would get all the conversation along the lines between Chicago, St. Louis and New Orleans. When he went to his headquarters in Detroit on the morning of November 20th, he went into look at his <text:span text:style-name="T8">Tel-Talk,</text:span> saw that there had been a conference of the enemy held the night before. He pushed the needle of the machine back and turned it on; put his ear to the receiver and listened. He found that the commanding generals had talked over the conference in Mexico and had now decided that their next attack would be on Detroit in order to destroy the factories there and prevent the United States continuing making airplanes and inventions which might help them to win the war. He was very happy to get the plans of the enemy. It was just what he wanted.</text:p>
          </table:table-cell>
          <table:table-cell/>
        </table:table-row>
        <table:table-row table:style-name="ro38">
          <table:table-cell/>
          <table:table-cell office:value-type="string">
            <text:p>345</text:p>
          </table:table-cell>
          <table:table-cell office:value-type="string">
            <text:p>Thanksgiving night, November 24, 1931</text:p>
          </table:table-cell>
          <table:table-cell/>
          <table:table-cell office:value-type="string">
            <text:p>On Thanksgiving night, November 24th, the attack was ordered. Supreme Commander Gordon was at dinner and a messenger interrupted him to tell him that "<text:span text:style-name="T8">Tel-Talk</text:span>" had picked up an important message. He rushed to the secret room and noticed that a conference had been held and orders given by the enemy to attack Detroit that night. He immediately communicated this information secretly with the new Pocket-Radio to Colonel Kennelworth in Cincinnati. Told him to be in readiness to adjust the Tunnel machine and change the location and altitude any moment that he instructed. He ordered all the lights in the streets of Detroit to be kept on that night. It has been the custom for many months, since long before the attack at Chicago, to keep all the cities in darkness at night.</text:p>
          </table:table-cell>
          <table:table-cell office:value-type="string">
            <text:p>Rluu: Thanksgiving was actually on November 26, 1931, in this year.</text:p>
          </table:table-cell>
        </table:table-row>
        <table:table-row table:style-name="ro41">
          <table:table-cell/>
          <table:table-cell office:value-type="string">
            <text:p>355-356 (Tel-Talk is on pg. 356)</text:p>
          </table:table-cell>
          <table:table-cell office:value-type="string">
            <text:p>February 15, 1932</text:p>
          </table:table-cell>
          <table:table-cell/>
          <table:table-cell office:value-type="string">
            <text:p>February 15, 1932 -- Supreme Commander Gordon was informed by the Henry Motor Co. and Major Electric Co. that the Tunnel machines were completed, that gas-distributing machines and equipment for sending airplanes by radio ray without an aviator to distribute the sleeping gas were ready for delivery. Two more "Demon of Death" machines were ready and ordered sent to Washington and Boston. The Supreme Commander was <text:span text:style-name="T8">hourly</text:span> expecting that the enemy would attack the Eastern Coast, concentrating on Boston, New York and Washington. The "<text:span text:style-name="T8">Tel-</text:span><text:span text:style-name="T8">Talk</text:span>" had recorded conferences which had been held and plans which were under way to concentrate the Enemy's combined forces on the Eastern Coast. He figured that they were trying to make improvements to overcome the defeat at Detroit because the enemy had been mystified by the new invention which had been used to capture so many of their planes. He was now ready and waiting for the attack on the Eastern shore, feeling confident that he was prepared for victory.</text:p>
          </table:table-cell>
          <table:table-cell/>
        </table:table-row>
        <table:table-row table:style-name="ro41">
          <table:table-cell/>
          <table:table-cell office:value-type="string">
            <text:p>357</text:p>
          </table:table-cell>
          <table:table-cell office:value-type="string">
            <text:p>April 1, 1932.</text:p>
          </table:table-cell>
          <table:table-cell/>
          <table:table-cell office:value-type="string">
            <text:p>April 1st, 1932, arrived and no attack had been made. The enemy was evidently making gigantic</text:p>
            <text:p>preparations for an attack and Supreme Commander Gordon decided to make the first move. He then sent instructions to France to begin attacking England and Germany again. France was well prepared with a large number of airplanes. The attack started and they were successful. When this news reached the enemy headquarters in the United States there was great consternation. They thought that this was the secret behind the United States refusing to accept peace terms, but felt that France could not hold out long alone. Spain and Japan ordered their reserve planes from home to England and Germany to help fight France. The "<text:span text:style-name="T8">Tel-Talk</text:span>" recorded that a large fleet of planes had been sent across the Atlantic to attack France. Supreme Commander Gordon ordered the French to go out and meet the attack. A great battle raged over the Atlantic<text:span text:style-name="T8"> for hours</text:span> with the French winning.</text:p>
          </table:table-cell>
          <table:table-cell office:value-type="string">
            <text:p>Battle over the Atlantic.</text:p>
          </table:table-cell>
        </table:table-row>
        <table:table-row table:style-name="ro38">
          <table:table-cell/>
          <table:table-cell office:value-type="string">
            <text:p>359-360 (Tel-Talk is on pg. 360).</text:p>
          </table:table-cell>
          <table:table-cell office:value-type="string">
            <text:p>Night of June 7, 1932.</text:p>
          </table:table-cell>
          <table:table-cell/>
          <table:table-cell office:value-type="string">
            <text:p>On the night of June 7th, Supreme Commander Gordon had grown tired from his long vigil waiting for an attack upon New York. He placed Colonel Edna Kennelworth in charge of the "Demon of Death" while he went to get a few hours' sleep. While he was sleeping, the "<text:span text:style-name="T8">Tel-Talk</text:span>" machine and the secret radio communicator began to work. Colonel Edna Kennelworth listened in and soon had the plans of the enemy. She knew that Supreme Commander Gordon needed rest and</text:p>
            <text:p>she did not awaken him until early next morning. When he entered the headquarters on top of the Mammouth Building, she saluted him and said, "Supreme Commander Gordon, this is going to be a great birthday for you. The enemy is going to attack New York City with probably 100,000 airplanes and you and I are alone to defend it.</text:p>
          </table:table-cell>
          <table:table-cell/>
        </table:table-row>
        <table:table-row table:style-name="ro31">
          <table:table-cell/>
          <table:table-cell office:value-type="string">
            <text:p>384</text:p>
          </table:table-cell>
          <table:table-cell office:value-type="string">
            <text:p>July 4, 1932.</text:p>
          </table:table-cell>
          <table:table-cell/>
          <table:table-cell office:value-type="string">
            <text:p>July 4th, Independence Day, was the time selected for the attack. The plan was to send one fleet up the Potomac, have another fleet come down the Potomac from the North and Northwest and the third wing come across by Baltimore. Colonel Edna Kennelworth was on duty when the <text:span text:style-name="T8">Tel-</text:span><text:span text:style-name="T8">Talk</text:span> buzzed and a scouting plane reported to her that the enemy were approaching in large numbers up the Potomac. She had never operated the sleeping gas machine in daylight before, but knew that it would work just as effectively. Having seen the attack upon New York and knowing how swiftly one attack followed the other, she realized that she must work fast.</text:p>
          </table:table-cell>
          <table:table-cell office:value-type="string">
            <text:p>Battle of Washington, DC.</text:p>
          </table:table-cell>
        </table:table-row>
        <table:table-row table:style-name="ro24">
          <table:table-cell/>
          <table:table-cell office:value-type="string">
            <text:p>385</text:p>
          </table:table-cell>
          <table:table-cell office:value-type="string">
            <text:p>July 4, 1932.</text:p>
          </table:table-cell>
          <table:table-cell/>
          <table:table-cell office:value-type="string">
            <text:p>She had a few minutes to wait and immediately picked up the radiophone and told Supreme Commander Gordon in New York that the sleeping gas machine had worked wonderfully and that the Tunnel thru the Air held in captivity thousands of the enemy's airships and planes. Almost before she had finished making her report, the <text:span text:style-name="T8">Tel-Talk</text:span> buzzed. She ran to it and was informed by the scouting planes that the largest fleet of planes ever seen was approaching from the West and Northwest. Knowing that this was a combined fleet from the enemy's Western lines, from the same direction as the final one that attacked New York City. This was to be the supreme test. The first formation approached with about 1000 planes.</text:p>
          </table:table-cell>
          <table:table-cell office:value-type="string">
            <text:p>Battle of Washington, DC.</text:p>
          </table:table-cell>
        </table:table-row>
        <table:table-row table:style-name="ro1" table:number-rows-repeated="66">
          <table:table-cell table:number-columns-repeated="6"/>
        </table:table-row>
        <table:table-row table:style-name="ro1">
          <table:table-cell table:number-columns-repeated="6"/>
        </table:table-row>
      </table:table>
      <table:table table:name="Machine for recording minds" table:style-name="ta1" table:print="false">
        <table:table-column table:style-name="co67" table:default-cell-style-name="ce71"/>
        <table:table-column table:style-name="co85" table:default-cell-style-name="ce71"/>
        <table:table-column table:style-name="co24" table:default-cell-style-name="ce71"/>
        <table:table-column table:style-name="co4" table:default-cell-style-name="ce71"/>
        <table:table-column table:style-name="co25" table:default-cell-style-name="ce71"/>
        <table:table-column table:style-name="co86" table:default-cell-style-name="ce71"/>
        <table:table-row table:style-name="ro13">
          <table:table-cell table:style-name="Default" office:value-type="string">
            <text:p>rluu: I searched for the following words (when it related to this invention): record, thought, mind.</text:p>
          </table:table-cell>
          <table:table-cell table:style-name="ce70" table:number-columns-repeated="5"/>
        </table:table-row>
        <table:table-row table:style-name="ro14">
          <table:table-cell table:style-name="ce70" office:value-type="string">
            <text:p>Chapter</text:p>
          </table:table-cell>
          <table:table-cell table:style-name="ce70" office:value-type="string">
            <text:p>Page</text:p>
          </table:table-cell>
          <table:table-cell table:style-name="ce70" office:value-type="string">
            <text:p>Timestamp given</text:p>
          </table:table-cell>
          <table:table-cell table:style-name="ce70" office:value-type="string">
            <text:p>Actual timestamp</text:p>
          </table:table-cell>
          <table:table-cell table:style-name="ce70" office:value-type="string">
            <text:p>Event</text:p>
          </table:table-cell>
          <table:table-cell table:style-name="ce70" office:value-type="string">
            <text:p>Notes/Comments</text:p>
          </table:table-cell>
        </table:table-row>
        <table:table-row table:style-name="ro33">
          <table:table-cell office:value-type="string">
            <text:p>19</text:p>
          </table:table-cell>
          <table:table-cell office:value-type="string">
            <text:p>229</text:p>
          </table:table-cell>
          <table:table-cell office:value-type="string">
            <text:p>Current timestamp is June 1928</text:p>
          </table:table-cell>
          <table:table-cell/>
          <table:table-cell table:style-name="ce73" office:value-type="string">
            <text:p><text:span text:style-name="T10"><text:s/></text:span><text:span text:style-name="T10">Walter Kennelworth was graduated from Columbia College in June and prepared to work with </text:span><text:span text:style-name="T10">Robert in the office. Edna Quinton had proved to be a faithful employee and a valuable aid to </text:span><text:span text:style-name="T10">Robert. She had taken care of his business and looked after his financial transactions while he was </text:span><text:span text:style-name="T10">away. Robert soon went to work, on a new invention, and </text:span><text:span text:style-name="T11">perfected a machine to read the </text:span><text:span text:style-name="T11">minds of people a short distance away </text:span><text:span text:style-name="T10">and also a machine which he named the "Tel-talk." This </text:span><text:span text:style-name="T10">machine was made on the principle of the radio; by raising and lowering it at certain angles it would </text:span><text:span text:style-name="T10">record all the conferences in the different buildings in Wall Street. Robert also used this machine to </text:span><text:span text:style-name="T10">get reports on all the conferences of the big manipulators. He knew that manipulators in Wall </text:span><text:span text:style-name="T10">Street suspected that in some way he understood their plans as he was making money too fast </text:span><text:span text:style-name="T10">and they were conspiring to find a way to get him</text:span><text:span text:style-name="T13"> wrong on the market and break him. They </text:span><text:span text:style-name="T13">changed </text:span><text:span text:style-name="T10">their plans often but found that each time Robert was on the right side of the market. </text:span><text:span text:style-name="T10">Even his friend Walter knew nothing about Robert's latest invention. He kept it in a secret room, </text:span><text:span text:style-name="T10">and no one had ever seen it but himself. It was a very delicate little machine with indicators like a </text:span><text:span text:style-name="T10">compass, delicately balanced and operated by electricity. His success was causing great </text:span><text:span text:style-name="T10">excitement and schemers wanted to get his secret. They knew that Edna Quinton had been in his </text:span><text:span text:style-name="T10">office ever since he was in New York.</text:span></text:p>
          </table:table-cell>
          <table:table-cell/>
        </table:table-row>
        <table:table-row table:style-name="ro21">
          <table:table-cell office:value-type="string">
            <text:p>19</text:p>
          </table:table-cell>
          <table:table-cell office:value-type="string">
            <text:p>230, 231</text:p>
          </table:table-cell>
          <table:table-cell office:value-type="string">
            <text:p>Current timestamp is June 1928</text:p>
          </table:table-cell>
          <table:table-cell/>
          <table:table-cell table:style-name="ce74" office:value-type="string">
            <text:p><text:span text:style-name="T10"><text:s/></text:span><text:span text:style-name="T10">Before she had time to tell him what had happened the night before, he called her into his secret </text:span><text:span text:style-name="T10">office, the room that she had never seen before. There she saw all kinds of strange instruments </text:span><text:span text:style-name="T10">which she knew must be some of his new inventions. He took her to a </text:span><text:span text:style-name="T11">little machine in the </text:span><text:span text:style-name="T11">corner of the room and showed her some peculiar lines that the machine had recorded on </text:span><text:span text:style-name="T11">the paper the night before.</text:span><text:span text:style-name="T10"> He told her that his </text:span><text:span text:style-name="T11">machine received the impressions of people's </text:span><text:span text:style-name="T11">minds and recorded their </text:span><text:span text:style-name="T12"><text:s/>thoughts,</text:span><text:span text:style-name="T13"> </text:span><text:span text:style-name="T12">especially when they were greatly excited or </text:span><text:span text:style-name="T11">interested</text:span><text:span text:style-name="T10"> </text:span><text:span text:style-name="T10">in any matter. He read to her from the </text:span><text:span text:style-name="T11">record on the machine in substance</text:span><text:span text:style-name="T10"> exactly what had </text:span><text:span text:style-name="T10">been said to her the night before. Then he turned to the Bible and showed her where it said </text:span><text:span text:style-name="T10">"Everything that is concealed will be revealed, and everything that is covered will be uncovered." </text:span><text:span text:style-name="T10">Edna was more excited than she had ever been in her life. She knew that the machine had </text:span><text:span text:style-name="T10">revealed the truth. Then said to Mr. Gordon that she had intended to tell him that morning just what </text:span><text:span text:style-name="T10">had happened and hoped that he would believe that she was loyal to him and had refused to </text:span><text:span text:style-name="T10">accept a bribe. </text:span><text:span text:style-name="T11">[RG] then showed her another record on the machine like a phonograph </text:span><text:span text:style-name="T11">record which would record people's thoughts</text:span><text:span text:style-name="T10"> and told her that it indicated just what she had </text:span><text:span text:style-name="T10">been thinking about. </text:span><text:span text:style-name="T11">The machine had read her mind and recorded her thoughts.</text:span><text:span text:style-name="T10"> He assured </text:span><text:span text:style-name="T10">her that he did believe her and trust her. Edna was moved to tears at this great confidence. She </text:span><text:span text:style-name="T10">knew that never before had she been permitted to see this secret room and while she knew of </text:span><text:span text:style-name="T10">Robert's great love for Marie, she felt that this confidence he had placed in her was more than a </text:span><text:span text:style-name="T10">matter of business confidence and that he had some love for her. She had always admired him but </text:span><text:span text:style-name="T10">had never thought of loving him. </text:span><text:span text:style-name="T11">Now she knew that she did love him.</text:span></text:p>
          </table:table-cell>
          <table:table-cell/>
        </table:table-row>
        <table:table-row table:style-name="ro24">
          <table:table-cell table:style-name="ce72"/>
          <table:table-cell table:style-name="ce72" office:value-type="string">
            <text:p>237-238</text:p>
          </table:table-cell>
          <table:table-cell table:style-name="ce72" office:value-type="string">
            <text:p>None given, but it is near the end of 1928.</text:p>
          </table:table-cell>
          <table:table-cell table:style-name="ce72"/>
          <table:table-cell table:style-name="ce72" office:value-type="string">
            <text:p>With the great progress in radio messages thru the air, and radiograms, Robert knew that in time of war, secret communications would be necessary. Spies could steal codes, and messages sent over the radio could be interpreted; therefore, one of the great needs for the war in the air would be a way to communicate without detection. <text:s/>He finally succeeded in completing what he called "The Pocket Radio." It was no larger than a watch and worked on the same principle of his <text:span text:style-name="T8">machine for </text:span><text:span text:style-name="T8">recording the thoughts of people</text:span>, only the instrument had to be used by two people who understood how to work it, because the positive radio was carried in one man's pocket and the negative in the other and by pressing the stem, it could be changed from positive into negative. No sound was transmitted thru the air.</text:p>
          </table:table-cell>
          <table:table-cell office:value-type="string">
            <text:p>Pocket Radio uses the same principle as the machine for recording the thoughts of people.</text:p>
          </table:table-cell>
        </table:table-row>
        <table:table-row table:style-name="ro17">
          <table:table-cell/>
          <table:table-cell office:value-type="string">
            <text:p>342</text:p>
          </table:table-cell>
          <table:table-cell office:value-type="string">
            <text:p>Current date is around November 19, 1931 to November 20, 1931.</text:p>
          </table:table-cell>
          <table:table-cell/>
          <table:table-cell office:value-type="string">
            <text:p>Supreme Commander Gordon had now completed another new invention on the same plan of the radio that he had to use in his office in New York several years before to record conversations when the manipulators were trying to catch him in the stock market. He had enlarged this machine so that it would record voices 3000 miles away and named it the "Tel-Talk."</text:p>
          </table:table-cell>
          <table:table-cell office:value-type="string">
            <text:p>This machine is like the Tel-Talk but smaller.</text:p>
          </table:table-cell>
        </table:table-row>
        <table:table-row table:style-name="ro1" table:number-rows-repeated="91">
          <table:table-cell table:number-columns-repeated="6"/>
        </table:table-row>
        <table:table-row table:style-name="ro1">
          <table:table-cell table:number-columns-repeated="6"/>
        </table:table-row>
      </table:table>
      <table:table table:name="The Demon of Death" table:style-name="ta1" table:print="false">
        <table:table-column table:style-name="co66" table:default-cell-style-name="ce21"/>
        <table:table-column table:style-name="co87" table:default-cell-style-name="ce21"/>
        <table:table-column table:style-name="co88" table:default-cell-style-name="ce21"/>
        <table:table-column table:style-name="co89" table:default-cell-style-name="ce21"/>
        <table:table-column table:style-name="co90" table:default-cell-style-name="ce21"/>
        <table:table-column table:style-name="co91" table:default-cell-style-name="ce21"/>
        <table:table-column table:style-name="co4" table:number-columns-repeated="1018" table:default-cell-style-name="ce21"/>
        <table:table-row table:style-name="ro45">
          <table:table-cell table:style-name="ce15" office:value-type="string">
            <text:p>Chapter</text:p>
          </table:table-cell>
          <table:table-cell table:style-name="ce15" office:value-type="string">
            <text:p>Page</text:p>
          </table:table-cell>
          <table:table-cell table:style-name="ce15" office:value-type="string">
            <text:p>Timestamp given</text:p>
          </table:table-cell>
          <table:table-cell table:style-name="ce15" office:value-type="string">
            <text:p>Actual timestamp</text:p>
          </table:table-cell>
          <table:table-cell table:style-name="ce15" office:value-type="string">
            <text:p>Event</text:p>
          </table:table-cell>
          <table:table-cell table:style-name="ce15" office:value-type="string">
            <text:p>Notes/Comments</text:p>
          </table:table-cell>
          <table:table-cell table:number-columns-repeated="1018"/>
        </table:table-row>
        <table:table-row table:style-name="ro46">
          <table:table-cell table:style-name="ce29" office:value-type="string">
            <text:p>19</text:p>
          </table:table-cell>
          <table:table-cell table:style-name="ce29" office:value-type="string">
            <text:p>233, 234</text:p>
          </table:table-cell>
          <table:table-cell table:style-name="ce29" office:value-type="string">
            <text:p>Fall of 1928</text:p>
          </table:table-cell>
          <table:table-cell table:style-name="ce29"/>
          <table:table-cell table:style-name="ce35" office:value-type="string">
            <text:p><text:span text:style-name="T10"><text:s/></text:span><text:span text:style-name="T10">In the Fall of 1928, </text:span><text:span text:style-name="T11">Robert and Walter </text:span><text:span text:style-name="T22">completed an invention of</text:span><text:span text:style-name="T10"> </text:span><text:span text:style-name="T11">Sun-mirrors</text:span><text:span text:style-name="T10">, whereby they were able to </text:span><text:span text:style-name="T22">collect the </text:span><text:span text:style-name="T38">rays</text:span><text:span text:style-name="T22"> from the sun and produce heat powerful enough to melt down skyscrapers in a few minutes. </text:span><text:span text:style-name="T22">With these mirrors and the aid of electricity, they discovered a powerful </text:span><text:span text:style-name="T38">light ray </text:span><text:span text:style-name="T22">Robert knew that this was </text:span><text:span text:style-name="T22">going to be of great value in the coming war. </text:span><text:span text:style-name="T10">They named this machine </text:span><text:span text:style-name="T11">"The Demon of Death."</text:span><text:span text:style-name="T10"> Miss </text:span><text:span text:style-name="T10">Quinton had been very much interested in this machine during the course of construction, and </text:span><text:span text:style-name="T22">she named it </text:span><text:span text:style-name="T11">"Spit-Fire"</text:span><text:span text:style-name="T10"> because</text:span><text:span text:style-name="T22"> it could send forth such powerful </text:span><text:span text:style-name="T11">sparks of fire, destroying instantly any metal that it </text:span><text:span text:style-name="T11">touched.</text:span><text:span text:style-name="T10"> They held a conference and agreed that this new discovery must be kept secret and should never </text:span><text:span text:style-name="T10">be used except in the defense of the United States in time of war and only then if our country was in dire peril </text:span><text:span text:style-name="T10">and unable to cope with the enemy. There was one </text:span><text:span text:style-name="T13">secret connected with the machine that only Robert </text:span><text:span text:style-name="T10">knew. They intended to start to build a giant airship in a short time equipped with "The Demon of Death." </text:span><text:span text:style-name="T10">They figured it would send a </text:span><text:span text:style-name="T11">powerful death ray 3000 to 5000 miles through space, destroying </text:span><text:span text:style-name="T11">everything within a radius of 700 miles. </text:span><text:span text:style-name="T10">Work was started on the new machine with all secrecy. It had </text:span><text:span text:style-name="T10">already been christened "Marie the Angel of Mercy."</text:span></text:p>
          </table:table-cell>
          <table:table-cell office:value-type="string">
            <text:p>MAM is equipped with the DOD</text:p>
          </table:table-cell>
          <table:table-cell table:number-columns-repeated="1018"/>
        </table:table-row>
        <table:table-row table:style-name="ro38">
          <table:table-cell office:value-type="string">
            <text:p>19</text:p>
          </table:table-cell>
          <table:table-cell office:value-type="string">
            <text:p>235</text:p>
          </table:table-cell>
          <table:table-cell table:style-name="ce29" office:value-type="string">
            <text:p>Fall of 1928</text:p>
          </table:table-cell>
          <table:table-cell/>
          <table:table-cell table:style-name="ce34" office:value-type="string">
            <text:p><text:s/>After holding a conference, they decided that this invention [the machine to make airplanes invisible], as well as <text:span text:style-name="T8">"The Demon of Death"</text:span> should not be patented or offered for sale to any <text:span text:style-name="T8">Government</text:span>, that they would test it out and keep it a secret. Here Robert's great generosity showed itself again when he decided that this invention should be used in time of greatest need for the benefit of the <text:span text:style-name="T8">United States</text:span>. Walter said, "Robert, love indeed does make a great man, makes him unselfish, causes him to think of his country, of his mother, his sweetheart and everything else before himself. No wonder you are making a success and always will, because you are doing right." The completion of the great machine, <text:span text:style-name="T8">"The Demon of Death</text:span>," which Robert had worked on untiringly day and night, was a great triumph for him, but his wonderful energy had been exhausted.</text:p>
          </table:table-cell>
          <table:table-cell table:number-columns-repeated="1019"/>
        </table:table-row>
        <table:table-row table:style-name="ro47">
          <table:table-cell/>
          <table:table-cell office:value-type="string">
            <text:p>271</text:p>
          </table:table-cell>
          <table:table-cell office:value-type="string">
            <text:p>No date given, the last date given was latter part of April [1929].</text:p>
          </table:table-cell>
          <table:table-cell/>
          <table:table-cell office:value-type="string">
            <text:p>He told Robert that [sleeping gas] must be kept a secret until time of war when with the new</text:p>
            <text:p>ship "Marie the Angel of Mercy," traveling 1000 miles an hour, they could go from one city to another or from one battlefield to another, release the gas and put everyone to sleep for 7 days. In the meantime, with "<text:span text:style-name="T8">The </text:span><text:span text:style-name="T8">Demon of Death</text:span>" -- they could destroy the enemy's bases and fortifications;</text:p>
          </table:table-cell>
          <table:table-cell table:number-columns-repeated="1019"/>
        </table:table-row>
        <table:table-row table:style-name="ro48">
          <table:table-cell/>
          <table:table-cell office:value-type="string">
            <text:p>285-286</text:p>
          </table:table-cell>
          <table:table-cell office:value-type="string">
            <text:p>Current date is August 2, 1930.</text:p>
          </table:table-cell>
          <table:table-cell/>
          <table:table-cell office:value-type="string">
            <text:p>Captain Robert Gordon was still stationed near Los Angeles and when news came of the terrible loss of life along the Rio Grande, his mind turned to "Marie the Angel of Mercy," -- his great plane secretly stored away in the <text:span text:style-name="T8">Adirondack Mountains </text:span>for use in just such an emergency as this. He knew what the "<text:span text:style-name="T8">Demon of </text:span><text:span text:style-name="T8">Death</text:span>" could do and the sleeping gas invented by Captain Kennelworth. He thought of going to General Pearson, telling him of his discoveries and offering them to the <text:span text:style-name="T8">United States</text:span> to put into immediate use […].</text:p>
          </table:table-cell>
          <table:table-cell table:number-columns-repeated="1019"/>
        </table:table-row>
        <table:table-row table:style-name="ro49">
          <table:table-cell/>
          <table:table-cell office:value-type="string">
            <text:p>296-297 (DOD mentioned on pg. 297).</text:p>
          </table:table-cell>
          <table:table-cell office:value-type="string">
            <text:p>None given, but the current date is September 1930 (right after the attack on San Francisco).</text:p>
          </table:table-cell>
          <table:table-cell/>
          <table:table-cell office:value-type="string">
            <text:p>His heart and soul were with his country and he would sacrifice time and money to be prepared to protect his Government. [While in prison in the United States, Robert] asked to be allowed to have a conference with Walter, which was granted. Told Walter to say nothing about his sleeping gas discovery or the "<text:span text:style-name="T8">Demon of </text:span><text:span text:style-name="T8">Death</text:span>," -- the great <text:span text:style-name="T8">light ray </text:span>destroyer which they could use, and to tell nothing of the great ship "Marie the Angel of Mercy," which they had safely stored away in the <text:span text:style-name="T8">Adirondack Mountains</text:span>. That when the Government came to realize the need of great help and faced defeat, he would then demonstrate the inventions that he had to save the country.</text:p>
          </table:table-cell>
          <table:table-cell table:number-columns-repeated="1019"/>
        </table:table-row>
        <table:table-row table:style-name="ro50">
          <table:table-cell table:style-name="ce80"/>
          <table:table-cell table:style-name="ce80" office:value-type="string">
            <text:p>310-311 (“ray” mentioned on pg. 311)</text:p>
          </table:table-cell>
          <table:table-cell table:style-name="ce80" office:value-type="string">
            <text:p>None given, but during the attack on Cairo, Illinois.</text:p>
          </table:table-cell>
          <table:table-cell table:style-name="ce80"/>
          <table:table-cell table:style-name="ce81" office:value-type="string">
            <text:p><text:span text:style-name="T10"><text:s/></text:span><text:span text:style-name="T10">Colonel Walter Kennelworth had been sent to Cairo with a new plane which had been completed by the </text:span><text:span text:style-name="T13">Major Electric Co. [Per pg. 289, “planes like the Tokyo J-1 or better”]. <text:s/>This plane was equipped with an </text:span><text:span text:style-name="T11">electric machine</text:span><text:span text:style-name="T10"> which could take the </text:span><text:span text:style-name="T11">electric current from the air, charge into the water, and destroy </text:span><text:span text:style-name="T11">battleships for miles in every direction</text:span><text:span text:style-name="T10">. He was circling the sky at a high altitude and watching for an </text:span><text:span text:style-name="T10">opportunity. Finally, seeing the airplanes receding from Cairo when they thought they had completed the </text:span><text:span text:style-name="T10">destruction, </text:span><text:span text:style-name="T11">he pressed a button </text:span><text:span text:style-name="T10">and turned loose the powerful</text:span><text:span text:style-name="T11"> electric ray</text:span><text:span text:style-name="T10">. In less than a minute every </text:span><text:span text:style-name="T10">cruiser and hydroplane was blown to pieces or burnt up by the </text:span><text:span text:style-name="T11">electric current</text:span><text:span text:style-name="T10">. The enemy lost every man </text:span><text:span text:style-name="T10">on board their ships. While Cairo had been almost completely destroyed, this was the first real victory for the </text:span><text:span text:style-name="T10">United States since Colonel Gordon destroyed the "Tokyo J-1." The news was flashed all over the United </text:span><text:span text:style-name="T10">States and people on the Eastern Coast, from Boston to Miami, who feared destruction at any minute, </text:span><text:span text:style-name="T10">breathed a sigh of relief and hoped that this would turn the tide. The old-timers talked about the Yankee </text:span><text:span text:style-name="T10">ingenuity and said that the brains of the United States were the greatest in the world and would find a way to </text:span><text:span text:style-name="T10">overcome any obstacle and defeat the enemies no matter how powerful they were.</text:span></text:p>
          </table:table-cell>
          <table:table-cell table:style-name="ce80" office:value-type="string">
            <text:p>Connection to pg. 289.</text:p>
          </table:table-cell>
          <table:table-cell table:number-columns-repeated="1018"/>
        </table:table-row>
        <table:table-row table:style-name="ro51">
          <table:table-cell table:style-name="ce80"/>
          <table:table-cell table:style-name="ce80" office:value-type="string">
            <text:p>333-334 (“light rays” mentioned on pg. 334)</text:p>
          </table:table-cell>
          <table:table-cell table:style-name="ce80" table:number-columns-repeated="2"/>
          <table:table-cell table:style-name="ce82" office:value-type="string">
            <text:p><text:span text:style-name="T39">“</text:span><text:span text:style-name="T39">I have the plan already worked out for this Tunnel thru the Air. I expect to accomplish it by the use of certain light </text:span><text:span text:style-name="T40">rays</text:span><text:span text:style-name="T39"> and light waves, sending a strong current thru the air on one side and another current on the other side anywhere </text:span><text:span text:style-name="T39">from 100 yards to miles wide and then thru another process that I have in mind, remove the air from between these lines </text:span><text:span text:style-name="T39">or currents, making a vacuum or space between the air which will really be a tunnel. We can drive our planes thru this </text:span><text:span text:style-name="T39">tunnel by radio </text:span><text:span text:style-name="T40">rays</text:span><text:span text:style-name="T39">, directing them from a great central station which I expect to build. All the aviators know that often </text:span><text:span text:style-name="T39">they run into what they call air-pockets in the air, which means nothing more than a vacuum made by Nature in some </text:span><text:span text:style-name="T39">way and that when these airpockets are encountered an airship will drop right down until denser layers of air are </text:span><text:span text:style-name="T39">reached. If Nature can construct a tunnel thru the air, then certainly man with the guidance of God’s divine power can do </text:span><text:span text:style-name="T39">it. It may be hard for you to understand and believe my theories, but they are founded on faith and the knowledge that </text:span><text:span text:style-name="T39">with God nothing is impossible.</text:span></text:p>
          </table:table-cell>
          <table:table-cell table:style-name="ce80" office:value-type="string">
            <text:p>The “light rays” talked about here are related to a Tunnel, not the DOD.</text:p>
          </table:table-cell>
          <table:table-cell table:number-columns-repeated="1018"/>
        </table:table-row>
        <table:table-row table:style-name="ro38">
          <table:table-cell/>
          <table:table-cell office:value-type="string">
            <text:p>336-337 (DOD mentioned on pg. 337)</text:p>
          </table:table-cell>
          <table:table-cell office:value-type="string">
            <text:p>On the night of 3 days before the end of armistice. <text:s/></text:p>
          </table:table-cell>
          <table:table-cell/>
          <table:table-cell office:value-type="string">
            <text:p>Supreme Commander Gordon departed from Washington<text:span text:style-name="T8"> that night</text:span> in the old “St. Marie” which he had ordered brought to Washington to convey him back, taking with him Colonel Walter Kennelworth. He had instructed Colonel Edna Kennelworth to meet him at the Mammouth Building in New York. On arrival he proceeded at once to put the top floor in order for the “<text:span text:style-name="T8">Demon of Death</text:span>” to be moved in. Colonel Kennelworth and <text:span text:style-name="T8">another assistant</text:span> were sent at once to the <text:span text:style-name="T8">Adirondacks</text:span> to the secret hiding of “Marie the Angel of Mercy,” to test out this giant Ezekiel airplane, and bring it to New York City. The machine for distributing the sleeping gas which would reach a radius of 700 miles, was made in readiness on the top floor of the building. “Marie the Angel of Mercy” was in perfect working order, and arrived in New York ship-shape.</text:p>
          </table:table-cell>
          <table:table-cell table:number-columns-repeated="1019"/>
        </table:table-row>
        <table:table-row table:style-name="ro38">
          <table:table-cell/>
          <table:table-cell office:value-type="string">
            <text:p>337</text:p>
          </table:table-cell>
          <table:table-cell office:value-type="string">
            <text:p>A few days before the end of armistice.</text:p>
          </table:table-cell>
          <table:table-cell/>
          <table:table-cell office:value-type="string">
            <text:p>The whole United States was waiting in anxiety because it was known that within a few days the armistice would end and the United States must either fight or surrender. The people in Washington, Boston, Philadelphia, and New York had not slept for more than a week. They knew that an air attack had been threatened and feared the consequences. Supreme Commander Gordon dispatched the sleeping gas by “Marie the Angel of Mercy,” and it was distributed to the planes all across the country. Colonel Kennelworth returned at the end of the second day in “Marie the Angel of Mercy,” after distributing the sleeping gas and giving instructions how to use it. The “<text:span text:style-name="T8">Demon of Death</text:span>” was tested out and found to be in good working order. For many months previous to this, all of the large cities had been kept in darkness because they feared night attacks.</text:p>
          </table:table-cell>
          <table:table-cell table:number-columns-repeated="1019"/>
        </table:table-row>
        <table:table-row table:style-name="ro52">
          <table:table-cell/>
          <table:table-cell office:value-type="string">
            <text:p>355-356 (DOD mentioned on pg. 355)</text:p>
          </table:table-cell>
          <table:table-cell office:value-type="string">
            <text:p>February 15, 1932.</text:p>
          </table:table-cell>
          <table:table-cell/>
          <table:table-cell office:value-type="string">
            <text:p>February 15, 1932 -- Supreme Commander Gordon was informed by the Henry Motor Co. and Major Electric Co. that the Tunnel machines were completed, that gas-distributing machines and equipment for sending airplanes by radio ray without an aviator to distribute the sleeping gas were ready for delivery. Two more "<text:span text:style-name="T8">Demon of Death</text:span>" machines were ready and ordered sent to Washington and Boston. The Supreme Commander was hourly expecting that the enemy would attack the Eastern Coast, concentrating on Boston, New York and Washington. The "Tel-Talk" had recorded conferences which had been held and plans which were under way to concentrate the Enemy's combined forces on the Eastern Coast.</text:p>
          </table:table-cell>
          <table:table-cell table:number-columns-repeated="1019"/>
        </table:table-row>
        <table:table-row table:style-name="ro47">
          <table:table-cell/>
          <table:table-cell office:value-type="string">
            <text:p>358</text:p>
          </table:table-cell>
          <table:table-cell office:value-type="string">
            <text:p>June 1932</text:p>
          </table:table-cell>
          <table:table-cell/>
          <table:table-cell office:value-type="string">
            <text:p>In June, 1932, the enemy decided to make the attack on the Eastern part of the United States. Supreme Commander Gordon had time to make ample preparations to meet it. He had established Colonel Kennelworth in Boston with one of the sleeping-gas machines and he remained in New York in the Mammouth Building, with a "<text:span text:style-name="T8">Demon of Death</text:span>," awaiting the attack upon New York.</text:p>
          </table:table-cell>
          <table:table-cell table:number-columns-repeated="1019"/>
        </table:table-row>
        <table:table-row table:style-name="ro38">
          <table:table-cell/>
          <table:table-cell office:value-type="string">
            <text:p>359-360 (DOD mentioned on pg. 359)</text:p>
          </table:table-cell>
          <table:table-cell office:value-type="string">
            <text:p>Night of June 7, 1932.</text:p>
          </table:table-cell>
          <table:table-cell/>
          <table:table-cell office:value-type="string">
            <text:p>On the night of June 7th, Supreme Commander Gordon had grown tired from his long vigil waiting for</text:p>
            <text:p>an attack upon New York. He placed Colonel Edna Kennelworth in charge of the "<text:span text:style-name="T8">Demon of Death</text:span>" while he went to get a few hours' sleep. While he was sleeping, the "Tel-Talk" machine and the secret radio communicator began to work. Colonel Edna Kennelworth listened in and soon had the plans of the enemy. She knew that Supreme Commander Gordon needed rest and she did not awaken him until early next morning. When he entered the headquarters on top of the<text:span text:style-name="T8"> Mammouth Building</text:span>, she saluted him and said, "Supreme Commander Gordon, this is going to be a great birthday for you. The enemy is going to attack New York City with probably 100,000 airplanes and you and I are alone to defend it.</text:p>
          </table:table-cell>
          <table:table-cell table:number-columns-repeated="1019"/>
        </table:table-row>
        <table:table-row table:style-name="ro39">
          <table:table-cell/>
          <table:table-cell office:value-type="string">
            <text:p>361-362 (DOD mentioned on pg. 361)</text:p>
          </table:table-cell>
          <table:table-cell office:value-type="string">
            <text:p>8 o'clock on the evening of June 8, [1932]</text:p>
          </table:table-cell>
          <table:table-cell/>
          <table:table-cell table:style-name="ce34" office:value-type="string">
            <text:p><text:span text:style-name="T10"><text:s/></text:span><text:span text:style-name="T10">At</text:span><text:span text:style-name="T11"> 8 o'clock on the evening of June 8th</text:span><text:span text:style-name="T10">, Supreme Commander Gordon stood near the "</text:span><text:span text:style-name="T11">Demon of Death</text:span><text:span text:style-name="T10">" </text:span><text:span text:style-name="T10">watching his different instruments and soon noticed on the other side of the room the radio interceptor start </text:span><text:span text:style-name="T10">to work. He stepped up to it and listened, caught the orders going from the different enemy headquarters, </text:span><text:span text:style-name="T10">giving instructions for the combined attack on New York City at </text:span><text:span text:style-name="T11">10 o'clock that night</text:span><text:span text:style-name="T10">. He immediately gave </text:span><text:span text:style-name="T10">instructions for all the electric lights to be kept on all night and all buildings to be well lighted to show his </text:span><text:span text:style-name="T10">confidence and let the enemy know that he expected the attack. Colonel Edna Kennelworth was ordered to </text:span><text:span text:style-name="T10">instruct all army headquarters to send radio messages to the enemy that Supreme Commander Gordon had </text:span><text:span text:style-name="T10">ordered the City of New York and all buildings lighted</text:span></text:p>
            <text:p><text:span text:style-name="T10">up for the night so that they would not miss the city </text:span><text:span text:style-name="T13">and that he awaited their coming with pleasure. Asked </text:span><text:span text:style-name="T10">them not to overlook the Mammouth Building which was 110 stories high; that he would he there alone, </text:span><text:span text:style-name="T10">waiting for them to destroy the building.</text:span></text:p>
          </table:table-cell>
          <table:table-cell office:value-type="string">
            <text:p>This is right before the attack on New York City.</text:p>
          </table:table-cell>
          <table:table-cell table:number-columns-repeated="1018"/>
        </table:table-row>
        <table:table-row table:style-name="ro39">
          <table:table-cell/>
          <table:table-cell office:value-type="string">
            <text:p>362</text:p>
          </table:table-cell>
          <table:table-cell office:value-type="string">
            <text:p>10 minutes after 10 o'clock [pm, June 8, 1932].</text:p>
          </table:table-cell>
          <table:table-cell/>
          <table:table-cell table:style-name="ce34" office:value-type="string">
            <text:p><text:span text:style-name="T10"><text:s/></text:span><text:span text:style-name="T10">When the news reached the enemy, they knew that in some way their plans had leaked out, but it was too </text:span><text:span text:style-name="T10">late now to make any change and to delay attack might mean defeat later, so the orders were carried out. </text:span><text:span text:style-name="T10">About 10 minutes after 10 o'clock, Supreme Commander Gordon sighted the first airplane of the fleet </text:span><text:span text:style-name="T10">approaching 40 or 50 miles up the Hudson River. He watched them until they got within about 20 miles of </text:span><text:span text:style-name="T10">New York City, near Yonkers, then he slowly swung the "</text:span><text:span text:style-name="T11">Demon of Death</text:span><text:span text:style-name="T10">" around on the revolving base and </text:span><text:span text:style-name="T10">turned on the rays, at the same time starting the</text:span></text:p>
            <text:p><text:span text:style-name="T10">sleeping gas machine working. He swept the territory for 50 or 60 miles in every direction, and as the rays </text:span><text:span text:style-name="T10">from the "</text:span><text:span text:style-name="T11">Demon of Death</text:span><text:span text:style-name="T10">" struck the enemy planes, their motors leaped into a liquid flame. Supreme </text:span><text:span text:style-name="T10">Commander Gordon saw that the "</text:span><text:span text:style-name="T11">Demon of Death</text:span><text:span text:style-name="T10">" was doing its work so he pressed a button and Colonel </text:span><text:span text:style-name="T10">Edna Kennelworth appeared. He told her to put on powerful glasses and to look at the planes going down. </text:span><text:span text:style-name="T10">One by one she saw the motors dissolved by the flame from the rays of the "</text:span><text:span text:style-name="T11">Demon of Death</text:span><text:span text:style-name="T10">" and the </text:span><text:span text:style-name="T10">planes falling, one by one, to the ground.</text:span></text:p>
          </table:table-cell>
          <table:table-cell office:value-type="string">
            <text:p>Wave 1 (North) of the attack on New York City.</text:p>
          </table:table-cell>
          <table:table-cell table:number-columns-repeated="1018"/>
        </table:table-row>
        <table:table-row table:style-name="ro48">
          <table:table-cell/>
          <table:table-cell office:value-type="string">
            <text:p>362-363</text:p>
          </table:table-cell>
          <table:table-cell office:value-type="string">
            <text:p>A few minutes after the Northern army was wiped out.</text:p>
          </table:table-cell>
          <table:table-cell/>
          <table:table-cell table:style-name="ce28" office:value-type="string">
            <text:p><text:span text:style-name="T10"><text:s/></text:span><text:span text:style-name="T10">A few minutes after the Northern army was wiped out, the signal came that a great fleet of airplanes was </text:span><text:span text:style-name="T10">making its way across Long Island Sound. Supreme</text:span><text:span text:style-name="T13"> Commander Gordon swung the "</text:span><text:span text:style-name="T12">Demon of Death</text:span><text:span text:style-name="T13">" </text:span><text:span text:style-name="T10">around and watched the approach of the enemy planes as they came out from the Atlantic Ocean and </text:span><text:span text:style-name="T10">crossed Fire Island. He let them get within </text:span><text:span text:style-name="T11">30 to 40 miles </text:span><text:span text:style-name="T10">as they came up across the Great South Bay, then </text:span><text:span text:style-name="T10">he again turned loose the "</text:span><text:span text:style-name="T11">Demon of Death</text:span><text:span text:style-name="T10">." Swiftly the planes went down in flames, ending the attack from </text:span><text:span text:style-name="T10">the ocean.</text:span></text:p>
          </table:table-cell>
          <table:table-cell office:value-type="string">
            <text:p>Wave 2 (East) of the attack on New York City.</text:p>
          </table:table-cell>
          <table:table-cell table:number-columns-repeated="1018"/>
        </table:table-row>
        <table:table-row table:style-name="ro53">
          <table:table-cell/>
          <table:table-cell office:value-type="string">
            <text:p>363-364 (DOD on pg. 363)</text:p>
          </table:table-cell>
          <table:table-cell office:value-type="string">
            <text:p>A little while longer [after the Wave 2 (East) attack on NYC].</text:p>
          </table:table-cell>
          <table:table-cell/>
          <table:table-cell table:style-name="ce34" office:value-type="string">
            <text:p><text:span text:style-name="T10"><text:s/></text:span><text:span text:style-name="T10">He watched a little while longer and saw across Staten Island another flock of planes which he knew was </text:span><text:span text:style-name="T10">coming from Southern headquarters. He called Colonel Edna Kennelworth and said: "This time you may </text:span><text:span text:style-name="T10">operate </text:span><text:span text:style-name="T38">'Spitfire'</text:span><text:span text:style-name="T10"> and destroy the Southern wing." She was a little nervous at first but knowing what this </text:span><text:span text:style-name="T10">great machine could do, she turned it on, slowly lowered and raised it, moving to the right and left, until she </text:span><text:span text:style-name="T10">gauged the distance of the approaching planes. One by one she saw their motors turn to liquid fire and sink </text:span><text:span text:style-name="T10">to the earth. Turning to Supreme Commander Gordon she said, "Look." He focused his powerful glasses </text:span><text:span text:style-name="T10">toward the South and saw that the air</text:span></text:p>
            <text:p><text:span text:style-name="T10">was clear. Turning around he said: "Edna, you are a wonderful woman and I am happy to have you take this </text:span><text:span text:style-name="T10">part in saving your country. This is the day of women and their influence must help to win war forever." "It </text:span><text:span text:style-name="T10">seems a shame," she replied, "that the lives of all these brave men from so many nations should be </text:span><text:span text:style-name="T10">sacrificed. Among the planes that went down by the thousands, I could see some were </text:span><text:span text:style-name="T11">English, German, </text:span><text:span text:style-name="T11">Spanish, Austrian, Russian, Japanese, Turkish, and Arabian planes</text:span><text:span text:style-name="T10">. Certainly almost the entire world is</text:span><text:span text:style-name="T13"> </text:span><text:span text:style-name="T13">against us and we are winning. This must mean the </text:span><text:span text:style-name="T10">end of the war.</text:span></text:p>
          </table:table-cell>
          <table:table-cell office:value-type="string">
            <text:p>Wave 3 (South) of the attack on New York City. <text:s/>Spitfire is not hyphenated here, as it is on pg. 233.</text:p>
          </table:table-cell>
          <table:table-cell table:number-columns-repeated="1018"/>
        </table:table-row>
        <table:table-row table:style-name="ro54">
          <table:table-cell/>
          <table:table-cell office:value-type="string">
            <text:p>367</text:p>
          </table:table-cell>
          <table:table-cell office:value-type="string">
            <text:p>None given, but right after Wave 4 (West) of the attack on NYC.</text:p>
          </table:table-cell>
          <table:table-cell/>
          <table:table-cell table:style-name="ce34" office:value-type="string">
            <text:p><text:span text:style-name="T10"><text:s/></text:span><text:span text:style-name="T10">His first thought was of Marie, his next thought was of his old friend Walter Kennelworth. He sent the first </text:span><text:span text:style-name="T10">message of the victory over his secret radio to him. "The enemy has attacked New York from four sides, </text:span><text:span text:style-name="T10">more than 100,000 strong. The '</text:span><text:span text:style-name="T11">Demon of Death</text:span><text:span text:style-name="T10">' has done its work. The Tunnel machines have performed </text:span><text:span text:style-name="T10">a miracle. More than 50,000</text:span></text:p>
            <text:p><text:span text:style-name="T10">aviators are sleeping in our nets. Your great discovery has made this a painless victory. Edna, your noble </text:span><text:span text:style-name="T10">wife, performed the painless herculean task and played her part in the final stage of the great victory."</text:span></text:p>
          </table:table-cell>
          <table:table-cell office:value-type="string">
            <text:p><text:s/></text:p>
          </table:table-cell>
          <table:table-cell table:number-columns-repeated="1018"/>
        </table:table-row>
        <table:table-row table:style-name="ro55">
          <table:table-cell/>
          <table:table-cell office:value-type="string">
            <text:p>370</text:p>
          </table:table-cell>
          <table:table-cell office:value-type="string">
            <text:p>None given, but text of this is right after the attack on NYC.</text:p>
          </table:table-cell>
          <table:table-cell/>
          <table:table-cell office:value-type="string">
            <text:p><text:span text:style-name="T10"><text:s/></text:span><text:span text:style-name="T10">Again in the 39th Chapter: 9th verse [of Ezekiel]: "Shall go forth and shall set on fire and burn the weapons, </text:span><text:span text:style-name="T10">both the</text:span></text:p>
            <text:p><text:span text:style-name="T10">shields and the bucklers, the bows and the arrows, and the handstaves and the spears, and they shall burn </text:span><text:span text:style-name="T10">them with fire seven years." This meant the "</text:span><text:span text:style-name="T11">Demon of Death</text:span><text:span text:style-name="T10">" which had burned up the motors of the </text:span><text:span text:style-name="T10">attacking airplanes.</text:span></text:p>
          </table:table-cell>
          <table:table-cell table:number-columns-repeated="1019"/>
        </table:table-row>
        <table:table-row table:style-name="ro56">
          <table:table-cell/>
          <table:table-cell office:value-type="string">
            <text:p>375</text:p>
          </table:table-cell>
          <table:table-cell office:value-type="string">
            <text:p>About 4:00 am [June 9, 1932].</text:p>
          </table:table-cell>
          <table:table-cell/>
          <table:table-cell office:value-type="string">
            <text:p><text:span text:style-name="T10">About 4 A.M. the President of the United States landed on the Mammouth Building in New York and </text:span><text:span text:style-name="T11">was </text:span><text:span text:style-name="T11">taken down in the elevator to the 110</text:span><text:span text:style-name="T41">th</text:span><text:span text:style-name="T11"> floor</text:span><text:span text:style-name="T10"> to Supreme Commander Gordon's office. He found Colonel </text:span><text:span text:style-name="T10">Edna Kennelworth </text:span><text:span text:style-name="T11">sentinel</text:span><text:span text:style-name="T10"> at the door. She had met the President before and after saluting him asked if he </text:span><text:span text:style-name="T10">wished to see Supreme Commander Gordon. He replied that he did and she immediately conducted him to </text:span><text:span text:style-name="T10">his private office. The President rushed in and found Supreme Commander Gordon sitting peacefully reading </text:span><text:span text:style-name="T10">a newspaper. The President could hardly believe it and asked him for the facts of the attack upon New York </text:span><text:span text:style-name="T10">City and if all enemy planes had been destroyed. Supreme Commander Gordon told the President that it was </text:span><text:span text:style-name="T10">a fact. The President asked Supreme Commander Gordon if there had been any losses to our airplane fleet </text:span><text:span text:style-name="T10">in destroying the enemy and where our fleet was now located. The Supreme Commander pointed to the </text:span><text:span text:style-name="T10">"</text:span><text:span text:style-name="T11">Demon of Death</text:span><text:span text:style-name="T10">" and the sleeping gas machines and said: "There is the fleet which has destroyed and </text:span><text:span text:style-name="T10">captured probably </text:span><text:span text:style-name="T11">100,000 of the enemy's planes</text:span><text:span text:style-name="T10">. Mr. President,</text:span></text:p>
            <text:p><text:span text:style-name="T10">would you like to go on a little sight-seeing expedition?" The President said that he would. </text:span><text:span text:style-name="T11">A button was </text:span><text:span text:style-name="T11">pressed</text:span><text:span text:style-name="T10"> and in a few minutes "Marie the Angel of Mercy," Robert's big ship, appeared in front of the window.</text:span></text:p>
          </table:table-cell>
          <table:table-cell table:number-columns-repeated="1019"/>
        </table:table-row>
        <table:table-row table:style-name="ro29">
          <table:table-cell/>
          <table:table-cell office:value-type="string">
            <text:p>376</text:p>
          </table:table-cell>
          <table:table-cell office:value-type="string">
            <text:p>About 4:00 am [June 9, 1932].</text:p>
          </table:table-cell>
          <table:table-cell/>
          <table:table-cell table:style-name="ce28" office:value-type="string">
            <text:p>Supreme Commander Gordon then explained fully the working of the "<text:span text:style-name="T8">Demon of Death</text:span>" to the President. <text:span text:style-name="T13"><text:s/></text:span><text:span text:style-name="T13">They stepped upon board "Marie the Angel of Mercy," </text:span><text:span text:style-name="T10">sailed out across Long Island, slowed the plane down, </text:span><text:span text:style-name="T10">drifted very low and passed over the thousands of airplanes which had been destroyed. They sailed over </text:span><text:span text:style-name="T11">Staten Island</text:span><text:span text:style-name="T10"> and saw the wrecks of the planes which had been destroyed there. Then swung up the </text:span><text:span text:style-name="T11">Hudson River</text:span><text:span text:style-name="T10"> above Yonkers, descended close to the water and </text:span><text:span text:style-name="T11">anchored in the air</text:span><text:span text:style-name="T10">. The President had </text:span><text:span text:style-name="T10">never been on an airship that was anchored in the air and was amazed at Supreme Commander Gordon's </text:span><text:span text:style-name="T10">marvelous invention. He handed the President</text:span><text:span text:style-name="T11"> a pair of powerful field glasses</text:span><text:span text:style-name="T10"> and told him to take a look. </text:span><text:span text:style-name="T10">The river was almost choked with the wrecks of the airplanes which had gone down defying the "</text:span><text:span text:style-name="T11">Demon of </text:span><text:span text:style-name="T11">Death</text:span><text:span text:style-name="T10">." Bodies of aviators wearing the uniforms of the </text:span><text:span text:style-name="T11">various nations</text:span><text:span text:style-name="T10"> were floating upon the waters. When </text:span><text:span text:style-name="T10">the Supreme Commander explained to the President that he</text:span></text:p>
            <text:p><text:span text:style-name="T10">believed that </text:span><text:span text:style-name="T11">not one of the enemy's planes had escaped</text:span><text:span text:style-name="T10">, he marveled at the wonderful invention and the </text:span><text:span text:style-name="T10">fact that </text:span><text:span text:style-name="T11">two men and a lone woman</text:span><text:span text:style-name="T10"> could accomplish such a feat.</text:span></text:p>
          </table:table-cell>
          <table:table-cell table:number-columns-repeated="1019"/>
        </table:table-row>
        <table:table-row table:style-name="ro38">
          <table:table-cell/>
          <table:table-cell office:value-type="string">
            <text:p>378</text:p>
          </table:table-cell>
          <table:table-cell office:value-type="string">
            <text:p>The forenoon of June 9 [1932].</text:p>
          </table:table-cell>
          <table:table-cell/>
          <table:table-cell table:style-name="ce28" office:value-type="string">
            <text:p><text:span text:style-name="T10"><text:s/></text:span><text:span text:style-name="T10">On their </text:span><text:span text:style-name="T11">return</text:span><text:span text:style-name="T10"> all was quiet in New York City. No one knew what had happened that night. The President </text:span><text:span text:style-name="T10">could not find words to express his appreciation for this wonderful work. He asked the Supreme Commander </text:span><text:span text:style-name="T10">what his future plans s</text:span><text:span text:style-name="T13">ere. </text:span><text:span text:style-name="T10">Supreme Commander Gordon told the President to read the Bible, especially </text:span><text:span text:style-name="T10">Daniel's prophecy and the book of Ezekiel, and he would know what was yet to take place. It was agreed that </text:span><text:span text:style-name="T10">the news of the success with the "</text:span><text:span text:style-name="T11">Demon of Death</text:span><text:span text:style-name="T10">" and the sleeping gas machine was to be kept secret </text:span><text:span text:style-name="T10">and that the President was the only one to know of Robert's great invention. <text:s/></text:span><text:span text:style-name="T13"><text:s/>The President returned to </text:span><text:span text:style-name="T13">Washington on the forenoon </text:span><text:span text:style-name="T10">of June 9th, feeling much elated over the wonderful victory, proud of his native </text:span><text:span text:style-name="T10">land and thankful that the Divine Power had given them the man of the </text:span><text:span text:style-name="T11">hour</text:span><text:span text:style-name="T10"> at the </text:span><text:span text:style-name="T22">right</text:span><text:span text:style-name="T11"> time</text:span><text:span text:style-name="T10">.</text:span></text:p>
          </table:table-cell>
          <table:table-cell table:number-columns-repeated="1019"/>
        </table:table-row>
        <table:table-row table:style-name="ro52">
          <table:table-cell/>
          <table:table-cell office:value-type="string">
            <text:p>382</text:p>
          </table:table-cell>
          <table:table-cell office:value-type="string">
            <text:p>Early part of July 1932.</text:p>
          </table:table-cell>
          <table:table-cell/>
          <table:table-cell table:style-name="ce34" office:value-type="string">
            <text:p><text:span text:style-name="T10"><text:s/></text:span><text:span text:style-name="T10">The United States Army scouting planes reported that the enemy scouts were going out more frequently </text:span><text:span text:style-name="T10">each night</text:span></text:p>
            <text:p><text:span text:style-name="T10">and some of them had been seen 50,000 or 60,000 feet in the air. They thought that they were getting ready </text:span><text:span text:style-name="T10">to make another attack and were trying to get a line on what the United States forces were planning to do. </text:span><text:span text:style-name="T10">The Supreme Commander went to </text:span><text:span text:style-name="T11">Washington</text:span><text:span text:style-name="T10"> to test out the "</text:span><text:span text:style-name="T11">Demon of Death</text:span><text:span text:style-name="T10">" which had been </text:span><text:span text:style-name="T11">installed </text:span><text:span text:style-name="T11">in the Capitol Building</text:span><text:span text:style-name="T10"> and found it in good working </text:span><text:span text:style-name="T11">order</text:span><text:span text:style-name="T10">. A sleeping gas distributing machine and the </text:span><text:span text:style-name="T10">Tunnel machine had been set up there and he also tested them out.</text:span></text:p>
          </table:table-cell>
          <table:table-cell office:value-type="string">
            <text:p>Before the attack on Washington.</text:p>
          </table:table-cell>
          <table:table-cell table:number-columns-repeated="1018"/>
        </table:table-row>
        <table:table-row table:style-name="ro40">
          <table:table-cell/>
          <table:table-cell office:value-type="string">
            <text:p>382-383 (DOD mentioned on pg. 382)</text:p>
          </table:table-cell>
          <table:table-cell office:value-type="string">
            <text:p>Early part of July [1932]. <text:s/>July 2, [1932].</text:p>
          </table:table-cell>
          <table:table-cell/>
          <table:table-cell table:style-name="ce34" office:value-type="string">
            <text:p><text:span text:style-name="T10"><text:s/></text:span><text:span text:style-name="T10">In view of the splendid work done by Colonel Edna Kennelworth at the time of the attack on New York City, </text:span><text:span text:style-name="T10">Supreme Commander Gordon decided to send her to </text:span><text:span text:style-name="T11">Washington</text:span><text:span text:style-name="T10"> and put her in charge of the sleeping gas </text:span><text:span text:style-name="T10">distributing machine, the "</text:span><text:span text:style-name="T11">Demon of Death</text:span><text:span text:style-name="T10">," and the Tunnel machine. He instructed her that if an attack </text:span><text:span text:style-name="T10">came upon Washington, she was not to use the "</text:span><text:span text:style-name="T11">Demon of Death</text:span><text:span text:style-name="T10">" unless the sleeping gas failed or they </text:span><text:span text:style-name="T13"><text:s/></text:span><text:span text:style-name="T13">failed to get the enemy aviators into the Tunnel thru </text:span><text:span text:style-name="T10">the Air. He believed that if attack came upon </text:span><text:span text:style-name="T10">Washington, it would be the last and end the war. Because his country had ever stood for </text:span><text:span text:style-name="T11">love</text:span><text:span text:style-name="T10"> and liberty, if </text:span><text:span text:style-name="T10">its Capitol was attacked he wanted it to be saved by a bloodless victory. It would mean much to the United </text:span><text:span text:style-name="T10">States in future years if the </text:span><text:span text:style-name="T11">seat</text:span><text:span text:style-name="T10"> of government could</text:span></text:p>
            <text:p><text:span text:style-name="T10">be protected without taking the life of one of the enemy. With the Tunnel machine in New York, another one </text:span><text:span text:style-name="T10">in Cincinnati and a third machine in Washington, D. C., he would be able from New York City to place a </text:span><text:span text:style-name="T10">Tunnel thru the Air in every direction around Washington to capture the invading army of planes. Colonel </text:span><text:span text:style-name="T10">Edna Kennelworth said that she thought he was placing on </text:span><text:span text:style-name="T11">her shoulders</text:span><text:span text:style-name="T10"> a great responsibility, but that if </text:span><text:span text:style-name="T10">he had confidence in her, she would go and do her best. He told her that she could not fail and that there was </text:span><text:span text:style-name="T10">nothing to fear; that it would be much easier now to protect Washington than it was New York from attack. So </text:span><text:span text:style-name="T10">Colonel Edna Kennelworth went to </text:span><text:span text:style-name="T11">Washington</text:span><text:span text:style-name="T10">. She arrived there on </text:span><text:span text:style-name="T11">July 2nd</text:span><text:span text:style-name="T10">, and did not have long to </text:span><text:span text:style-name="T10">wait before seeing action.</text:span></text:p>
          </table:table-cell>
          <table:table-cell office:value-type="string">
            <text:p>Before the attack on Washington.</text:p>
          </table:table-cell>
          <table:table-cell table:number-columns-repeated="1018"/>
        </table:table-row>
        <table:table-row table:style-name="ro49">
          <table:table-cell/>
          <table:table-cell office:value-type="string">
            <text:p>392-393 (DOD mentioned on pg. 392).</text:p>
          </table:table-cell>
          <table:table-cell office:value-type="string">
            <text:p>July 20, [1932].</text:p>
          </table:table-cell>
          <table:table-cell/>
          <table:table-cell table:style-name="ce34" office:value-type="string">
            <text:p><text:span text:style-name="T10"><text:s/></text:span><text:span text:style-name="T10">He called Colonel Walter Kennelworth and Colonel Edna Kennelworth to his headquarters. Thanked them </text:span><text:span text:style-name="T10">for their services to the country; assured them of his appreciation of their loyalty and devotion and promoted </text:span><text:span text:style-name="T10">them to the rank of General. He ordered </text:span><text:span text:style-name="T11">General Walter Kennelworth</text:span><text:span text:style-name="T10"> to take charge of headquarters in</text:span><text:span text:style-name="T13"> </text:span><text:span text:style-name="T12">New York</text:span><text:span text:style-name="T13">, operate the sleeping gas machine and to use </text:span><text:span text:style-name="T10">the "</text:span><text:span text:style-name="T11">Demon of Death</text:span><text:span text:style-name="T10">" in case of emergency. </text:span><text:span text:style-name="T10">However, he felt sure that there would be no more attacks. General Edna Kennelworth was ordered to </text:span><text:span text:style-name="T10">Washington to resume charge in the Capitol Building and operate the machines for defense if necessary.</text:span></text:p>
          </table:table-cell>
          <table:table-cell office:value-type="string">
            <text:p>Right before RG's 7 days.</text:p>
          </table:table-cell>
          <table:table-cell table:number-columns-repeated="1018"/>
        </table:table-row>
        <table:table-row table:style-name="ro57">
          <table:table-cell/>
          <table:table-cell table:style-name="ce14" office:value-type="float" office:value="393">
            <text:p>393</text:p>
          </table:table-cell>
          <table:table-cell office:value-type="string">
            <text:p>July 20, [1932].</text:p>
          </table:table-cell>
          <table:table-cell table:style-name="ce14"/>
          <table:table-cell table:style-name="ce83" office:value-type="string">
            <text:p><text:span text:style-name="T42"><text:s/></text:span><text:span text:style-name="T42">In bidding good-bye to his loyal comrades, he told them that he was going to take Marie the Angel </text:span><text:span text:style-name="T42">of Mercy, and was going alone to London, Berlin, Moscow, Madrid, Tokio and destroy buildings in </text:span><text:span text:style-name="T42">these cities and with the </text:span><text:span text:style-name="T43">light ray</text:span><text:span text:style-name="T42"> put every city in darkness, put the people to sleep and leave them </text:span><text:span text:style-name="T42">for 7 days. Then he would destroy or conquer every important city in the world in 6 days, just the </text:span><text:span text:style-name="T42">same as God created the world in 6 days, and that on the 7th day he would return to New York City </text:span><text:span text:style-name="T42">and await the action of the Allied </text:span><text:span text:style-name="T44">Nations in regard to peace. </text:span><text:span text:style-name="T42">He ordered all of the countries notified by </text:span><text:span text:style-name="T42">radio that he would leave New York City on Marie the Angel of Mercy, which could make 1000 </text:span><text:span text:style-name="T42">miles an hour, and when he arrived in London and other cities everyone should be out of the </text:span><text:span text:style-name="T42">buildings which he would destroy with the "</text:span><text:span text:style-name="T45">Demon of Death</text:span><text:span text:style-name="T42">"; that this was to be a mission of </text:span><text:span text:style-name="T42">mercy and that he would not destroy one life if possible but that he must demonstrate the power that </text:span><text:span text:style-name="T42">he could destroy all life and buildings if necessary.</text:span></text:p>
          </table:table-cell>
          <table:table-cell office:value-type="string">
            <text:p>Right before RG's 7 days.</text:p>
          </table:table-cell>
          <table:table-cell table:number-columns-repeated="1018"/>
        </table:table-row>
        <table:table-row table:style-name="ro29">
          <table:table-cell/>
          <table:table-cell office:value-type="string">
            <text:p>393-394 (“death ray” mentioned on pg. 394).</text:p>
          </table:table-cell>
          <table:table-cell office:value-type="string">
            <text:p>7 am on July 21 [1932]. (RG's 7 days).</text:p>
          </table:table-cell>
          <table:table-cell/>
          <table:table-cell table:style-name="ce34" office:value-type="string">
            <text:p><text:span text:style-name="T10"><text:s/></text:span><text:span text:style-name="T10">At 7 A.M. on July 21st, Supreme Commander Gordon sailed away in the Marie the Angel </text:span><text:span text:style-name="T13">of Mercy and </text:span><text:span text:style-name="T12">in a </text:span><text:span text:style-name="T12">little over three hours</text:span><text:span text:style-name="T13"> he was over </text:span><text:span text:style-name="T10">London. He notified them to clear all the big buildings on Lombard and </text:span><text:span text:style-name="T10">Downing Streets. They were unable to see his plane or hear it but they knew that he was somewhere over </text:span><text:span text:style-name="T10">London in the air. The people were frightened and cleared out of the buildings. Women and children were </text:span><text:span text:style-name="T10">taken away to </text:span><text:span text:style-name="T11">safety and</text:span></text:p>
            <text:p><text:span text:style-name="T11">slowly</text:span><text:span text:style-name="T10"> the</text:span><text:span text:style-name="T11"> death ray </text:span><text:span text:style-name="T10">started to do its work. The big buildings crumbled away, slowly melting down as tho </text:span><text:span text:style-name="T10">they were butter. The people fell upon their knees in the streets and prayed to God to save them from this </text:span><text:span text:style-name="T10">great invisible force. Many people believed that it was an unseen power from heaven that had come to </text:span><text:span text:style-name="T10">destroy the world and that this was the end of the world. When he had completed the destruction of enough </text:span><text:span text:style-name="T10">buildings to show them his power, he circled over London time and time again, sending forth the sleeping gas </text:span><text:span text:style-name="T10">and the people all succumbed and went to sleep. With the power from his machine he extinguished all the </text:span><text:span text:style-name="T10">electric lights in the city and left it in darkness. The news of this terrible disaster was sent from London to the </text:span><text:span text:style-name="T10">Allied Enemy headquarters in the United States.</text:span></text:p>
          </table:table-cell>
          <table:table-cell office:value-type="string">
            <text:p>RG's 7 days. <text:s/>“death ray” (singular).</text:p>
          </table:table-cell>
          <table:table-cell table:number-columns-repeated="1018"/>
        </table:table-row>
        <table:table-row table:style-name="ro58">
          <table:table-cell/>
          <table:table-cell office:value-type="string">
            <text:p>394-395</text:p>
          </table:table-cell>
          <table:table-cell table:number-columns-repeated="2"/>
          <table:table-cell table:style-name="ce28" office:value-type="string">
            <text:p><text:span text:style-name="T46"><text:s/></text:span><text:span text:style-name="T46">Supreme Commander Gordon then proceeded on the following day to Berlin. He intended to teach the Germans a </text:span><text:span text:style-name="T46">lesson that they never would forget. He would show mercy that they had never shown because not one woman or child </text:span><text:span text:style-name="T46">would be harmed, but protected. Not one human life would be taken, but he would make the destruction of buildings in </text:span><text:span text:style-name="T46">Berlin so complete that they would never forget his visit. He would remind them that the Kaiser and all of the great </text:span><text:span text:style-name="T46">German armies were powerless when Marie the Angel of Mercy sent</text:span><text:span text:style-name="T44"> forth its destructive </text:span><text:span text:style-name="T47">rays</text:span><text:span text:style-name="T44"> and sleeping gas. He </text:span><text:span text:style-name="T44">sailed </text:span><text:span text:style-name="T46">over Berlin and notified everyone to clear out of the buildings. He destroyed all of the important buildings on the </text:span><text:span text:style-name="T46">business streets, turned loose his sleeping gas and left Berlin in darkness, to sleep for 7 days.</text:span></text:p>
          </table:table-cell>
          <table:table-cell office:value-type="string">
            <text:p>RG's 7 days.</text:p>
          </table:table-cell>
          <table:table-cell table:number-columns-repeated="1018"/>
        </table:table-row>
        <table:table-row table:style-name="ro59">
          <table:table-cell/>
          <table:table-cell office:value-type="string">
            <text:p>397</text:p>
          </table:table-cell>
          <table:table-cell office:value-type="string">
            <text:p>None given, but during RG's 7 days.</text:p>
          </table:table-cell>
          <table:table-cell/>
          <table:table-cell table:style-name="ce35" office:value-type="string">
            <text:p><text:span text:style-name="T10"><text:s/></text:span><text:span text:style-name="T10">From there he proceeded to the beautiful city of Vienna and having the people removed from the buildings, </text:span><text:span text:style-name="T10">turned on the "</text:span><text:span text:style-name="T11">Demon of Death</text:span><text:span text:style-name="T10">" and melted the buildings down. Discharging sleeping gas from his machine, </text:span><text:span text:style-name="T10">he said good-bye to Vienna and proceeded to Moscow.</text:span></text:p>
          </table:table-cell>
          <table:table-cell office:value-type="string">
            <text:p>RG's 7 days.</text:p>
          </table:table-cell>
          <table:table-cell table:number-columns-repeated="1018"/>
        </table:table-row>
        <table:table-row table:style-name="ro60">
          <table:table-cell/>
          <table:table-cell office:value-type="string">
            <text:p>397</text:p>
          </table:table-cell>
          <table:table-cell office:value-type="string">
            <text:p>None given, but during RG's 7 days.</text:p>
          </table:table-cell>
          <table:table-cell/>
          <table:table-cell table:style-name="ce35" office:value-type="string">
            <text:p><text:span text:style-name="T10"><text:s/></text:span><text:span text:style-name="T10">The poor and uneducated people of </text:span><text:span text:style-name="T11">Russia</text:span><text:span text:style-name="T10"> had been warned of his coming. The newspapers told them </text:span><text:span text:style-name="T10">what had been happening in other cities, but the people refused to believe that they would not be destroyed. </text:span><text:span text:style-name="T10">Many of them rushed to the waters and drowned themselves. Others went to the forests to hide. Moscow </text:span><text:span text:style-name="T10">was more excited than ever before. People had been praying day and night before he arrived. Finally when </text:span><text:span text:style-name="T10">he was over Moscow, he sent a radio message that they should clear all the important buildings which he </text:span><text:span text:style-name="T10">was going to destroy. He descended very low and located the buildings and when he had been notified that </text:span><text:span text:style-name="T10">the people had been moved to </text:span><text:span text:style-name="T11">safety</text:span><text:span text:style-name="T10">, turned on the "</text:span><text:span text:style-name="T11">Demon of Death</text:span><text:span text:style-name="T10">." As the buildings leapt into flames </text:span><text:span text:style-name="T10">and the people could see them, they were sure that this was the end of the world and that God was </text:span><text:span text:style-name="T10">destroying it by fire, because they were unable to see the source from which the destruction was coming, the </text:span><text:span text:style-name="T10">destroying </text:span><text:span text:style-name="T11">rays</text:span><text:span text:style-name="T10"> from the machine being invisible and Marie the Angel of Mercy being invisible. When he had </text:span><text:span text:style-name="T10">flnished the </text:span><text:span text:style-name="T13">destruction of the buildings, he turned loose the sleeping </text:span><text:span text:style-name="T10">gas, darkened the city and sailed for </text:span><text:span text:style-name="T11">Constantinople</text:span><text:span text:style-name="T10">.</text:span></text:p>
          </table:table-cell>
          <table:table-cell office:value-type="string">
            <text:p>RG's 7 days.</text:p>
          </table:table-cell>
          <table:table-cell table:number-columns-repeated="1018"/>
        </table:table-row>
        <table:table-row table:style-name="ro61">
          <table:table-cell/>
          <table:table-cell office:value-type="string">
            <text:p>398</text:p>
          </table:table-cell>
          <table:table-cell office:value-type="string">
            <text:p>None given, but during RG's 7 days.</text:p>
          </table:table-cell>
          <table:table-cell/>
          <table:table-cell table:style-name="ce34" office:value-type="string">
            <text:p><text:s/>He had notified the terrible Turks, who had sent such destructive airships to help conquer the United States, that he was going to open the Dardanelles from the air; and destroy the battleships in the Black Sea. When he arrived and all buildings were cleared, people were greatly frightened and some of them were praying to America's God to save them. Supreme Commander Gordon assured them that no lives would be taken. He then proceeded to destroy all their largest buildings, <text:span text:style-name="T8">discharged the </text:span><text:span text:style-name="T9">death rays</text:span><text:span text:style-name="T8"> into the water</text:span> and blew up their ships; left the city in darkness to sleep in peace.</text:p>
          </table:table-cell>
          <table:table-cell office:value-type="string">
            <text:p>RG's 7 days. “death rays” (plural).</text:p>
          </table:table-cell>
          <table:table-cell table:number-columns-repeated="1018"/>
        </table:table-row>
        <table:table-row table:style-name="ro24">
          <table:table-cell/>
          <table:table-cell office:value-type="string">
            <text:p>398-399 (“death rays” split between the pages)</text:p>
          </table:table-cell>
          <table:table-cell office:value-type="string">
            <text:p>None given, but during RG's 7 days.</text:p>
          </table:table-cell>
          <table:table-cell/>
          <table:table-cell table:style-name="ce34" office:value-type="string">
            <text:p><text:span text:style-name="T10"><text:s/></text:span><text:span text:style-name="T10">The Japs had been the first to declare war upon the United States and make an attack and they must be </text:span><text:span text:style-name="T10">taught a lesson which they would remember so long as the world stood. He ordered all the men removed </text:span><text:span text:style-name="T10">from their battleships and proceeded to </text:span><text:span text:style-name="T11">discharge the </text:span><text:span text:style-name="T9">death rays</text:span><text:span text:style-name="T12"> into the water</text:span><text:span text:style-name="T13"> and destroy them. When </text:span><text:span text:style-name="T13">he began </text:span><text:span text:style-name="T10">to destroy the important buildings the people thought that it was another earthquake because they </text:span><text:span text:style-name="T10">had not forgotten how their buildings had crumbled down years before. He assured them that no lives would </text:span><text:span text:style-name="T10">be taken, that they would be allowed to sleep for 7 days in peace; leaving the city in darkness and the </text:span><text:span text:style-name="T10">inhabitants asleep, he proceeded to Melbourne and Sydney, Australia.</text:span></text:p>
          </table:table-cell>
          <table:table-cell office:value-type="string">
            <text:p>RG's 7 days. “death rays” (plural).</text:p>
          </table:table-cell>
          <table:table-cell table:number-columns-repeated="1018"/>
        </table:table-row>
        <table:table-row table:style-name="ro62">
          <table:table-cell/>
          <table:table-cell office:value-type="string">
            <text:p>399-400 (“ray” mentioned on pg. 399) (“death ray” mentioned on pg. 400)</text:p>
          </table:table-cell>
          <table:table-cell office:value-type="string">
            <text:p>None given, but during RG's 7 days.</text:p>
          </table:table-cell>
          <table:table-cell/>
          <table:table-cell table:style-name="ce34" office:value-type="string">
            <text:p><text:span text:style-name="T10"><text:s/></text:span><text:span text:style-name="T10">The City of Mexico was next notified that they would have the final and greatest demonstration of the power </text:span><text:span text:style-name="T10">of Marie the Angel of Mercy. The Mexicans and Spaniards knew that Supreme Commander Gordon was born </text:span><text:span text:style-name="T10">in the State of Texas. They remembered the Battle of the Alamo and Goliad. The poor class of Mexicans </text:span><text:span text:style-name="T10">refused to believe after Mexico had joined with Japan and Spain against the United States, that any Texan </text:span><text:span text:style-name="T10">would spare their lives. They had prayed day and night since they learned that the Supreme Commander of </text:span><text:span text:style-name="T10">the United States with Marie the Angel of Mercy was to visit them. He told them that this machine took its </text:span><text:span text:style-name="T10">power from the air and that the </text:span><text:span text:style-name="T38">rays</text:span><text:span text:style-name="T10"> were powerful enough to melt down the mountains and that he would </text:span><text:span text:style-name="T10">destroy some of the mountains of Mexico and all the</text:span></text:p>
            <text:p><text:span text:style-name="T10">old pyramids. Before he reached the City of Mexico, </text:span><text:span text:style-name="T13"><text:s/>he anchored over a mountain, turned on the </text:span><text:span text:style-name="T38">death </text:span><text:span text:style-name="T38">ray</text:span><text:span text:style-name="T13"> </text:span><text:span text:style-name="T10">and the mountain crumbled to dust. The old pyramids were also destroyed. When he reached the City of </text:span><text:span text:style-name="T10">Mexico, he informed them that he had destroyed the mountains to fulfill the prophecies in the Bible which </text:span><text:span text:style-name="T10">said that every mountain should be laid low and every valley should be exalted. A large part of forces of the </text:span><text:span text:style-name="T10">enemy and their officers were located in the City of Mexico and they were notified to flee to the mountains </text:span><text:span text:style-name="T10">and hills where they could watch the destruction of the buildings. The Supreme Commander of the United </text:span><text:span text:style-name="T10">States said that they would not be put to sleep because he wanted them to watch the silent, sleeping city </text:span><text:span text:style-name="T10">while it remained in darkness for 7 days.</text:span></text:p>
          </table:table-cell>
          <table:table-cell office:value-type="string">
            <text:p>RG's 7 days. <text:s/>“rays” (plural). <text:s/>“death ray” (singular).</text:p>
          </table:table-cell>
          <table:table-cell table:number-columns-repeated="1018"/>
        </table:table-row>
        <table:table-row table:style-name="ro62" table:number-rows-repeated="1048542">
          <table:table-cell table:number-columns-repeated="1024"/>
        </table:table-row>
        <table:table-row table:style-name="ro62">
          <table:table-cell table:number-columns-repeated="1024"/>
        </table:table-row>
      </table:table>
      <table:table table:name="Machine to make airplanes invisible" table:style-name="ta1" table:print="false">
        <table:table-column table:style-name="co33" table:default-cell-style-name="ce88"/>
        <table:table-column table:style-name="co4" table:default-cell-style-name="ce88"/>
        <table:table-column table:style-name="co92" table:default-cell-style-name="ce88"/>
        <table:table-column table:style-name="co4" table:default-cell-style-name="ce88"/>
        <table:table-column table:style-name="co93" table:default-cell-style-name="ce88"/>
        <table:table-column table:style-name="co94" table:default-cell-style-name="ce88"/>
        <table:table-column table:style-name="co4" table:number-columns-repeated="1018" table:default-cell-style-name="ce88"/>
        <table:table-row table:style-name="ro14">
          <table:table-cell table:style-name="ce87" office:value-type="string">
            <text:p>Chapter</text:p>
          </table:table-cell>
          <table:table-cell table:style-name="ce87" office:value-type="string">
            <text:p>Page</text:p>
          </table:table-cell>
          <table:table-cell table:style-name="ce87" office:value-type="string">
            <text:p>Timestamp given</text:p>
          </table:table-cell>
          <table:table-cell table:style-name="ce87" office:value-type="string">
            <text:p>Actual timestamp</text:p>
          </table:table-cell>
          <table:table-cell table:style-name="ce87" office:value-type="string">
            <text:p>Event</text:p>
          </table:table-cell>
          <table:table-cell table:style-name="ce87" office:value-type="string">
            <text:p>Notes/Comments</text:p>
          </table:table-cell>
          <table:table-cell table:number-columns-repeated="1018"/>
        </table:table-row>
        <table:table-row table:style-name="ro41">
          <table:table-cell office:value-type="string">
            <text:p>19</text:p>
          </table:table-cell>
          <table:table-cell office:value-type="string">
            <text:p>235</text:p>
          </table:table-cell>
          <table:table-cell office:value-type="string">
            <text:p>Fall of 1928</text:p>
          </table:table-cell>
          <table:table-cell/>
          <table:table-cell table:style-name="ce89" office:value-type="string">
            <text:p><text:span text:style-name="T10"><text:s/></text:span><text:span text:style-name="T10">Everything moved along smoothly after this. Walter and Edna were happy in their work and the Fall of </text:span><text:span text:style-name="T10">1928 rewarded them with a new and wonderful discovery. They had been able to perfect a </text:span><text:span text:style-name="T11">machine </text:span><text:span text:style-name="T11">which would reflect light in such a way as to make an airplane invisible</text:span><text:span text:style-name="T10"> and this, together with </text:span><text:span text:style-name="T10">Robert's noiseless invention, </text:span><text:span text:style-name="T11">solved the problem</text:span><text:span text:style-name="T10">. He knew now that in time of war,</text:span><text:span text:style-name="T11"> the plane could be </text:span><text:span text:style-name="T11">used to sneak upon the enemy and that they would be unable to see or hear it</text:span><text:span text:style-name="T10">. After holding a </text:span><text:span text:style-name="T10">conference, they decided that this invention, as well as "The Demon of Death" should not be patented or </text:span><text:span text:style-name="T10">offered for sale to any Government, that they would test it out and keep it a secret. Here Robert's great </text:span><text:span text:style-name="T10">generosity showed itself again when he decided that this invention should be used in time of greatest </text:span><text:span text:style-name="T10">need for the benefit of the United States. Walter said, "Robert, love indeed does make a great man, </text:span><text:span text:style-name="T10">makes him unselfish, causes him to think of his country, of his mother, his sweetheart and everything </text:span><text:span text:style-name="T10">else before himself. No wonder you are making a success and always will, because you are doing right."</text:span></text:p>
          </table:table-cell>
          <table:table-cell office:value-type="string">
            <text:p>Regarding “solved the problem”, what is the problem referred to?</text:p>
          </table:table-cell>
          <table:table-cell table:number-columns-repeated="1018"/>
        </table:table-row>
        <table:table-row table:style-name="ro66">
          <table:table-cell/>
          <table:table-cell office:value-type="string">
            <text:p>330</text:p>
          </table:table-cell>
          <table:table-cell office:value-type="string">
            <text:p>3 days before end of armistice</text:p>
          </table:table-cell>
          <table:table-cell/>
          <table:table-cell office:value-type="string">
            <text:p>Supreme Commander Gordon replied: “The trouble in the past has been that the enemy used noiseless airplanes. Our next great handicap was the fact that they could rise to heights to which we are unable to attain, giving them the advantage in the fighting. Of course, we have been hopelessly outnumbered from the start, by that I mean, in the amount of equipment. Another thing that we need and must have, which the enemy already has, is an airship that can be anchored and remain anchored in the air for an indefinite length of time. We need a ship that can take its power from the air, giving it an unlimited cruising radius. We need other ships for cruising purposes and scouters that can take their power from the air, not having to return to the base at any time for fuel or ammunition, working from a base in the air at all times. The next and most important thing we need is an <text:span text:style-name="T8">invisible</text:span> plane. An <text:span text:style-name="T8">invisible</text:span>, noiseless plane will be one of the things to beat the enemy. When our planes can travel high or low, <text:span text:style-name="T8">no longer be </text:span><text:span text:style-name="T8">seen</text:span> or heard, we will be able to obtain information about the enemy’s position and plans and thereby know their weak points, when and where to attack.</text:p>
          </table:table-cell>
          <table:table-cell table:number-columns-repeated="1019"/>
        </table:table-row>
        <table:table-row table:style-name="ro24">
          <table:table-cell/>
          <table:table-cell office:value-type="string">
            <text:p>332-333 (“invisible” mentioned on pg. 333)</text:p>
          </table:table-cell>
          <table:table-cell office:value-type="string">
            <text:p>3 days before end of armistice</text:p>
          </table:table-cell>
          <table:table-cell/>
          <table:table-cell office:value-type="string">
            <text:p>“What we now need and need more than anything else is a Tunnel thru the Air. With such a tunnel and noiseless, <text:span text:style-name="T8">invisible</text:span> planes so that we can pass thru the air without being interfered with or harmed and <text:span text:style-name="T8">without being seen</text:span> or heard, our victory is assured. To make a Tunnel thru the Air is not at all impossible. <text:s/>It is just as easy as to put a tunnel under the earth or drive a submarine under the water. While <text:span text:style-name="T8">the air is invisible</text:span>, it is one of the strongest forces that we have. <text:s/>If the water can be separated or a submarine can push it each way and travel under it, if dirt can be removed and a man put a tunnel under a river or a mountain, we can find a way to put a Tunnel thru the Air so others can not see us, hear or enter unless we so desire.</text:p>
          </table:table-cell>
          <table:table-cell table:number-columns-repeated="1019"/>
        </table:table-row>
        <table:table-row table:style-name="ro24">
          <table:table-cell/>
          <table:table-cell office:value-type="string">
            <text:p>351</text:p>
          </table:table-cell>
          <table:table-cell office:value-type="string">
            <text:p>Right after the second attack on Detroit [sometime after 5:00 pm on December 7, 1931].</text:p>
          </table:table-cell>
          <table:table-cell/>
          <table:table-cell office:value-type="string">
            <text:p>When all reports were in, Supreme Commander Gordon found that the United States had lost about 400 of their best planes, but had captured more than 12,000 of the enemy planes. He was very greatly elated over this victory because he knew that when the enemy planes retreated, it was the first time they had ever returned to their base without a report of victory. He felt that this would break the morale of the enemy; make them more cautious in the future; give him more time now to complete his<text:span text:style-name="T8"> invisible </text:span><text:span text:style-name="T8">airplane</text:span> and the one which would rise to any altitude. When this was completed together with other machines for establishing Tunnels thru the Air, the balance would be easy and a mere question of time until the enemy could all be destroyed or put to sleep.</text:p>
          </table:table-cell>
          <table:table-cell table:number-columns-repeated="1019"/>
        </table:table-row>
        <table:table-row table:style-name="ro66">
          <table:table-cell/>
          <table:table-cell office:value-type="string">
            <text:p>353-354 (“invisible” mentioned on both pages).</text:p>
          </table:table-cell>
          <table:table-cell office:value-type="string">
            <text:p>December 25, 1931.</text:p>
          </table:table-cell>
          <table:table-cell/>
          <table:table-cell office:value-type="string">
            <text:p>Days went by and everything was quiet in Detroit. <text:s/>No attacks were made anywhere in the United States. <text:s/>December 25th, 1931, arrived and the United States had much to be thankful for. There was a great rejoicing and merry-making on Christmas. Supreme Commander Gordon had a great Christmas. The Major Electric Co. had been working on the process for making planes <text:span text:style-name="T8">invisible</text:span> and reported to him that they had <text:span text:style-name="T8">completed the process according to his plans</text:span> and that it was a success. They had also completed a new motor which he had designed with 24 cylinders. This motor was to be used in lifting our planes to great heights. It was estimated that it would carry a ship 50 miles in the air if necessary. A <text:span text:style-name="T8">stabilizer </text:span>and <text:span text:style-name="T8">anchor</text:span> had been completed in accordance with his plans. The Major Electric Co. informed him that these machines were all ready for him to test out. He ordered these new inventions to be sent to New York headquarters. A large 24-cylinder motor was placed in "<text:span text:style-name="T8">Marie the </text:span><text:span text:style-name="T8">Angel of Mercy</text:span>" and she was made an<text:span text:style-name="T8"> invisible airship</text:span>. This motor was able to take its power from the air.</text:p>
          </table:table-cell>
          <table:table-cell table:number-columns-repeated="1019"/>
        </table:table-row>
        <table:table-row table:style-name="ro20">
          <table:table-cell/>
          <table:table-cell office:value-type="string">
            <text:p>354</text:p>
          </table:table-cell>
          <table:table-cell office:value-type="string">
            <text:p>January 1, 1932.</text:p>
          </table:table-cell>
          <table:table-cell/>
          <table:table-cell office:value-type="string">
            <text:p>Supreme Commander Gordon went to New York on January 1st, 1932, leaving Colonel Morrison in charge in Detroit and ordering General Pearson to Detroit to hold the fort until he completed the test in New York. Supreme Commander Gordon accompanied only by Colonel Edna Kennelworth made the first flight in "Marie the Angel of Mercy," ascended to a height of more than 20 miles and anchored the "Marie" in the air. The new inventions were a perfect success and the machine could rise to any height and anchor and remain as long as it was desired and was absolutely <text:span text:style-name="T8">invisible</text:span>.</text:p>
          </table:table-cell>
          <table:table-cell table:number-columns-repeated="1019"/>
        </table:table-row>
        <table:table-row table:style-name="ro22">
          <table:table-cell/>
          <table:table-cell office:value-type="string">
            <text:p>389</text:p>
          </table:table-cell>
          <table:table-cell office:value-type="string">
            <text:p>Afternoon of July 4, 1932.</text:p>
          </table:table-cell>
          <table:table-cell/>
          <table:table-cell office:value-type="string">
            <text:p>When the President declared a holiday, Supreme Commander Gordon decided that this was the time to let the enemy know what our strength was as it was no longer necessary to keep the secret about our new wonderful inventions. He ordered the<text:span text:style-name="T8"> invisible noiseless planes</text:span> to load up with <text:span text:style-name="T8">hundreds of </text:span><text:span text:style-name="T8">thousands of newspapers</text:span> which told of the great victory, sail at <text:span text:style-name="T35">great altitudes </text:span>over the enemy's lines in the United States and bombard them with these newspapers. He ordered Colonel Morrison and Colonel Manson to take charge of the planes which were to distribute the papers over the enemy's lines. Ordered them to sail over the City of Mexico and distribute papers over the enemy's headquarters there. The Supreme Commander felt that this was the end, in fact he knew it, because after reading over Ezekiel again he saw that the prophecies were about all fulfilled and that in a short time the millennium would dawn and the world would be at peace.</text:p>
          </table:table-cell>
          <table:table-cell table:number-columns-repeated="1019"/>
        </table:table-row>
        <table:table-row table:style-name="ro18">
          <table:table-cell/>
          <table:table-cell office:value-type="string">
            <text:p>392</text:p>
          </table:table-cell>
          <table:table-cell office:value-type="string">
            <text:p>July 20, 1932.</text:p>
          </table:table-cell>
          <table:table-cell/>
          <table:table-cell office:value-type="string">
            <text:p>The Allied Enemy were notified that they could make every attempt to protect themselves but that it would be useless, because they would be unable to see or hear the approach of the <text:span text:style-name="T8">silent, invisible </text:span><text:span text:style-name="T8">planes.</text:span></text:p>
          </table:table-cell>
          <table:table-cell office:value-type="string">
            <text:p>Right before RG's 7 days.</text:p>
          </table:table-cell>
          <table:table-cell table:number-columns-repeated="1018"/>
        </table:table-row>
        <table:table-row table:style-name="ro50">
          <table:table-cell/>
          <table:table-cell office:value-type="string">
            <text:p>393-394 (“invisible” is mentioned on pg. 394).</text:p>
          </table:table-cell>
          <table:table-cell office:value-type="string">
            <text:p>“in a little over three hours,” so a little after 10 am, on July 21, 1932.</text:p>
          </table:table-cell>
          <table:table-cell/>
          <table:table-cell office:value-type="string">
            <text:p>The world was astounded and amazed but of course did not believe that there was any such invention or any such power in the hands of any one man, or any one nation. At <text:span text:style-name="T8">7 A.M. on July 21st</text:span>, Supreme Commander Gordon sailed away in the Marie the Angel of Mercy and<text:span text:style-name="T8"> in a little over three hours</text:span> he was over London. He notified them to clear all the big buildings on Lombard and Downing Streets. They were unable to see his plane or hear it but they knew that he was somewhere over London in the air. The people were frightened and cleared out of the buildings. <text:s/>Women and children were taken away to safety and slowly the death ray started to do its work. The big buildings crumbled away, slowly melting down as tho they were butter. The people fell upon their knees in the streets and prayed to God to save them from this<text:span text:style-name="T8"> great invisible force.</text:span>. Many people believed that it was an unseen power from heaven that had come to destroy the world and that this was the end of the world. When he had completed the destruction of enough buildings to show them his power, he circled over London time and time again, sending forth the sleeping gas and the people all succumbed and went to sleep. With the power from his machine he extinguished all the electric lights in the city and left it in darkness. The news of this terrible disaster was sent from London to the Allied Enemy headquarters in the United States.</text:p>
          </table:table-cell>
          <table:table-cell office:value-type="string">
            <text:p>RG's 7 days.</text:p>
          </table:table-cell>
          <table:table-cell table:number-columns-repeated="1018"/>
        </table:table-row>
        <table:table-row table:style-name="ro67">
          <table:table-cell/>
          <table:table-cell office:value-type="string">
            <text:p>397-398 (“invisible” is mentioned on pg. 397).</text:p>
          </table:table-cell>
          <table:table-cell office:value-type="string">
            <text:p>None given.</text:p>
          </table:table-cell>
          <table:table-cell/>
          <table:table-cell office:value-type="string">
            <text:p>The poor and uneducated people of Russia had been warned of his coming. The newspapers told them what had been happening in other cities, but the people refused to believe that they would not be destroyed. Many of them rushed to the waters and drowned themselves. <text:s/>Others went to the forests to hide. Moscow was more excited than ever before. People had been praying day and night before he arrived. Finally when he was over Moscow, he sent a radio message that they should clear all the important buildings which he was going to destroy. He descended very low and located the buildings and when he had been notified that the people had been moved to safety, turned on the "Demon of Death." As the buildings leapt into flames and the people could see them, they were sure that this was the end of the world and that God was destroying it by fire, because they were unable to see the source from which the destruction was coming, <text:span text:style-name="T8">the destroying rays from the machine being </text:span><text:span text:style-name="T9">invisible</text:span> and <text:span text:style-name="T8">Marie the Angel of Mercy being </text:span><text:span text:style-name="T9">invisible</text:span>. When he had flnished the destruction of the buildings, he turned loose the sleeping gas, darkened the city and sailed for Constantinople.</text:p>
          </table:table-cell>
          <table:table-cell office:value-type="string">
            <text:p>RG's 7 days.</text:p>
          </table:table-cell>
          <table:table-cell table:number-columns-repeated="1018"/>
        </table:table-row>
        <table:table-row table:style-name="ro16">
          <table:table-cell/>
          <table:table-cell office:value-type="string">
            <text:p>404-405 (“invisible is mentioned on pg. 405).</text:p>
          </table:table-cell>
          <table:table-cell office:value-type="string">
            <text:p>August 4, 1932.</text:p>
          </table:table-cell>
          <table:table-cell/>
          <table:table-cell office:value-type="string">
            <text:p>The President and Government officials were anxious for Supreme Commander Gordon to explain how he had accomplished the wonderful feat of going around the world in 7 days and destroying so many buildings. He told them that his new machine made a Tunnel thru the Air and that it had overcome resistance from gravitation and <text:span text:style-name="T8">the machine was invisible</text:span>. He explained how he had been guided in building this machine and all his other inventions by the Bible.</text:p>
          </table:table-cell>
          <table:table-cell table:number-columns-repeated="1019"/>
        </table:table-row>
        <table:table-row table:style-name="ro1" table:number-rows-repeated="1048563">
          <table:table-cell table:number-columns-repeated="1024"/>
        </table:table-row>
        <table:table-row table:style-name="ro1">
          <table:table-cell table:number-columns-repeated="1024"/>
        </table:table-row>
      </table:table>
      <table:table table:name="Marie the Angel of Mercy" table:style-name="ta1" table:print="false">
        <table:table-column table:style-name="co95" table:default-cell-style-name="ce96"/>
        <table:table-column table:style-name="co96" table:default-cell-style-name="ce96"/>
        <table:table-column table:style-name="co24" table:default-cell-style-name="ce96"/>
        <table:table-column table:style-name="co4" table:default-cell-style-name="ce96"/>
        <table:table-column table:style-name="co97" table:default-cell-style-name="ce96"/>
        <table:table-column table:style-name="co98" table:default-cell-style-name="ce96"/>
        <table:table-column table:style-name="co4" table:number-columns-repeated="1018" table:default-cell-style-name="ce96"/>
        <table:table-row table:style-name="ro13">
          <table:table-cell table:style-name="ce93" office:value-type="string">
            <text:p>rluu: Post #22032 responds to someone who suggests that MAM might be Venus angles of Mercury.</text:p>
          </table:table-cell>
          <table:table-cell table:style-name="ce94" table:number-columns-repeated="5"/>
          <table:table-cell table:number-columns-repeated="1018"/>
        </table:table-row>
        <table:table-row table:style-name="ro13">
          <table:table-cell table:style-name="ce93" office:value-type="string">
            <text:p>rluu: The following are excerpts that I think are relevant for the search words: “Marie”, “angel”, “mercy”.</text:p>
          </table:table-cell>
          <table:table-cell table:style-name="ce94" table:number-columns-repeated="5"/>
          <table:table-cell table:number-columns-repeated="1018"/>
        </table:table-row>
        <table:table-row table:style-name="ro13">
          <table:table-cell table:style-name="ce93" office:value-type="string">
            <text:p>rluu: I believe “mercy” to be related to the “mercy” node in the Tree of Life.</text:p>
          </table:table-cell>
          <table:table-cell table:style-name="ce94" table:number-columns-repeated="5"/>
          <table:table-cell table:number-columns-repeated="1018"/>
        </table:table-row>
        <table:table-row table:style-name="ro14">
          <table:table-cell table:style-name="ce94" office:value-type="string">
            <text:p>Chapter</text:p>
          </table:table-cell>
          <table:table-cell table:style-name="ce94" office:value-type="string">
            <text:p>Page</text:p>
          </table:table-cell>
          <table:table-cell table:style-name="ce94" office:value-type="string">
            <text:p>Timestamp given</text:p>
          </table:table-cell>
          <table:table-cell table:style-name="ce94" office:value-type="string">
            <text:p>Actual timestamp</text:p>
          </table:table-cell>
          <table:table-cell table:style-name="ce94" office:value-type="string">
            <text:p>Event</text:p>
          </table:table-cell>
          <table:table-cell table:style-name="ce94" office:value-type="string">
            <text:p>Notes/Comments</text:p>
          </table:table-cell>
          <table:table-cell table:number-columns-repeated="1018"/>
        </table:table-row>
        <table:table-row table:style-name="ro70">
          <table:table-cell table:style-name="ce95"/>
          <table:table-cell table:style-name="ce97" office:value-type="string">
            <text:p>2-4 (“archangel” mentioned on pg. 3, “angels” mentioned on pg. 3.)</text:p>
          </table:table-cell>
          <table:table-cell table:style-name="ce97" office:value-type="string">
            <text:p>“[RG] at about the age of five.”</text:p>
          </table:table-cell>
          <table:table-cell table:style-name="ce95"/>
          <table:table-cell table:style-name="ce97" office:value-type="string">
            <text:p>At about the age of five, his mother began to teach him the alphabet. He learned very quickly how to read and write, before he started to school. He was always willing and glad to go to Sunday School with his mother, took a great interest in the sermon, and what the Sunday School teacher had to say about the creation of the world, and about God’s great plan.</text:p>
            <text:p/>
            <text:p>Little Robert went to church one day and the preacher took his text from 1 Thes. 4: 16-18, “For the Lord himself shall descend from Heaven with a shout, with the voice of the arch<text:span text:style-name="T8">angel</text:span> and with the trump of God; and the dead in Christ shall rise first: Then we which are alive and remain, shall be caught up together with them in the clouds, to meet the Lord in the air: and so shall we ever be with the Lord. Wherefore comfort one another with these words.”</text:p>
            <text:p/>
            <text:p>Robert was very much interested in this sermon, and asked his mother to explain how the Lord could descend from Heaven and what kind of <text:span text:style-name="T8">vehicle</text:span> we would ride in if we were caught up in the clouds to meet the Lord in the air. His mind puzzled over this for weeks and months, and he was anxious to understand more about it. He said, "Mother, I should like to meet the Lord in the air.” <text:s/>His mother said, “You will be able to do so some day, Bobbie.”</text:p>
            <text:p/>
            <text:p>When in Sunday School one day, the teacher read from 2 Thes. 1: 7-8, “And to you who are troubled rest with us; when the Lord Jesus shall be revealed from Heaven with his mighty <text:span text:style-name="T8">angels</text:span>, in flaming fire taking vengeance on them that know not God, and that obey not the gospel of our Lord <text:span text:style-name="T8">Jesus Christ</text:span>.” The preacher said that the Lord had placed the <text:span text:style-name="T8">rainbow</text:span> in the sky as a testimony that he would never again destroy the world by<text:span text:style-name="T8"> water</text:span>, but explained that<text:span text:style-name="T8"> God would come again in a flame of fire </text:span>and thus take vengeance on those who did not believe and <text:span text:style-name="T8">destroy the world by fire</text:span>. <text:s/>Robert wanted to know if the good Lord who loves us so much would destroy the world and all of those in it. His mother explained that God would destroy those that were sinners and rebelled against him and had not accepted <text:span text:style-name="T8">his word</text:span>.</text:p>
            <text:p/>
            <text:p>Bobbie was in Sunday School again and heard them read from 1 Tim. 2: 11-14: “Let the <text:span text:style-name="T8">woman</text:span> learn in <text:span text:style-name="T8">silence</text:span> with all <text:span text:style-name="T8">subjection</text:span>. But I suffer not a woman to teach, nor to usurp authority over the man, but to be in <text:span text:style-name="T8">silence</text:span>. For <text:span text:style-name="T8">Adam</text:span> was first <text:span text:style-name="T8">formed</text:span>, then <text:span text:style-name="T8">Eve</text:span>. <text:s/>And Adam was not deceived; but the woman being deceived, was in the transgression.” He asked the Sunday School teacher to explain what this meant, -- by learning in <text:span text:style-name="T8">silence</text:span> and <text:span text:style-name="T8">subjection</text:span>. He also wanted an explanation of the statement that a woman should not teach, because he said that his mother had always taught him and loved him, and his father had paid no attention to him and had no desire to teach him. He wanted to know if it was wrong for his mother to teach him, and if God would punish her. The teacher replied that the Lord said, “Suffer the little children to come unto me, and forbid them not, for of such is the <text:span text:style-name="T8">Kingdom of God.</text:span>” She explained that his mother set an example more by her love and devotion than by <text:span text:style-name="T8">words</text:span>; that a mother's actions would influence a child more than anything she could say, and this was the great <text:span text:style-name="T8">silent </text:span>teaching.</text:p>
            <text:p/>
          </table:table-cell>
          <table:table-cell table:style-name="ce97" office:value-type="string">
            <text:p>This part in the beginning of the book seems to be about MAM in RG's 7 days, which is also described at the Peace Conference of the World.</text:p>
          </table:table-cell>
          <table:table-cell table:number-columns-repeated="1018"/>
        </table:table-row>
        <table:table-row table:style-name="ro71">
          <table:table-cell table:style-name="ce95"/>
          <table:table-cell table:style-name="ce97" office:value-type="string">
            <text:p>31-32 (“angel face” mentioned on pg. 31).</text:p>
          </table:table-cell>
          <table:table-cell table:style-name="ce97"/>
          <table:table-cell table:style-name="ce95"/>
          <table:table-cell table:style-name="ce97" office:value-type="string">
            <text:p>A BROKEN VOW</text:p>
            <text:p/>
            <text:p>It was a broken hearted boy who vowed a solemn vow,</text:p>
            <text:p>I will not write a letter to that pretty little Editoress anyhow;</text:p>
            <text:p>I will not do that fearsome thing, I will not pen a jest,</text:p>
            <text:p>About the beautiful Hostess who mocks the staying guest.</text:p>
            <text:p/>
            <text:p>He made a postscript to his vow, he made a codicil,</text:p>
            <text:p>He was serious as tho he formed his will,</text:p>
            <text:p>And then he sat down and smiled with all his might</text:p>
            <text:p>About all the love letters he did not have to write.</text:p>
            <text:p/>
            <text:p>But in a day or two he felt exceedingly queer and strange,</text:p>
            <text:p>A restless something filled his mind, he longed for a change;</text:p>
            <text:p>He asked the doctor what was wrong, the doctor gave a pill,</text:p>
            <text:p>And made a memorandum to add twenty to his bill.</text:p>
            <text:p/>
            <text:p>Then the pictures of all the girls he knew,</text:p>
            <text:p>Came flocking to his brain;</text:p>
            <text:p><text:span text:style-name="T8">Marie's lovely</text:span> <text:span text:style-name="T8">angel face</text:span> marched sternly in the <text:span text:style-name="T8">train</text:span>,</text:p>
            <text:p>And each of them and all of them compelled him to think</text:p>
            <text:p>Just as a man thinks when he quits smoke or drink.</text:p>
            <text:p/>
            <text:p>At last a little disappointing note came -- then he said:</text:p>
            <text:p>Just one more farewell love note I'll write;</text:p>
            <text:p>It shall not be serious, something fancy and light.</text:p>
            <text:p/>
            <text:p>He wrote a love letter,</text:p>
            <text:p>Just as a man who says he has sworn off;</text:p>
            <text:p>Takes Rock and Rye or some such thing to stop a cough.</text:p>
            <text:p/>
            <text:p>But why pursue this sorry tale,</text:p>
            <text:p>Why tell of what he did;</text:p>
            <text:p>'Twas like the one more smoke or drink</text:p>
            <text:p>That throws away the lid.</text:p>
            <text:p/>
            <text:p>He wrote of the things she'd wrote and said,</text:p>
            <text:p>Of memories of sweet caresses that haunted the heart and head;</text:p>
            <text:p>He wrote of how much better she was than the other girl of</text:p>
            <text:p>the South,</text:p>
            <text:p>Of her beautiful eyes and ruby mouth.</text:p>
            <text:p/>
            <text:p>He wrote of love for her,</text:p>
            <text:p>And how well she had served cocoa and consomme;</text:p>
            <text:p>He wrote of love lost and debauched,</text:p>
            <text:p>Until the break of day.</text:p>
            <text:p/>
            <text:p>And when they came and found him ill</text:p>
            <text:p>And sought to nurse him thru,</text:p>
            <text:p>They said, "Here taste this chicken soup</text:p>
            <text:p>She made, it will be good for you."</text:p>
          </table:table-cell>
          <table:table-cell table:style-name="ce97" office:value-type="string">
            <text:p>Poem “A Broken Vow” included in a letter from Walter to Robert.</text:p>
          </table:table-cell>
          <table:table-cell table:number-columns-repeated="1018"/>
        </table:table-row>
        <table:table-row table:style-name="ro72">
          <table:table-cell table:style-name="ce95"/>
          <table:table-cell table:style-name="ce97" office:value-type="string">
            <text:p>169-170 (“angel faces” mentioned on pg. 170).</text:p>
          </table:table-cell>
          <table:table-cell table:style-name="ce97" office:value-type="string">
            <text:p>“[RG's] birthday” <text:s/>[June 9, 1927].</text:p>
          </table:table-cell>
          <table:table-cell table:style-name="ce95"/>
          <table:table-cell table:style-name="ce97" office:value-type="string">
            <text:p>Final verse (3rd verse) of poem “Lead Kindly Light":</text:p>
            <text:p/>
            <text:p>So long thy power hath blessed me, sure it still</text:p>
            <text:p>Will lead me on;</text:p>
            <text:p>O'er moor and fen, o'er crag and torrent till</text:p>
            <text:p>The <text:span text:style-name="T8">night</text:span> is gone;</text:p>
            <text:p>And with the <text:span text:style-name="T8">morn</text:span> those <text:span text:style-name="T8">angel</text:span> <text:span text:style-name="T8">faces</text:span> smile</text:p>
            <text:p>Which I have loved <text:span text:style-name="T8">long</text:span> since, and lost awhile.</text:p>
            <text:p/>
            <text:p>The <text:span text:style-name="T8">last few lines</text:span> of the final verse impressed him strongly. Robert felt that Marie was only lost for awhile and that on<text:span text:style-name="T8"> the coming morning</text:span> he would meet the future with a <text:span text:style-name="T8">smile</text:span>,<text:span text:style-name="T8"> face it with hope</text:span>, <text:span text:style-name="T35">courage</text:span> and <text:span text:style-name="T35">determination</text:span> and <text:span text:style-name="T8">make some new plans</text:span>; figure some other new way by which he might locate <text:span text:style-name="T8">Marie</text:span> or obtain some news of her whereabouts. Realizing more than ever that <text:span text:style-name="T8">hope</text:span> deferred maketh the heart grow sick, Robert read everything in the Bible that he could find on <text:span text:style-name="T8">love</text:span>. At last he read the <text:span text:style-name="T8">song of Solomon. </text:span><text:s/>Robert knew that he would never leave his first love and go back on her, that that was the one <text:span text:style-name="T8">love</text:span> of his life and that it would remain so long as there was life in his body. With this resolve in his heart he decided to <text:span text:style-name="T8">face</text:span> the future with <text:span text:style-name="T8">hope</text:span>.</text:p>
            <text:p/>
          </table:table-cell>
          <table:table-cell table:style-name="ce97"/>
          <table:table-cell table:number-columns-repeated="1018"/>
        </table:table-row>
        <table:table-row table:style-name="ro31">
          <table:table-cell table:style-name="ce95"/>
          <table:table-cell table:style-name="ce97" office:value-type="string">
            <text:p>172</text:p>
          </table:table-cell>
          <table:table-cell table:style-name="ce97" office:value-type="string">
            <text:p>None given.</text:p>
          </table:table-cell>
          <table:table-cell table:style-name="ce95"/>
          <table:table-cell table:style-name="ce97" office:value-type="string">
            <text:p>Psalms 19: 1, 4 and 6: “The heavens declare the <text:span text:style-name="T8">glory</text:span> of God: and the firmament sheweth his handywork.</text:p>
            <text:p>Their <text:span text:style-name="T8">line</text:span> is gone out thru all the earth, and their words to the <text:span text:style-name="T8">end of the world.</text:span> In them hath he set a <text:span text:style-name="T8">tabernacle for the sun</text:span>; His going forth is from the<text:span text:style-name="T8"> end of the heaven</text:span>, and his circuit unto the ends of it: and there is nothing hid from the heat thereof.”</text:p>
            <text:p>Psalms 136: 7 and 9:</text:p>
            <text:p>“To him that made great lights: for his <text:span text:style-name="T8">mercy </text:span>endureth for ever: The moon and the stars to rule by <text:span text:style-name="T8">night</text:span>: for his <text:span text:style-name="T8">mercy </text:span>endureth for ever.”</text:p>
          </table:table-cell>
          <table:table-cell table:style-name="ce97"/>
          <table:table-cell table:number-columns-repeated="1018"/>
        </table:table-row>
        <table:table-row table:style-name="ro14">
          <table:table-cell table:style-name="ce95"/>
          <table:table-cell table:style-name="ce97" office:value-type="string">
            <text:p>175</text:p>
          </table:table-cell>
          <table:table-cell table:style-name="ce97" office:value-type="string">
            <text:p>None given.</text:p>
          </table:table-cell>
          <table:table-cell table:style-name="ce95"/>
          <table:table-cell table:style-name="ce97" office:value-type="string">
            <text:p>Habakkuk 3:2: "O Lord, I have beard thy speech, and was afraid; O Lord, <text:span text:style-name="T8">revive thy work</text:span> in the <text:span text:style-name="T8">midst of the years</text:span>, in<text:span text:style-name="T8"> the midst of the years make known</text:span>; in wrath remember <text:span text:style-name="T8">mercy</text:span>."</text:p>
          </table:table-cell>
          <table:table-cell table:style-name="ce97"/>
          <table:table-cell table:number-columns-repeated="1018"/>
        </table:table-row>
        <table:table-row table:style-name="ro22">
          <table:table-cell table:style-name="ce95"/>
          <table:table-cell table:style-name="ce97" office:value-type="string">
            <text:p>192-193 (“angel” mentioned on pg. 193).</text:p>
          </table:table-cell>
          <table:table-cell table:style-name="ce97" office:value-type="string">
            <text:p>None given, but the previous date is “Monday June 13 [1927]”, and it is probably still this day.</text:p>
          </table:table-cell>
          <table:table-cell table:style-name="ce95"/>
          <table:table-cell table:style-name="ce97" office:value-type="string">
            <text:p>A great love like this must come to every man. In the <text:span text:style-name="T8">Springtime</text:span> of life it may be, or in those <text:span text:style-name="T8">sunny solaces</text:span> of the <text:span text:style-name="T8">afternoon</text:span> when the <text:span text:style-name="T8">waning day</text:span> brings sadness and man looks back and longs for the time when he might have loved, when he was younger and lived longer. <text:span text:style-name="T8">Love is the elixir of life.</text:span> It is a greater cure than any medicine. <text:s/>It has built up <text:span text:style-name="T8">kingdoms</text:span> and <text:span text:style-name="T8">destroyed nations</text:span>. You have ambitions now and a desire for gold, but after all, Walter, what can it buy? All the gold in the world cannot buy the tender touch of a little child’s <text:span text:style-name="T8">fingers</text:span> or the <text:span text:style-name="T8">lovelight</text:span> in <text:span text:style-name="T8">angel eyes</text:span> like <text:span text:style-name="T8">Marie’s</text:span>. It gives satisfaction that nothing else can.” <text:s/>Walter said, “Robert, you always drift back to Marie and her <text:span text:style-name="T8">eyes</text:span>. Those <text:span text:style-name="T8">beautiful black eyes</text:span> that you talk about may be wonderful, but you remember the old saying, ‘Can you be true to eyes of <text:span text:style-name="T8">black</text:span> or <text:span text:style-name="T8">brown</text:span>, when <text:span text:style-name="T8">blue</text:span> has smiled on you.’ You will find that a change will come sooner or later if Marie doesn’t show up and you will be the better for it.”</text:p>
          </table:table-cell>
          <table:table-cell table:style-name="ce97" office:value-type="string">
            <text:p>Angel connected to eyes.</text:p>
          </table:table-cell>
          <table:table-cell table:number-columns-repeated="1018"/>
        </table:table-row>
        <table:table-row table:style-name="ro22">
          <table:table-cell table:style-name="ce95"/>
          <table:table-cell table:style-name="ce97" office:value-type="string">
            <text:p>206</text:p>
          </table:table-cell>
          <table:table-cell table:style-name="ce97" office:value-type="string">
            <text:p>None given, but last timestamp is “Fall and Winter of 1927”.</text:p>
          </table:table-cell>
          <table:table-cell table:style-name="ce95"/>
          <table:table-cell office:value-type="string">
            <text:p>Henry Watson: I have made and lost many fortunes in Wall Street, and when things have gone wrong and I have reached the depths of despondency, have seen my last dollar fade away, been deserted by friends of my prosperous days, then when there seemed nothing else to live for, nothing to make me fight on, there would come a hope, the <text:span text:style-name="T8">angel</text:span> of memory would steal over me and I would again <text:span text:style-name="T8">hope</text:span> that some day, somewhere, I would find my Katie.” Here the old man’s eyes grew dim with tears. He<text:span text:style-name="T8"> drew an old wallet from his pocket</text:span>, took out a <text:span text:style-name="T8">package</text:span>, slowly unwrapped it. <text:s/>In there was a <text:span text:style-name="T8">picture</text:span> in a <text:span text:style-name="T8">little gold frame</text:span>. The aged hands trembled, his voice grew weak as he handed the picture to Robert with some faded <text:span text:style-name="T8">flowers</text:span> which he had <text:span text:style-name="T8">pressed</text:span> out and kept and said: “These <text:span text:style-name="T8">flowers</text:span> were picked by her own<text:span text:style-name="T8"> little</text:span> <text:span text:style-name="T8">hands</text:span> over<text:span text:style-name="T8"> forty years ago</text:span>.” <text:s/>He then broke down and wept bitterly. Robert was deeply moved by the old man’s great devotion to his long-lost sweetheart and begged him to tell more of the story.</text:p>
          </table:table-cell>
          <table:table-cell table:style-name="ce97"/>
          <table:table-cell table:number-columns-repeated="1018"/>
        </table:table-row>
        <table:table-row table:style-name="ro73">
          <table:table-cell table:style-name="ce95"/>
          <table:table-cell table:style-name="ce97" office:value-type="string">
            <text:p>211</text:p>
          </table:table-cell>
          <table:table-cell table:style-name="ce97" office:value-type="string">
            <text:p>None given, but last timestamp is “Fall and Winter of 1927”.</text:p>
          </table:table-cell>
          <table:table-cell table:style-name="ce95"/>
          <table:table-cell office:value-type="string">
            <text:p>The minister again bent over him and whispered slowly, “Will you accept <text:span text:style-name="T8">Jesus Christ</text:span> as your saviour and die in the faith of a Christian?” With a faltering weak voice he answered, “Will that faith give me back Katie,</text:p>
            <text:p>the greatest love of my life?” The doctor turned to the minister and said, “He has gone to his reward.” “With a love like that, such loyalty and <text:span text:style-name="T8">faith</text:span> to a long-lost <text:span text:style-name="T8">love</text:span> must receive its reward in <text:span text:style-name="T8">heaven</text:span> and a just God will extend <text:span text:style-name="T8">mercy</text:span> to a soul like that,” said the minister. Robert was in tears. He felt that he had net only lost a friend, but a very dear friend, and that while the old man’s going had taken something from his life, yet <text:span text:style-name="T8">the example was one that would be of great comfort and benefit to him (RG)</text:span>. He knew that he would live <text:span text:style-name="T8">faithful</text:span> to <text:span text:style-name="T8">Marie</text:span>, and that <text:span text:style-name="T8">he would die, as the old man died, longing for Marie, no matter what happened.</text:span></text:p>
          </table:table-cell>
          <table:table-cell table:style-name="ce97"/>
          <table:table-cell table:number-columns-repeated="1018"/>
        </table:table-row>
        <table:table-row table:style-name="ro29">
          <table:table-cell office:value-type="string">
            <text:p>19</text:p>
          </table:table-cell>
          <table:table-cell office:value-type="string">
            <text:p>233-234 (MAM mentioned on pg. 234).</text:p>
          </table:table-cell>
          <table:table-cell office:value-type="string">
            <text:p>Fall of 1928</text:p>
          </table:table-cell>
          <table:table-cell/>
          <table:table-cell table:style-name="ce99" office:value-type="string">
            <text:p><text:span text:style-name="T10"><text:s/></text:span><text:span text:style-name="T10">In the Fall of 1928, Robert and Walter completed an invention of Sun-mirrors, whereby they were able to</text:span></text:p>
            <text:p><text:span text:style-name="T10">collect the rays from the sun and produce heat powerful enough to melt down skyscrapers in a few minutes. With these mirrors and the aid of electricity, they discovered a powerful light ray Robert knew that this was going to be of great value in the coming war. They named this machine "The Demon of Death." Miss Quinton had been very much interested in this machine during the course of construction, and she named it "Spit-Fire" because it could send forth such powerful sparks of fire, destroying instantly any metal that it touched. They held a conference and agreed that this new discovery must be kept secret and should never be used except in the defense of the United States in time of war and only then if our country was in dire peril and unable to cope with the enemy. There was one </text:span><text:span text:style-name="T13">secret connected with the machine that only Robert </text:span><text:span text:style-name="T10">knew. </text:span><text:span text:style-name="T11">They intended to start to build a giant airship in a short time equipped with "The Demon of Death." They figured it would send a powerful death ray 3000 to 5000 miles through space, destroying everything within a radius of 700 miles. Work was started on the new machine with all secrecy. It had already been christened "Marie the Angel of Mercy."</text:span></text:p>
          </table:table-cell>
          <table:table-cell office:value-type="string">
            <text:p>MAM is equipped with the DOD</text:p>
          </table:table-cell>
          <table:table-cell table:number-columns-repeated="1018"/>
        </table:table-row>
        <table:table-row table:style-name="ro20">
          <table:table-cell office:value-type="string">
            <text:p>20</text:p>
          </table:table-cell>
          <table:table-cell office:value-type="string">
            <text:p>237</text:p>
          </table:table-cell>
          <table:table-cell office:value-type="string">
            <text:p>Approaching the end of 1928</text:p>
          </table:table-cell>
          <table:table-cell/>
          <table:table-cell table:style-name="ce99" office:value-type="string">
            <text:p><text:span text:style-name="T10"><text:s/></text:span><text:span text:style-name="T10">Great progress had been made in aviation. Airplanes were carrying mail at the rate of 300 miles per hour. Passenger lines were now starting all over the United States.</text:span><text:span text:style-name="T11"> "Marie the Angel of Mercy," Robert's great ship, was rapidly nearing completion.</text:span><text:span text:style-name="T10"> The new </text:span><text:span text:style-name="T11">12-cylinder motor </text:span><text:span text:style-name="T10">had been tested and the engineers had estimated that they would attain a</text:span><text:span text:style-name="T11"> speed</text:span></text:p>
            <text:p><text:span text:style-name="T11">of 1000 miles per hour</text:span><text:span text:style-name="T10">. Robert was elated over the success and knew that he would now be prepared to help his country in time of its greatest need.</text:span></text:p>
          </table:table-cell>
          <table:table-cell table:number-columns-repeated="1019"/>
        </table:table-row>
        <table:table-row table:style-name="ro17">
          <table:table-cell office:value-type="string">
            <text:p>20</text:p>
          </table:table-cell>
          <table:table-cell office:value-type="string">
            <text:p>239</text:p>
          </table:table-cell>
          <table:table-cell office:value-type="string">
            <text:p>No timestamp given, but the last timestamp given is still near the end of 1928. </text:p>
          </table:table-cell>
          <table:table-cell/>
          <table:table-cell table:style-name="ce100" office:value-type="string">
            <text:p><text:s/>The new ship "<text:span text:style-name="T8">Marie, the Angel of Mercy</text:span>," was now about perfected, but Robert intended that this should never be made known to the public until he had it in perfect working order and it was a success beyond doubt.</text:p>
          </table:table-cell>
          <table:table-cell office:value-type="string">
            <text:p>“public working order” == number sequences?</text:p>
          </table:table-cell>
          <table:table-cell table:number-columns-repeated="1018"/>
        </table:table-row>
        <table:table-row table:style-name="ro18">
          <table:table-cell/>
          <table:table-cell office:value-type="string">
            <text:p>254</text:p>
          </table:table-cell>
          <table:table-cell office:value-type="string">
            <text:p>None given.</text:p>
          </table:table-cell>
          <table:table-cell/>
          <table:table-cell table:style-name="ce100" office:value-type="string">
            <text:p>From legend of Silver Springs: "Gord A'mighty, dat chile a <text:span text:style-name="T8">angel</text:span> sho' nuff. She mus' done talked to de Lawd; she knowed how all dat gwine to be," muttered the old woman, as she rowed back to her cabin in the moonlight.</text:p>
          </table:table-cell>
          <table:table-cell table:number-columns-repeated="1019"/>
        </table:table-row>
        <table:table-row table:style-name="ro22">
          <table:table-cell/>
          <table:table-cell office:value-type="string">
            <text:p>255-256 (“angel” mentioned on pg. 256).</text:p>
          </table:table-cell>
          <table:table-cell office:value-type="string">
            <text:p>None given.</text:p>
          </table:table-cell>
          <table:table-cell/>
          <table:table-cell table:style-name="ce100" office:value-type="string">
            <text:p>As for the first time the secret bridal chamber of Silver Springs has been made known to the world, it will be interesting to its future visitors, as they approach that part of it known as <text:span text:style-name="T8">"Boiling Springs,"</text:span> to note in the whir of the water beneath (the only part of the water not perfectly placid) the constant shower of tiny, pearl-like shells poured forth from the fissure in the <text:span text:style-name="T8">rock</text:span>, and which Aunt Silly says are the jewels the <text:span text:style-name="T8">angels</text:span> gave Bernice Mayo upon her wedding morning when her lover joined her in their fairy palace in <text:span text:style-name="T8">Silver Springs</text:span>. There is, too, a curious <text:span text:style-name="T8">flower</text:span> growing in the springs -- a flower with leaf like a lily, and a blossom shaped like an orange blossom. Its peculiar waxy whiteness and yellow petals are like Bernice Mayo's <text:span text:style-name="T8">face</text:span> and <text:span text:style-name="T8">hair</text:span>, Aunt Silly says, and she calls them <text:span text:style-name="T8">"Bernice Bridal Wreath."</text:span> <text:s/>There is a legend among the young people of Ocala that a woman presented with one of these blossoms will become a bride ere the <text:span text:style-name="T8">close of the year</text:span>.</text:p>
          </table:table-cell>
          <table:table-cell table:number-columns-repeated="1019"/>
        </table:table-row>
        <table:table-row table:style-name="ro20">
          <table:table-cell office:value-type="string">
            <text:p>24</text:p>
          </table:table-cell>
          <table:table-cell office:value-type="string">
            <text:p>271</text:p>
          </table:table-cell>
          <table:table-cell table:style-name="ce98" office:value-type="string">
            <text:p>Latter part of April, 1929</text:p>
          </table:table-cell>
          <table:table-cell/>
          <table:table-cell table:style-name="ce99" office:value-type="string">
            <text:p><text:span text:style-name="T10">He told Robert that [sleeping gas] must be kept a secret until time of war when with the new ship "Marie the Angel of Mercy," traveling</text:span><text:span text:style-name="T11"> 1000 miles an hour</text:span><text:span text:style-name="T10">, they could go from one city to another or from one battlefield to another, </text:span><text:span text:style-name="T11">release the gas and put everyone to sleep for 7 days</text:span><text:span text:style-name="T10">. In the meantime, with "The Demon of Death" -- they could destroy the enemy's bases and fortifications; would be able to make their own peace terms with the enemy and at the same time</text:span></text:p>
            <text:p><text:span text:style-name="T10">obey the divine command of God "Thou shalt not kill.”</text:span></text:p>
          </table:table-cell>
          <table:table-cell office:value-type="string">
            <text:p>MAM can utilize sleeping gas.</text:p>
          </table:table-cell>
          <table:table-cell table:number-columns-repeated="1018"/>
        </table:table-row>
        <table:table-row table:style-name="ro24">
          <table:table-cell/>
          <table:table-cell office:value-type="string">
            <text:p>285-286 (MAM mention split between both pages).</text:p>
          </table:table-cell>
          <table:table-cell office:value-type="string">
            <text:p>August 2, 1930.</text:p>
          </table:table-cell>
          <table:table-cell/>
          <table:table-cell office:value-type="string">
            <text:p>Captain Robert Gordon was still stationed near Los Angeles and when news came of the terrible loss of life along the Rio Grande, his mind turned to "<text:span text:style-name="T8">Marie the Angel of Mercy</text:span>," -- his great plane secretly stored away in the <text:span text:style-name="T8">Adirondack Mountains</text:span> for use in just such an emergency as this. He knew what the "Demon of Death" could do and the sleeping gas invented by Captain Kennelworth. He thought of going to General Pearson, telling him of his discoveries and offering them to the United States to put into immediate use, but after meditating over the matter decided that they would only call him a fool and refuse to listen to him as they had before, because he was too young. However, he asked General Pearson for orders to permit him to go on a scouting expedition over Mexico and up and down the Rio Grande to see if he could learn anything of value.</text:p>
          </table:table-cell>
          <table:table-cell office:value-type="string">
            <text:p>MAM secretly stored in the Adirondack Mountains.</text:p>
          </table:table-cell>
          <table:table-cell table:number-columns-repeated="1018"/>
        </table:table-row>
        <table:table-row table:style-name="ro16">
          <table:table-cell/>
          <table:table-cell office:value-type="string">
            <text:p>296-297 (MAM mentioned on pg. 297).</text:p>
          </table:table-cell>
          <table:table-cell office:value-type="string">
            <text:p>None given, but after attack on San Francisco, and after RG captured and released by Japan.</text:p>
          </table:table-cell>
          <table:table-cell/>
          <table:table-cell office:value-type="string">
            <text:p>He asked to be allowed to have a conference with Walter, which was granted. Told Walter to say nothing about his sleeping gas discovery or the "Demon of Death," -- the great light ray destroyer which they could use, and to tell nothing of the <text:span text:style-name="T8">great ship</text:span> "<text:span text:style-name="T8">Marie the Angel of Mercy</text:span>," which they had safely stored away in the<text:span text:style-name="T8"> Adirondack Mountains</text:span>. <text:s/>That when the Government came to realize the need of great help and faced defeat, he would then demonstrate the inventions that he had to save the country.</text:p>
          </table:table-cell>
          <table:table-cell table:number-columns-repeated="1019"/>
        </table:table-row>
        <table:table-row table:style-name="ro72">
          <table:table-cell/>
          <table:table-cell office:value-type="string">
            <text:p>336-337 (MAM mentioned on pg. 337).</text:p>
          </table:table-cell>
          <table:table-cell office:value-type="string">
            <text:p>“that night” [3 days before the end of armistice] [pg. 336]. <text:s/>“at the end of the second day” [pg. 337].</text:p>
          </table:table-cell>
          <table:table-cell/>
          <table:table-cell office:value-type="string">
            <text:p>Supreme Commander Gordon departed from Washington <text:span text:style-name="T8">that night </text:span>in the old “St. Marie” which he had ordered brought to Washington to convey him back, taking with him Colonel Walter Kennelworth. He had instructed Colonel Edna Kennelworth to meet him at the Mammouth Building in New York. On arrival he proceeded at once to put the top floor in order for the “Demon of Death” to be moved in. <text:s/>Colonel Kennelworth [rluu: Edna or Walter?] and another assistant were sent at once to the <text:span text:style-name="T8">Adirondacks</text:span> to the secret hiding of “<text:span text:style-name="T8">Marie the Angel of Mercy</text:span>,” to test out this <text:span text:style-name="T8">giant Ezekiel airplane</text:span>, and bring it to <text:span text:style-name="T8">New York City</text:span>. The machine for distributing the sleeping gas which would reach a radius of 700 miles, was made in readiness on the top floor of the building. “<text:span text:style-name="T8">Marie the Angel of Mercy</text:span>” was in perfect working order, and arrived in New York ship-shape. <text:s/>The whole United States was waiting in anxiety because it was known that <text:span text:style-name="T8">within a few days</text:span> the armistice would end and the United States must either fight or surrender. The people in Washington, Boston, Philadelphia, and New York had not slept for more than a week. They knew that an air attack had been threatened and feared the consequences. <text:span text:style-name="T8">Supreme Commander Gordon dispatched the sleeping gas by “Marie the Angel of Mercy,”</text:span> and it was distributed to the planes all across the country. <text:span text:style-name="T8">Colonel Kennelworth returned at the end of the second day in “Marie the Angel of Mercy,” after distributing the sleeping gas and giving instructions how to use it.</text:span> The “Demon of Death” was tested out and found to be in good working order. For many months previous to this, all of the large cities had been kept in darkness because they feared night attacks.</text:p>
            <text:p/>
          </table:table-cell>
          <table:table-cell table:number-columns-repeated="1019"/>
        </table:table-row>
        <table:table-row table:style-name="ro41">
          <table:table-cell/>
          <table:table-cell office:value-type="string">
            <text:p>353-354 (MAM mentioned on pg. 354)</text:p>
          </table:table-cell>
          <table:table-cell office:value-type="string">
            <text:p>December 25, 1931</text:p>
          </table:table-cell>
          <table:table-cell/>
          <table:table-cell office:value-type="string">
            <text:p>Days went by and everything was quiet in Detroit. <text:s/>No attacks were made anywhere in the United States. <text:s/>December 25th, 1931, arrived and the United States had much to be thankful for. There was a great rejoicing and merry-making on Christmas. Supreme Commander Gordon had a great Christmas. The Major Electric Co. had been working on the process for making planes invisible and reported to him that they had completed the process according to his plans and that it was a success. They had also completed a new motor which he had designed with 24 cylinders. This motor was to be used in lifting our planes to great heights. It was estimated that it would carry a ship 50 miles in the air if necessary. A stabilizer and anchor had been completed in accordance with his plans. The Major Electric Co. informed him that these machines were all ready for him to test out. He ordered these new inventions to be sent to New York headquarters. A <text:span text:style-name="T8">large</text:span> <text:span text:style-name="T8">24-cylinder motor </text:span>was placed in "<text:span text:style-name="T8">Marie the Angel of Mercy</text:span>" and she was made an <text:span text:style-name="T8">invisible</text:span> airship. This motor was able to take its power from the air.</text:p>
          </table:table-cell>
          <table:table-cell office:value-type="string">
            <text:p>354 is the number of days in a lunar year.</text:p>
          </table:table-cell>
          <table:table-cell table:number-columns-repeated="1018"/>
        </table:table-row>
        <table:table-row table:style-name="ro29">
          <table:table-cell/>
          <table:table-cell office:value-type="string">
            <text:p>354</text:p>
          </table:table-cell>
          <table:table-cell office:value-type="string">
            <text:p>January 1, 1932</text:p>
          </table:table-cell>
          <table:table-cell/>
          <table:table-cell office:value-type="string">
            <text:p>Supreme Commander Gordon went to New York on January 1st, 1932, leaving Colonel Morrison in charge in Detroit and ordering General Pearson to Detroit to hold the fort until he completed the test in New York. <text:s/>Supreme Commander Gordon accompanied only by Colonel Edna Kennelworth made the first flight in "<text:span text:style-name="T8">Marie the Angel of Mercy</text:span>," ascended to a height of more than <text:span text:style-name="T8">20 miles</text:span> and anchored the<text:span text:style-name="T8"> "Marie" </text:span>in the air. The new inventions were a perfect success and the machine <text:span text:style-name="T8">could rise to any height </text:span>and <text:span text:style-name="T8">anchor</text:span> and remain as long as it was desired and was <text:span text:style-name="T8">absolutely invisible</text:span>. <text:s/>He was now in position to construct a Tunnel thru the Air from New York to Europe and sail the <text:span text:style-name="T8">"Marie" </text:span>in safety thru it, then rise to a height of <text:span text:style-name="T8">20 to 50 miles</text:span> over any of the cities, anchor and start destruction. <text:s/>"<text:span text:style-name="T8">Marie the Angel of Mercy</text:span>" could carry enough sleeping gas to destroy or put to sleep people over thousands of miles of territory. After remaining anchored in the air for<text:span text:style-name="T8"> two days</text:span> to test "<text:span text:style-name="T8">Marie the Angel of Mercy</text:span>," Supreme Commander Gordon descended to New York, anchored at the <text:span text:style-name="T8">Mammouth Building</text:span> to get a report of what had been happening and prepare for any attack. <text:s/>The Enemy were keeping quiet and making no move, evidently trying to find out what America's new inventions were before making the next great attack.</text:p>
          </table:table-cell>
          <table:table-cell office:value-type="string">
            <text:p>Two uses of just the name “Marie”. <text:s/>354 is the number of days in a lunar year. <text:s/>The word, “Marie,” shows up 7 times on this page.</text:p>
          </table:table-cell>
          <table:table-cell table:number-columns-repeated="1018"/>
        </table:table-row>
        <table:table-row table:style-name="ro24">
          <table:table-cell/>
          <table:table-cell office:value-type="string">
            <text:p>354-355 (MAM mentioned on pg. 354).</text:p>
          </table:table-cell>
          <table:table-cell office:value-type="string">
            <text:p>None given, but by my computations it is: January 1, 1932 + 2 days MAM anchored in the air for a test + SCG descends to NY, anchored at the Mammouth Building.</text:p>
          </table:table-cell>
          <table:table-cell/>
          <table:table-cell office:value-type="string">
            <text:p><text:span text:style-name="T8">"Marie the Angel of Mercy</text:span>" was now equipped with the <text:span text:style-name="T8">Tunnel machine</text:span> which would automatically put a Tunnel thru the Air anywhere in any direction. The Supreme Commander had enlarged and improved upon the Tunnel machine or vacuum until it could be made <text:span text:style-name="T8">25 to 50 miles wide in any direction</text:span> <text:span text:style-name="T8">from a large city</text:span>. <text:s/>He had also discovered how to send ships thru the air without an <text:span text:style-name="T8">aviator</text:span>, directing them by<text:span text:style-name="T8"> radio rays,</text:span> which would enable them to distribute <text:span text:style-name="T8">sleeping gas</text:span> among the enemy's lines and prevent loss of any of his <text:span text:style-name="T8">valuable aviators</text:span>. He now had confidence that every city would be safe from an attack and no destruction could take place.</text:p>
          </table:table-cell>
          <table:table-cell table:style-name="ce98" office:value-type="string">
            <text:p>354 is the number of days in a lunar year.</text:p>
          </table:table-cell>
          <table:table-cell table:number-columns-repeated="1018"/>
        </table:table-row>
        <table:table-row table:style-name="ro66">
          <table:table-cell/>
          <table:table-cell office:value-type="string">
            <text:p>365-366 (MAM mentioned on pg. 366).</text:p>
          </table:table-cell>
          <table:table-cell office:value-type="string">
            <text:p>During wave 4 (West) of the attack on NYC (“About 12 o'clock” [a.m., June 9, 1932].</text:p>
          </table:table-cell>
          <table:table-cell/>
          <table:table-cell office:value-type="string">
            <text:p>Slowly and carefully, with a trembling hand, [Colonel Edna Kennelworth] swung the powerful gas distributing machine into action and as she saw the planes coming by the thousands begin slowly to plunge into the Tunnel thru the Air, she thought of how she had risked her life taking the sleeping gas for seven days to prove its success for the love of her husband, who invented it, and for the love of her country. She thought of Supreme Commander Gordon naming his great ship "<text:span text:style-name="T8">Marie the Angel of Mercy</text:span>" and then realized what was in his mind at the time; that the <text:span text:style-name="T8">sleeping gas</text:span> should be named the "<text:span text:style-name="T8">God of</text:span> <text:span text:style-name="T8">Mercy</text:span>" because it was winning the war in a humane way without taking human lives. Her mind went back to the great destruction of Los Angeles and San Francisco and above all, she remembered the loss of more than a million lives at the battle of Chicago; how <text:span text:style-name="T8">merci</text:span>less the enemy had been, sparing not the lives of women or children. We were now indeed <text:span text:style-name="T8">merci</text:span>ful unto our foes and heaping coals of fire upon their heads and she believed this would be a great example to the world. <text:s/>She knew that the enemy had used poisoned gas of all kinds, poisoning the water and foods in the various cities and resorted to every means to destroy both life and property.</text:p>
          </table:table-cell>
          <table:table-cell table:number-columns-repeated="1019"/>
        </table:table-row>
        <table:table-row table:style-name="ro16">
          <table:table-cell/>
          <table:table-cell office:value-type="string">
            <text:p>375</text:p>
          </table:table-cell>
          <table:table-cell office:value-type="string">
            <text:p>About 4 a.m. [June 9, 1932]</text:p>
          </table:table-cell>
          <table:table-cell/>
          <table:table-cell office:value-type="string">
            <text:p>About 4 A.M. the President of the United States landed on the Mammouth Building in New York and was taken down in the elevator to the 110th floor to Supreme Commander Gordon's office. He found Colonel Edna Kennelworth sentinel at the door. She had met the President before and after saluting him asked if he wished to see Supreme Commander Gordon. <text:s/>He replied that he did and she immediately conducted him to his private office.</text:p>
          </table:table-cell>
          <table:table-cell table:number-columns-repeated="1019"/>
        </table:table-row>
        <table:table-row table:style-name="ro29">
          <table:table-cell/>
          <table:table-cell office:value-type="string">
            <text:p>375-376</text:p>
          </table:table-cell>
          <table:table-cell table:number-columns-repeated="2"/>
          <table:table-cell office:value-type="string">
            <text:p>The President rushed in and found Supreme Commander Gordon sitting peacefully reading a newspaper. <text:s/>The President could hardly believe it and asked him for the facts of the attack upon New York City and if all enemy planes had been destroyed. Supreme Commander Gordon told the President that it was a fact. <text:s/>The President asked Supreme Commander Gordon if there had been any losses to our airplane fleet in destroying the enemy and where our fleet was now located. <text:s/>The Supreme Commander pointed to the "Demon of Death" and the sleeping gas machines and said: "There is the fleet which has destroyed and captured probably 100,000 of the enemy's planes. Mr. President, would you like to go on a little sight-seeing expedition?" <text:s/>The President said that he would. <text:span text:style-name="T8">A button was pressed </text:span>and<text:span text:style-name="T8"> in a few minutes</text:span> "<text:span text:style-name="T8">Marie the Angel of Mercy</text:span>," Robert's big ship, appeared in front of the window. The President told Supreme Commander Gordon that he had neither seen nor heard of such a ship before and asked him where it came from. Robert said, "Mr. President, this ship was built according to the plan laid down by Ezekiel in the Bible. <text:span text:style-name="T8">I worked on it for years and completed it just before the war broke out</text:span>. <text:span text:style-name="T8">Its most useful work is yet to be done</text:span>." Supreme Commander Gordon then explained fully the working of the "Demon of Death" to the President.</text:p>
          </table:table-cell>
          <table:table-cell table:number-columns-repeated="1019"/>
        </table:table-row>
        <table:table-row table:style-name="ro14">
          <table:table-cell/>
          <table:table-cell office:value-type="string">
            <text:p>376</text:p>
          </table:table-cell>
          <table:table-cell table:number-columns-repeated="2"/>
          <table:table-cell office:value-type="string">
            <text:p>They stepped upon board "<text:span text:style-name="T8">Marie the Angel of Mercy</text:span>," sailed out across Long Island, slowed the plane down, drifted very low and passed over the thousands of airplanes which had been destroyed.</text:p>
          </table:table-cell>
          <table:table-cell table:number-columns-repeated="1019"/>
        </table:table-row>
        <table:table-row table:style-name="ro73">
          <table:table-cell/>
          <table:table-cell office:value-type="string">
            <text:p>376</text:p>
          </table:table-cell>
          <table:table-cell table:number-columns-repeated="2"/>
          <table:table-cell office:value-type="string">
            <text:p>They sailed over Staten Island and saw the wrecks of the planes which had been destroyed there. Then swung up the Hudson River above Yonkers, <text:span text:style-name="T8">descended close to the water and anchored in the air</text:span>. The President had never been on an airship that was anchored in the air and was amazed at Supreme Commander Gordon's marvelous invention. He handed the President a pair of powerful field glasses and told him to take a look. The river was almost choked with the wrecks of the airplanes which had gone down defying the "Demon of Death." <text:s/>Bodies of aviators wearing the uniforms of the various nations were floating upon the waters. When the Supreme Commander explained to the President that he believed that not one of the enemy's planes had escaped, he marveled at the wonderful invention and the fact that two men and a lone woman could accomplish such a feat. Supreme Commander Gordon then said: “Mr. <text:s/>President, your greatest sight is yet to come."</text:p>
          </table:table-cell>
          <table:table-cell table:number-columns-repeated="1019"/>
        </table:table-row>
        <table:table-row table:style-name="ro66">
          <table:table-cell/>
          <table:table-cell office:value-type="string">
            <text:p>377</text:p>
          </table:table-cell>
          <table:table-cell table:number-columns-repeated="2"/>
          <table:table-cell office:value-type="string">
            <text:p>He then started "<text:span text:style-name="T8">Marie the Angel of Mercy,</text:span>" sailed out across the New Jersey hills, slowed down the big ship and entered the Tunnel thru the Air. There the greatest sight that human eyes had ever witnessed greeted the President. They passed slowly thru the Tunnel where there were thousands and thousands of planes unharmed suspended in the air with the aviators all sound asleep. The Supreme Commander then said: "This work was done by the sleeping gas. As this giant horde of probably 50,000 planes moving in sections of hundreds and thousands, one following after another, tried to attack New York, General Pearson and myself worked the Tunnel machines and Colonel Edna Kennelworth operated the sleeping gas machine. You can see the effective work and our mission of mercy. We have not taken human life and have gained the greatest victory in the world. These aviators will sleep for seven days and then awake unharmed. There will be no ill effects of the sleeping gas. We will of course remove the airships and aviators to the Wilson, Coolidge, Roosevelt, Lowden, Harding and Washington airfields and when they awake they will be our prisoners and the enemy's airships will be in our possession."</text:p>
          </table:table-cell>
          <table:table-cell table:number-columns-repeated="1019"/>
        </table:table-row>
        <table:table-row table:style-name="ro20">
          <table:table-cell/>
          <table:table-cell office:value-type="string">
            <text:p>377-378</text:p>
          </table:table-cell>
          <table:table-cell table:number-columns-repeated="2"/>
          <table:table-cell office:value-type="string">
            <text:p>The President was astounded. He had never dreamed that man could make such marvelous inventions. Turning to Supreme Commander Gordon and grasping his hand, he said: "You have been inspired by Almighty God. You are an instrument in his hands to save this country according to God's plan." The Supreme Commander replied that he had always felt that way and had never taken any credit to himself; that since he was <text:span text:style-name="T8">about eight years old </text:span>he had been reading the Bible and knew from it that this war was inevitable; that he had spent his time and money to complete these inventions for the day his country would need them.</text:p>
          </table:table-cell>
          <table:table-cell office:value-type="string">
            <text:p>Connection to pg. 7 (year 1914)</text:p>
          </table:table-cell>
          <table:table-cell table:number-columns-repeated="1018"/>
        </table:table-row>
        <table:table-row table:style-name="ro24">
          <table:table-cell/>
          <table:table-cell office:value-type="string">
            <text:p>378</text:p>
          </table:table-cell>
          <table:table-cell table:number-columns-repeated="2"/>
          <table:table-cell office:value-type="string">
            <text:p>On the way back, Supreme Commander Gordon told the President that the <text:span text:style-name="T8">Marie the Angel of Mercy</text:span> could make a <text:span text:style-name="T8">speed of 1000 miles an hour</text:span> and that <text:span text:style-name="T8">he</text:span> <text:span text:style-name="T8">could easily go round the world in 24 hours</text:span>. On their <text:span text:style-name="T8">return</text:span> all was quiet in New York City. <text:span text:style-name="T8">No one knew what had happened that night. </text:span>The President could not find words to express his appreciation for this wonderful work. He asked the Supreme Commander what his future plans were. Supreme Commander Gordon told the President to read the Bible, especially <text:span text:style-name="T8">Daniel's prophecy</text:span> and the <text:span text:style-name="T8">book of Ezekiel</text:span>, and he would know what was yet to take place. It was agreed that the news of the success with the "Demon of Death" and the sleeping gas machine was to be kept secret and that the President was the only one to know of Robert's great invention.</text:p>
          </table:table-cell>
          <table:table-cell table:number-columns-repeated="1019"/>
        </table:table-row>
        <table:table-row table:style-name="ro18">
          <table:table-cell/>
          <table:table-cell office:value-type="string">
            <text:p>378</text:p>
          </table:table-cell>
          <table:table-cell office:value-type="string">
            <text:p>“forenoon of June 9” [1932]</text:p>
          </table:table-cell>
          <table:table-cell/>
          <table:table-cell office:value-type="string">
            <text:p>The President returned to Washington on the<text:span text:style-name="T8"> forenoon of June 9th</text:span>, feeling much elated over the wonderful <text:span text:style-name="T8">victory</text:span>, proud of his native land and thankful that the Divine Power had given them the man of the <text:span text:style-name="T8">hour</text:span> at the right <text:span text:style-name="T8">time</text:span>.</text:p>
          </table:table-cell>
          <table:table-cell table:number-columns-repeated="1019"/>
        </table:table-row>
        <table:table-row table:style-name="ro14">
          <table:table-cell/>
          <table:table-cell office:value-type="string">
            <text:p>378</text:p>
          </table:table-cell>
          <table:table-cell office:value-type="string">
            <text:p>“forenoon of June 9” [1932]</text:p>
          </table:table-cell>
          <table:table-cell/>
          <table:table-cell office:value-type="string">
            <text:p>It had been a great <text:span text:style-name="T8">birthday</text:span> for Robert, because his country had been saved. His years of labor had been rewarded but yet no news had come of Marie.</text:p>
          </table:table-cell>
          <table:table-cell table:number-columns-repeated="1019"/>
        </table:table-row>
        <table:table-row table:style-name="ro74">
          <table:table-cell/>
          <table:table-cell office:value-type="string">
            <text:p>390-391 (“mercy” mentioned on pg. 390 and pg. 391).</text:p>
          </table:table-cell>
          <table:table-cell office:value-type="string">
            <text:p>“Afternoon of July 4, [1932]”</text:p>
          </table:table-cell>
          <table:table-cell/>
          <table:table-cell office:value-type="string">
            <text:p>He read again about the 7 days when they should prepare and purge the Altar and purify it and consecrate themselves. He now knew that the time was coming when the Lord should rule on earth as he had promised and war should be no more. The prophecies of the Bible had been fulfilled where it said that woman should be the equal or exalted above man. The Lord had said, "I will exalt the low and debase the high," and the Bible said, "The little ones shall become as a thousand." <text:s/>He was happy to know that everything was working out just as he had predicted it and happy because his inventions which he had worked on so unselfishly, had saved his devoted country and made the nations of the world realize that all power under heaven and earth was given unto the United States, the land of liberty. <text:s/>Knowing that the great power was now in his <text:span text:style-name="T8">hands</text:span> <text:span text:style-name="T8">alone</text:span>, he could proceed to destroy every living thing in every nation, but his heart was full of <text:span text:style-name="T8">love</text:span> and <text:span text:style-name="T8">mercy</text:span> and only thru <text:span text:style-name="T8">mercy</text:span> and without selfishness could the United States set an example to the world. He could retake the Pacific Coast, wipe out the Western lines of the enemy or put them all to sleep for 7 days and then make peace on any terms that he might dictate. He thought of all the rulers of the world, from the tyrant Nero down to the Kaiser, how each one had sought world dominion based on selfish greed, and each one had failed because God would not sanction such rulership. <text:s/>He thought of <text:span text:style-name="T8">Marie</text:span> and as he <text:span text:style-name="T8">dreamed</text:span> of her, forgot whether he was <text:span text:style-name="T8">a man with Caesar</text:span> or a <text:span text:style-name="T8">God with Alexander</text:span>. Not once was he tempted to use the great power within his <text:span text:style-name="T8">hands</text:span>, for he knew that <text:span text:style-name="T8">love was kind and merciful</text:span>. All the writings of St. Paul had put stress on <text:span text:style-name="T8">love</text:span> and <text:span text:style-name="T8">charity</text:span>. He decided that women and children must be protected and that not one of their lives should be taken in this final conflict. Now that the end was near, he must demonstrate in a way never to be forgotten the power that he held over the world and decided to use the sleeping gas.</text:p>
          </table:table-cell>
          <table:table-cell office:value-type="string">
            <text:p>After the attack on New York and Washington.</text:p>
          </table:table-cell>
          <table:table-cell table:number-columns-repeated="1018"/>
        </table:table-row>
        <table:table-row table:style-name="ro31">
          <table:table-cell office:value-type="string">
            <text:p>39</text:p>
          </table:table-cell>
          <table:table-cell office:value-type="string">
            <text:p>392-393</text:p>
          </table:table-cell>
          <table:table-cell office:value-type="string">
            <text:p>July 20 [1932]</text:p>
          </table:table-cell>
          <table:table-cell/>
          <table:table-cell office:value-type="string">
            <text:p>He called Colonel Walter Kennelworth and Colonel Edna Kennelworth to his headquarters. Thanked them for their services to the country; assured them of his appreciation of their loyalty and devotion and promoted them to the rank of General. He ordered <text:span text:style-name="T8">General Walter Kennelworth</text:span> to take charge of headquarters in <text:span text:style-name="T8">New York</text:span>, operate the sleeping gas machine and to use the "Demon of Death" in case of emergency. However, he felt sure that there would be no more attacks. <text:s/><text:span text:style-name="T8">General Edna Kennelworth</text:span> was ordered to <text:span text:style-name="T8">Washington</text:span> to resume charge in the <text:span text:style-name="T8">Capitol Building</text:span> and operate the machines for defense if necessary.</text:p>
          </table:table-cell>
          <table:table-cell office:value-type="string">
            <text:p>Right before RG's 7 days.</text:p>
          </table:table-cell>
          <table:table-cell table:number-columns-repeated="1018"/>
        </table:table-row>
        <table:table-row table:style-name="ro22">
          <table:table-cell office:value-type="string">
            <text:p>39</text:p>
          </table:table-cell>
          <table:table-cell office:value-type="string">
            <text:p>393</text:p>
          </table:table-cell>
          <table:table-cell office:value-type="string">
            <text:p>July 20 [1932]</text:p>
          </table:table-cell>
          <table:table-cell/>
          <table:table-cell office:value-type="string">
            <text:p>In bidding good-bye to his loyal comrades, he told them that he was going to take <text:span text:style-name="T8">Marie the Angel of Mercy</text:span>, and was<text:span text:style-name="T8"> going alone</text:span> to <text:span text:style-name="T8">London, Berlin, Moscow, Madrid, Tokio </text:span>and destroy buildings in these cities and with the <text:span text:style-name="T8">light ray </text:span>put every city in <text:span text:style-name="T8">darkness</text:span>, put the people to <text:span text:style-name="T8">sleep</text:span> and leave them for<text:span text:style-name="T8"> 7 days</text:span>. Then he would destroy or conquer every important city in the world in <text:span text:style-name="T8">6 days</text:span>, just the same as God created the world in 6 days, and that <text:span text:style-name="T8">on the 7th day he would return to New York City</text:span> and await the action of the Allied Nations in regard to peace. He ordered all of the countries notified by <text:span text:style-name="T8">radio</text:span> that he would leave <text:span text:style-name="T8">New York City </text:span>on <text:span text:style-name="T8">Marie the Angel of Mercy</text:span>, which could make <text:span text:style-name="T8">1000 miles an hour</text:span>, and when he arrived in London and other cities everyone should be out of the buildings which he would destroy with the "Demon of Death"; that this was to be a mission of <text:span text:style-name="T8">mercy</text:span> and that he would not destroy one life if possible but that he must demonstrate the power that he could destroy all life and buildings if necessary.</text:p>
          </table:table-cell>
          <table:table-cell office:value-type="string">
            <text:p>Right before RG's 7 days.</text:p>
          </table:table-cell>
          <table:table-cell table:number-columns-repeated="1018"/>
        </table:table-row>
        <table:table-row table:style-name="ro50">
          <table:table-cell office:value-type="string">
            <text:p>39</text:p>
          </table:table-cell>
          <table:table-cell office:value-type="string">
            <text:p>393-394 (MAM <text:s/>split between pages 393 and 394.)</text:p>
          </table:table-cell>
          <table:table-cell office:value-type="string">
            <text:p>7 a.m. On July 21 [1932]</text:p>
          </table:table-cell>
          <table:table-cell/>
          <table:table-cell office:value-type="string">
            <text:p>The world was astounded and amazed but of course did not believe that there was any such invention or any such power in the hands of any one man, or any one nation. At <text:span text:style-name="T8">7 A.M. on July 21st</text:span>, Supreme Commander Gordon sailed away in the <text:span text:style-name="T8">Marie the Angel of Mercy</text:span> and in<text:span text:style-name="T8"> a little over three hours</text:span> he was over London. He notified them to clear all the big buildings on Lombard and Downing Streets. They were unable to see his plane or hear it but they knew that he was somewhere over London in the air. The people were frightened and cleared out of the buildings. <text:s/>Women and children were taken away to safety and slowly the death ray started to do its work. The big buildings crumbled away, slowly melting down as tho they were butter. The people fell upon their knees in the streets and prayed to God to save them from this great invisible force. Many people believed that it was an unseen power from heaven that had come to destroy the world and that this was the end of the world. When he had completed the destruction of enough buildings to show them his power, he circled over London time and time again, sending forth the sleeping gas and the people all succumbed and went to sleep. With the power from his machine he extinguished all the electric lights in the city and left it in darkness. The news of this terrible disaster was sent from London to the Allied Enemy headquarters in the United States.</text:p>
          </table:table-cell>
          <table:table-cell office:value-type="string">
            <text:p>RG's 7 days.</text:p>
          </table:table-cell>
          <table:table-cell table:number-columns-repeated="1018"/>
        </table:table-row>
        <table:table-row table:style-name="ro24">
          <table:table-cell office:value-type="string">
            <text:p>39</text:p>
          </table:table-cell>
          <table:table-cell office:value-type="string">
            <text:p>394-395 (MAM mentioned on pg. 394)</text:p>
          </table:table-cell>
          <table:table-cell table:number-columns-repeated="2"/>
          <table:table-cell office:value-type="string">
            <text:p>Supreme Commander Gordon then proceeded on the following day to Berlin. He intended to teach the Germans a lesson that they never would forget. He would show <text:span text:style-name="T8">mercy</text:span> that they had never shown because not one woman or child would be harmed, but protected. <text:s/>Not one human life would be taken, but he would make the destruction of buildings in Berlin so complete that they would never forget his visit. He would remind them that the Kaiser and all of the great German armies were powerless when <text:span text:style-name="T8">Marie the Angel of Mercy </text:span>sent forth its destructive <text:span text:style-name="T8">rays</text:span> and <text:span text:style-name="T8">sleeping gas</text:span>. He sailed over Berlin and notified everyone to clear out of the buildings. He destroyed all of the important buildings on the business streets, turned loose his sleeping gas and left Berlin in darkness, to sleep for 7 days.</text:p>
          </table:table-cell>
          <table:table-cell office:value-type="string">
            <text:p>RG's 7 days.</text:p>
          </table:table-cell>
          <table:table-cell table:number-columns-repeated="1018"/>
        </table:table-row>
        <table:table-row table:style-name="ro31">
          <table:table-cell office:value-type="string">
            <text:p>39</text:p>
          </table:table-cell>
          <table:table-cell office:value-type="string">
            <text:p>395</text:p>
          </table:table-cell>
          <table:table-cell table:number-columns-repeated="2"/>
          <table:table-cell office:value-type="string">
            <text:p>When he had completed the bombardment of the buildings in Berlin, he sent a message to the President of France that he would be in Paris within the next hour to thank him personally for the great aid that France had given us in the war. The President notified him that France would declare a holiday and give him a reception greater than that tendered Captain Lindbergh when he landed there on <text:span text:style-name="T8">May 21st, 1927</text:span>. He informed the President that his time was limited, but in appreciation of the friendship of France he would anchor <text:span text:style-name="T8">Marie the Angel of Mercy</text:span> over Paris and <text:span text:style-name="T8">arrange lights to play upon her to make her visible</text:span> so the people could see this wonderful ship.</text:p>
          </table:table-cell>
          <table:table-cell office:value-type="string">
            <text:p>RG's 7 days. <text:s/>Connection to Captain Lindbergh pg. 105.</text:p>
          </table:table-cell>
          <table:table-cell table:number-columns-repeated="1018"/>
        </table:table-row>
        <table:table-row table:style-name="ro41">
          <table:table-cell office:value-type="string">
            <text:p>39</text:p>
          </table:table-cell>
          <table:table-cell office:value-type="string">
            <text:p>395-396</text:p>
          </table:table-cell>
          <table:table-cell table:number-columns-repeated="2"/>
          <table:table-cell office:value-type="string">
            <text:p>He left Berlin and was in Paris in a short time. <text:s/>France had sent thousands of her planes into the air signaling the <text:span text:style-name="T8">"Marie."</text:span> They could not see her and Supreme Commander Gordon communicated with them by radio and <text:span text:style-name="T8">anchored near the same spot where Lindbergh had landed over five years before.</text:span> He was taken aboard one of France's airplanes and carried to the President, who greeted him cordially, kneeled and kissed his cheeks and hands. Thanked him for the inventions which he had made which would end war for all time. <text:s/>Supreme Commander Gordon had brought a letter from the President of the United States thanking France for her support and assuring them of our loyalty and support forever in the future. He told the President of his plan for a United Kingdom of the World. How he was going to call all the nations to New York for a peace conference when the war was over, which he was assured would be when he returned to New York. The President assured him that France would be very happy to be the first nation to join with the United States in the brotherhood of man to make it a United Kingdom of the World.</text:p>
          </table:table-cell>
          <table:table-cell office:value-type="string">
            <text:p>RG's 7 days. <text:s/>Reference to just “Marie” is mentioned on page 395.</text:p>
          </table:table-cell>
          <table:table-cell table:number-columns-repeated="1018"/>
        </table:table-row>
        <table:table-row table:style-name="ro24">
          <table:table-cell office:value-type="string">
            <text:p>39</text:p>
          </table:table-cell>
          <table:table-cell office:value-type="string">
            <text:p>396</text:p>
          </table:table-cell>
          <table:table-cell table:number-columns-repeated="2"/>
          <table:table-cell office:value-type="string">
            <text:p>He told the President of France that he had brought with him on board the <text:span text:style-name="T8">"Marie" </text:span>one of his Tunnel machines which he wanted to place in one of the tallest buildings, establish a Tunnel thru the Air between New York and Paris so that their airships could pass in safety thru the Tunnel to New York, or if any of the officers in Canada wanted to come home, they could proceed to New York and travel thru the Tunnel to Paris. He tested out this machine after it had been set up, sent one of the planes to New York thru the Tunnel and the round trip was made in one hour and thirty minutes. He explained to the President that by establishing a vacuum, it was possible to drive the machines in safety at a terrific speed. He instructed Louis Corday, one of the famous aces of the French Aviation Corps, how to handle the Tunnel machine.</text:p>
          </table:table-cell>
          <table:table-cell office:value-type="string">
            <text:p>RG's 7 days. <text:s/>Reference to just “Marie” is mentioned on page 396.</text:p>
          </table:table-cell>
          <table:table-cell table:number-columns-repeated="1018"/>
        </table:table-row>
        <table:table-row table:style-name="ro31">
          <table:table-cell office:value-type="string">
            <text:p>39</text:p>
          </table:table-cell>
          <table:table-cell office:value-type="string">
            <text:p>396-397</text:p>
          </table:table-cell>
          <table:table-cell table:number-columns-repeated="2"/>
          <table:table-cell office:value-type="string">
            <text:p>Then Supreme Commander Gordon went to Lisbon and Madrid, Spain, destroyed their most important buildings and put the people to sleep for 7 days. <text:s/>Then proceeded to Rome where he destroyed all the fine cathedrals, business and government buildings. Before arriving there he had notified the Pope to get all the people out of the buildings and instructed him where to go for safety, telling him he did not wish to give him the sleeping gas but wanted him to be awake to pray during the 7 days while all the inhabitants were asleep. Told him that his people must be taught that God is more powerful than any ruler or potentate and that the time would come when there must be one religion, one United Kingdom of the World and one God.</text:p>
          </table:table-cell>
          <table:table-cell office:value-type="string">
            <text:p>RG's 7 days.</text:p>
          </table:table-cell>
          <table:table-cell table:number-columns-repeated="1018"/>
        </table:table-row>
        <table:table-row table:style-name="ro18">
          <table:table-cell office:value-type="string">
            <text:p>39</text:p>
          </table:table-cell>
          <table:table-cell office:value-type="string">
            <text:p>397</text:p>
          </table:table-cell>
          <table:table-cell table:number-columns-repeated="2"/>
          <table:table-cell table:style-name="ce101" office:value-type="string">
            <text:p>From there he proceeded to the beautiful city of Vienna and having the people removed from the buildings, turned on the "Demon of Death" and melted the buildings down. Discharging sleeping gas from his machine, he said good-bye to Vienna and proceeded to Moscow.</text:p>
          </table:table-cell>
          <table:table-cell office:value-type="string">
            <text:p>RG's 7 days.</text:p>
            <text:p/>
          </table:table-cell>
          <table:table-cell table:number-columns-repeated="1018"/>
        </table:table-row>
        <table:table-row table:style-name="ro66">
          <table:table-cell office:value-type="string">
            <text:p>39</text:p>
          </table:table-cell>
          <table:table-cell office:value-type="string">
            <text:p>397-398 (MAM mentioned on pg. 397).</text:p>
          </table:table-cell>
          <table:table-cell table:number-columns-repeated="2"/>
          <table:table-cell office:value-type="string">
            <text:p>The poor and uneducated people of Russia had been warned of his coming. The newspapers told them what had been happening in other cities, but the people refused to believe that they would not be destroyed. Many of them rushed to the waters and drowned themselves. <text:s/>Others went to the forests to hide. Moscow was more excited than ever before. People had been praying day and night before he arrived. Finally when he was over Moscow, he sent a radio message that they should clear all the important buildings which he was going to destroy. He descended very low and located the buildings and when he had been notified that the people had been moved to safety, turned on the "Demon of Death." As the buildings leapt into flames and the people could see them, they were sure that this was the end of the world and that God was destroying it by fire, because they were unable to see the source from which the destruction was coming, the destroying rays from the machine being invisible and <text:span text:style-name="T8">Marie the Angel of Mercy </text:span>being invisible. When he had flnished the destruction of the buildings, he turned loose the sleeping gas, darkened the city and sailed for Constantinople.</text:p>
          </table:table-cell>
          <table:table-cell office:value-type="string">
            <text:p>RG's 7 days.</text:p>
          </table:table-cell>
          <table:table-cell table:number-columns-repeated="1018"/>
        </table:table-row>
        <table:table-row table:style-name="ro20">
          <table:table-cell office:value-type="string">
            <text:p>39</text:p>
          </table:table-cell>
          <table:table-cell office:value-type="string">
            <text:p>398</text:p>
          </table:table-cell>
          <table:table-cell table:number-columns-repeated="2"/>
          <table:table-cell office:value-type="string">
            <text:p>He had notified the terrible Turks, who had sent such destructive airships to help conquer the United States, that he was going to open the Dardanelles from the air; and destroy the battleships in the Black Sea. When he arrived and all buildings were cleared, people were greatly frightened and some of them were praying to America's God to save them. Supreme Commander Gordon assured them that no lives would be taken. He then proceeded to destroy all their largest buildings, discharged the death rays into the water and blew up their ships; left the city in darkness to sleep in peace.</text:p>
          </table:table-cell>
          <table:table-cell office:value-type="string">
            <text:p>RG's 7 days.</text:p>
          </table:table-cell>
          <table:table-cell table:number-columns-repeated="1018"/>
        </table:table-row>
        <table:table-row table:style-name="ro18">
          <table:table-cell office:value-type="string">
            <text:p>39</text:p>
          </table:table-cell>
          <table:table-cell office:value-type="string">
            <text:p>398</text:p>
          </table:table-cell>
          <table:table-cell table:number-columns-repeated="2"/>
          <table:table-cell office:value-type="string">
            <text:p>His next stop was at Alexandria and Cairo, Egypt. <text:s/>He visited the Pyramids, notified the people that they were placed there according to a divine plan and that he would not destroy them. He destroyed the main buildings and blew up the warships, leaving the people asleep as he had done in other cities.</text:p>
          </table:table-cell>
          <table:table-cell office:value-type="string">
            <text:p>RG's 7 days.</text:p>
          </table:table-cell>
          <table:table-cell table:number-columns-repeated="1018"/>
        </table:table-row>
        <table:table-row table:style-name="ro17">
          <table:table-cell office:value-type="string">
            <text:p>39</text:p>
          </table:table-cell>
          <table:table-cell office:value-type="string">
            <text:p>398</text:p>
          </table:table-cell>
          <table:table-cell table:number-columns-repeated="2"/>
          <table:table-cell office:value-type="string">
            <text:p>He notified the people in Bombay, India, that they had taken sides with England against us and that they must be shown an example of the power of the Land of Freedom. He destroyed their temples and large buildings and put the people asleep. Then went to <text:span text:style-name="T8">Pekin</text:span>, China, where he destroyed buildings which had stood for thousands of years; discharged the sleeping gas and proceeded to <text:span text:style-name="T8">Tokio</text:span>.</text:p>
          </table:table-cell>
          <table:table-cell office:value-type="string">
            <text:p>RG's 7 days.</text:p>
          </table:table-cell>
          <table:table-cell table:number-columns-repeated="1018"/>
        </table:table-row>
        <table:table-row table:style-name="ro31">
          <table:table-cell office:value-type="string">
            <text:p>39</text:p>
          </table:table-cell>
          <table:table-cell office:value-type="string">
            <text:p>398-399</text:p>
          </table:table-cell>
          <table:table-cell table:number-columns-repeated="2"/>
          <table:table-cell office:value-type="string">
            <text:p>The Japs had been the first to declare war upon the United States and make an attack and they must be taught a lesson which they would remember so long as the world stood. He ordered all the men removed from their battleships and proceeded to discharge the death rays into the water and destroy them. When he began to destroy the important buildings the people thought that it was another earthquake because they had not forgotten how their buildings had crumbled down years before. He assured them that no lives would be taken, that they would be allowed to sleep for 7 days in peace; leaving the city in darkness and the inhabitants asleep, he proceeded to Melbourne and Sydney, Australia.</text:p>
          </table:table-cell>
          <table:table-cell office:value-type="string">
            <text:p>RG's 7 days.</text:p>
          </table:table-cell>
          <table:table-cell table:number-columns-repeated="1018"/>
        </table:table-row>
        <table:table-row table:style-name="ro18">
          <table:table-cell office:value-type="string">
            <text:p>39</text:p>
          </table:table-cell>
          <table:table-cell office:value-type="string">
            <text:p>399</text:p>
          </table:table-cell>
          <table:table-cell table:number-columns-repeated="2"/>
          <table:table-cell office:value-type="string">
            <text:p>Australia had remained neutral and was friendly to the United States. He carried a letter of thanks from the President of the United States to the people of Australia. Thanked them personally and told them that they were now invited to join the United States in forming the brotherhood of man in the United Kingdom.</text:p>
          </table:table-cell>
          <table:table-cell office:value-type="string">
            <text:p>RG's 7 days.</text:p>
          </table:table-cell>
          <table:table-cell table:number-columns-repeated="1018"/>
        </table:table-row>
        <table:table-row table:style-name="ro26">
          <table:table-cell office:value-type="string">
            <text:p>39</text:p>
          </table:table-cell>
          <table:table-cell office:value-type="string">
            <text:p>399-400 (MAM mentioned on pg. 399).</text:p>
          </table:table-cell>
          <table:table-cell table:number-columns-repeated="2"/>
          <table:table-cell office:value-type="string">
            <text:p>The City of Mexico was next notified that they would have the final and greatest demonstration of the power of <text:span text:style-name="T8">Marie the Angel of Mercy</text:span>. The Mexicans and Spaniards knew that Supreme Commander Gordon was born in the State of Texas. They remembered the Battle of the Alamo and Goliad. The poor class of Mexicans refused to believe after Mexico had joined with Japan and Spain against the United States, that any Texan would spare their lives. They had prayed day and night since they learned that the Supreme Commander of the United States with <text:span text:style-name="T8">Marie the Angel of Mercy</text:span> was to visit them. He told them that this machine took its power from the air and that the rays were powerful enough to melt down the mountains and that he would destroy some of the mountains of Mexico and all the old pyramids. Before he reached the City of Mexico, he anchored over a mountain, turned on the death ray and the mountain crumbled to dust. The old pyramids were also destroyed. When he reached the City of Mexico, he informed them that he had destroyed the mountains to fulfill the prophecies in the Bible which said that every mountain should be laid low and every valley should be exalted. A large part of forces of the enemy and their officers were located in the City of Mexico and they were notified to flee to the mountains and hills where they could watch the destruction of the buildings. The Supreme Commander of the United States said that they would not be put to sleep because he wanted them to watch the silent, sleeping city while it remained in darkness for 7 days.</text:p>
          </table:table-cell>
          <table:table-cell office:value-type="string">
            <text:p>RG's 7 days.</text:p>
          </table:table-cell>
          <table:table-cell table:number-columns-repeated="1018"/>
        </table:table-row>
        <table:table-row table:style-name="ro20">
          <table:table-cell office:value-type="string">
            <text:p>39</text:p>
          </table:table-cell>
          <table:table-cell office:value-type="string">
            <text:p>400</text:p>
          </table:table-cell>
          <table:table-cell table:number-columns-repeated="2"/>
          <table:table-cell office:value-type="string">
            <text:p>When he had completed his destruction of the City of Mexico, he sent a message by radio to New York and Washington that he was on his way home and would pass over the enemy's lines in California and in the central part of the United States sending them messages all along giving his location and offering to let the officers take a shot at <text:span text:style-name="T8">Marie the Angel of Mercy</text:span> if they could see her. He knew that <text:span text:style-name="T8">"Marie"</text:span> could rise to a height of<text:span text:style-name="T8"> 60 miles </text:span>or more if necessary and intended to fly at a height to which no enemy plane could ever ascend.</text:p>
          </table:table-cell>
          <table:table-cell office:value-type="string">
            <text:p>RG's 7 days. <text:s/>Reference to just “Marie” is mentioned on page 400.</text:p>
          </table:table-cell>
          <table:table-cell table:number-columns-repeated="1018"/>
        </table:table-row>
        <table:table-row table:style-name="ro24">
          <table:table-cell office:value-type="string">
            <text:p>39</text:p>
          </table:table-cell>
          <table:table-cell office:value-type="string">
            <text:p>400-401 (MAM mentioned on pg. 400. <text:s/>“Marie” mentioned on pg. 400).</text:p>
          </table:table-cell>
          <table:table-cell table:number-columns-repeated="2"/>
          <table:table-cell office:value-type="string">
            <text:p>Supreme Commander Gordon sent a message to his old home town, Texarkana, Texas, that he would anchor there and give everybody a view of <text:span text:style-name="T8">Marie the Angel of Mercy</text:span>. When he arrived there he <text:span text:style-name="T8">circled</text:span> over his own old home out near Red River; then sailed the <text:span text:style-name="T8">"Marie"</text:span> down Stateline Avenue and anchored her in the air about <text:span text:style-name="T8">100 feet </text:span>above the street. He turned on the lights and made his great ship <text:span text:style-name="T8">visible</text:span>, so the people could see what had accomplished the great <text:span text:style-name="T8">victory</text:span>. It was the greatest celebration that Texarkana ever had. The people went wild with joy. His dear old mother was the happiest woman in the world. She greeted him affectionately; told him that all her <text:span text:style-name="T8">dreams</text:span> about him had come true.</text:p>
          </table:table-cell>
          <table:table-cell office:value-type="string">
            <text:p>RG's 7 days. <text:s/>Reference to just “Marie” is mentioned on page 400.</text:p>
          </table:table-cell>
          <table:table-cell table:number-columns-repeated="1018"/>
        </table:table-row>
        <table:table-row table:style-name="ro20">
          <table:table-cell office:value-type="string">
            <text:p>39</text:p>
          </table:table-cell>
          <table:table-cell office:value-type="string">
            <text:p>401</text:p>
          </table:table-cell>
          <table:table-cell office:value-type="string">
            <text:p>Early on the morning of the 7<text:span text:style-name="T49">th</text:span> day [of RG's 7 days]. <text:s/>Just before noon on the 7<text:span text:style-name="T49">th</text:span> day [of RG's 7 days].</text:p>
          </table:table-cell>
          <table:table-cell/>
          <table:table-cell office:value-type="string">
            <text:p>He could only make a short visit as he had to hurry on to New York. He notified Montreal, Canada, that he would arrive there <text:span text:style-name="T8">early on the morning of the 7th day</text:span>. Montreal prepared for a great celebration. He arrived there soon after sunrise, anchored the "Marie," and delivered a message to the people of Canada, thanking them for their loyalty and aid in our behalf. Invited them to be among the first to join in the peace conference in making the United States of the World. <text:s/>After bidding them good-bye, he sailed for New York, arriving<text:span text:style-name="T8"> just before noon on the 7th day</text:span> after he had sailed away on his great trip around the world.</text:p>
          </table:table-cell>
          <table:table-cell office:value-type="string">
            <text:p>RG's 7 days.</text:p>
          </table:table-cell>
          <table:table-cell table:number-columns-repeated="1018"/>
        </table:table-row>
        <table:table-row table:style-name="ro16">
          <table:table-cell office:value-type="string">
            <text:p>39</text:p>
          </table:table-cell>
          <table:table-cell office:value-type="string">
            <text:p>401</text:p>
          </table:table-cell>
          <table:table-cell table:number-columns-repeated="2"/>
          <table:table-cell table:style-name="ce102" office:value-type="string">
            <text:p><text:span text:style-name="T8">Marie the Angel of Mercy</text:span> <text:span text:style-name="T8">circled</text:span> over New York and landed at the Mammouth Building. General Walter Kennelworth was on duty and reported what had happened during Supreme Commander Gordon's absence, altho he had kept in touch with him by radio all the time and informed him what was going on. Supreme Commander Gordon's orders had been carried out<text:span text:style-name="T8"> the day he left on his 7-day</text:span> tour of the world and sleeping gas sprayed over all the enemy lines thruout the United States.</text:p>
          </table:table-cell>
          <table:table-cell office:value-type="string">
            <text:p>RG's 7 days.</text:p>
          </table:table-cell>
          <table:table-cell table:number-columns-repeated="1018"/>
        </table:table-row>
        <table:table-row table:style-name="ro31">
          <table:table-cell office:value-type="string">
            <text:p>35</text:p>
          </table:table-cell>
          <table:table-cell office:value-type="string">
            <text:p>402</text:p>
          </table:table-cell>
          <table:table-cell table:number-columns-repeated="2"/>
          <table:table-cell table:style-name="ce102" office:value-type="string">
            <text:p>The Allied Enemy generals and officers knowing what could happen after the losses at New York and Washington obeyed the instructions of Supreme Commander Gordon and moved to a place of safety. <text:s/>After waiting <text:span text:style-name="T8">three days</text:span> and finding that their armies were still asleep they gathered near their various headquarters in New Orleans, St. Louis, Chicago, San Francisco and prayed for deliverance. They realized that the greatest power of the universe was now in the hands of the United States. Most of them credited this power to an act of God, and not to man. They had not yet heard what had happened in all the cities of the world where the <text:span text:style-name="T8">Marie the Angel of Mercy </text:span>had visited.</text:p>
          </table:table-cell>
          <table:table-cell table:number-columns-repeated="1019"/>
        </table:table-row>
        <table:table-row table:style-name="ro16">
          <table:table-cell/>
          <table:table-cell office:value-type="string">
            <text:p>402</text:p>
          </table:table-cell>
          <table:table-cell office:value-type="string">
            <text:p>“Late on the 7<text:span text:style-name="T49">th</text:span> day”</text:p>
          </table:table-cell>
          <table:table-cell/>
          <table:table-cell table:style-name="ce102" office:value-type="string">
            <text:p><text:span text:style-name="T8">Late on the 7th day</text:span> the Allied Armies of the enemy began to awake. <text:span text:style-name="T8">Each day following for the next 6 days</text:span>, the people in one city after another of the foreign countries where he had visited awoke. Supreme Commander Gordon released an electric light control and the cities were no longer in darkness. All wireless and radio stations refused to take any messages except what concerned news in regard to the <text:span text:style-name="T8">Marie the Angel of Mercy</text:span> and what had happened all over the world.</text:p>
          </table:table-cell>
          <table:table-cell table:number-columns-repeated="1019"/>
        </table:table-row>
        <table:table-row table:style-name="ro24">
          <table:table-cell/>
          <table:table-cell office:value-type="string">
            <text:p>402-403</text:p>
          </table:table-cell>
          <table:table-cell office:value-type="string">
            <text:p>“the second day after SCG's arrival”</text:p>
          </table:table-cell>
          <table:table-cell/>
          <table:table-cell table:style-name="ce102" office:value-type="string">
            <text:p>On the <text:span text:style-name="T8">second day</text:span> after Supreme Commander Gordon's arrival, the War Council of the United States and the President came to New York City to confer with the Supreme Commander. Reports had come from all parts of the world about his mission of <text:span text:style-name="T8">mercy</text:span>. Not one life had been reported lost. To say that he returned in triumph and great <text:span text:style-name="T8">victory</text:span> was to put it mildly. <text:s/>The President and the War Council decided that it was now time to permit all newspapers to publish the news all over the United States and let the people know just what had been happening during the past 7 days. <text:s/>Thousands of <text:span text:style-name="T8">messages</text:span> poured in to Supreme Commander Gordon. The world was at the Supreme Commander's <text:span text:style-name="T8">feet</text:span>. He was hailed as the greatest man since <text:span text:style-name="T8">Jesus Christ.</text:span></text:p>
          </table:table-cell>
          <table:table-cell table:number-columns-repeated="1019"/>
        </table:table-row>
        <table:table-row table:style-name="ro29">
          <table:table-cell/>
          <table:table-cell office:value-type="string">
            <text:p>403</text:p>
          </table:table-cell>
          <table:table-cell office:value-type="string">
            <text:p>August 4, 1932</text:p>
          </table:table-cell>
          <table:table-cell/>
          <table:table-cell table:style-name="ce102" office:value-type="string">
            <text:p>On August 4th, 1932, all of the cities in the world where Supreme Commander Gordon had destroyed buildings, were heard from. Reports showed that everything was normal and that no lives were lost. <text:span text:style-name="T8">Messages</text:span> were pouring in from every part of the world to the Allied Enemy Commanders to make peace with the United States on any terms and never permit the return of <text:span text:style-name="T8">Marie the Angel of Mercy</text:span>. The Commanders of the Allied Enemy armies dispatched <text:span text:style-name="T8">messages</text:span> to the President at Washington, asking for an armistice and peace terms on any conditions. The President replied:</text:p>
            <text:p/>
            <text:p>Peace terms are out of my hands. When this country was in dire peril and our cause seemed hopeless and lost, -- when your demands were to take our <text:span text:style-name="T8">country</text:span>, our <text:span text:style-name="T8">name</text:span>, our <text:span text:style-name="T8">honor</text:span>, -- at that time we placed our fate in the <text:span text:style-name="T8">hands</text:span> of a lone man Robert Gordon and made him Supreme Commander of all of the Armies of the United States. His will is law. You will have to deal with him, no one else has authority or will be given authority.</text:p>
            <text:p/>
          </table:table-cell>
          <table:table-cell table:number-columns-repeated="1019"/>
        </table:table-row>
        <table:table-row table:style-name="ro73">
          <table:table-cell/>
          <table:table-cell office:value-type="string">
            <text:p>404</text:p>
          </table:table-cell>
          <table:table-cell table:number-columns-repeated="2"/>
          <table:table-cell table:style-name="ce102" office:value-type="string">
            <text:p>The communication was sent to Supreme Commander Gordon. He called a conference to discuss peace terms. <text:s/>The President, Cabinet officers and all the Army and Government officials attended. When the conference convened, General Pearson arose and said: "When we turned over the Supreme Command of the Armies of the United States to you we agreed to abide by your decision no matter what it might be. Your actions and the victories that you have won have justified our faith and confidence in you. You have proven yourself to be the greatest man in the history of the world. Your <text:span text:style-name="T8">mercy</text:span> and <text:span text:style-name="T8">justice</text:span> has been demonstrated. <text:span text:style-name="T8">Our country</text:span> and<text:span text:style-name="T8"> the</text:span> <text:span text:style-name="T8">world</text:span> and its destiny are safe in the <text:span text:style-name="T8">hands</text:span> of a man like you. You have been guided by Almighty God and I make a motion that we say nothing, offer no advice, but leave everything in your <text:span text:style-name="T8">hands</text:span>. Whatever terms of peace you make, we will gladly abide by them."</text:p>
          </table:table-cell>
          <table:table-cell table:number-columns-repeated="1019"/>
        </table:table-row>
        <table:table-row table:style-name="ro73">
          <table:table-cell/>
          <table:table-cell table:style-name="Default" office:value-type="string">
            <text:p>404-405</text:p>
          </table:table-cell>
          <table:table-cell table:number-columns-repeated="2"/>
          <table:table-cell table:style-name="ce102" office:value-type="string">
            <text:p>When he had finished talking, Colonel Manson arose and said: "I second that motion. Let us make the vote unanimous by all rising." Every man rose immediately. <text:s/>The President grasped Supreme Commander Gordon's <text:span text:style-name="T8">hand</text:span> and thanked him for his great service to the United States and the <text:span text:style-name="T8">world</text:span>. Each Cabinet officer and army officer followed, and shook the Supreme Commander's <text:span text:style-name="T8">hand</text:span>, wishing him continued success. The President and Government officials were anxious for Supreme Commander Gordon to explain how he had accomplished the wonderful feat of going around the world in 7 days and destroying so many buildings. He told them that his new machine made a Tunnel thru the Air and that it had overcome resistance from gravitation and the machine was invisible. He explained how he had been guided in building this machine and all his other inventions by the Bible.</text:p>
          </table:table-cell>
          <table:table-cell table:number-columns-repeated="1019"/>
        </table:table-row>
        <table:table-row table:style-name="ro41">
          <table:table-cell/>
          <table:table-cell office:value-type="string">
            <text:p>405</text:p>
          </table:table-cell>
          <table:table-cell table:number-columns-repeated="2"/>
          <table:table-cell table:style-name="ce102" office:value-type="string">
            <text:p>Supreme Commander Gordon decided to call a conference of all nations to take place in New York, on August 30th, 1932. They were notified and representatives were asked to be sent. Supreme Commander Gordon made a special request that the representatives from all the countries bring with them their wives or daughters as he had a special <text:span text:style-name="T8">message</text:span> for them and wanted them to<text:span text:style-name="T8"> take an important part in the Peace Conference</text:span>. <text:s/>No one knew what the conditions of peace would be, but even the enemy felt that they were dealing with the most just man that the world had ever known, a man who refused to take the lives of women and children. <text:s/>When he had the power to put the entire Allied Armies of the Enemy to sleep and destroy them, he refused to do it. They were all willing and glad to leave their fate in his <text:span text:style-name="T8">hands</text:span>. All over the country <text:span text:style-name="T8">Old Glory</text:span> was waving from every building. Flags were printed with the picture of Supreme Commander Gordon on them and the picture of <text:span text:style-name="T8">"Marie the Angel of Mercy."</text:span> The flags bore the inscription <text:span text:style-name="T8">"Tunnel thru the Air," "The Lone Aviator," "America's Savior."</text:span></text:p>
          </table:table-cell>
          <table:table-cell table:number-columns-repeated="1019"/>
        </table:table-row>
        <table:table-row table:style-name="ro24">
          <table:table-cell/>
          <table:table-cell office:value-type="string">
            <text:p>405-406</text:p>
          </table:table-cell>
          <table:table-cell table:number-columns-repeated="2"/>
          <table:table-cell table:style-name="ce102" office:value-type="string">
            <text:p>Each day airplanes from all parts of the world began to bring the officials who were to be at the conference of all nations. <text:span text:style-name="T8">Madison Square Garden </text:span>had been engaged for the conference. Several millions of people had applied for admission but only Government officials and prominent men and women thruout the country were granted tickets. The Government officials of the United States led by the President and the Supreme War Council, decided that at the opening of the Peace Conference, General Walter Kennelworth should be designated to make the address of welcome to the delegates of all countries and also to make the speech of thanks for the United States to Supreme Commander Gordon, for the services he had rendered, knowing that he was his best friend and he knew him better than anyone else.</text:p>
          </table:table-cell>
          <table:table-cell table:number-columns-repeated="1019"/>
        </table:table-row>
        <table:table-row table:style-name="ro22">
          <table:table-cell/>
          <table:table-cell office:value-type="string">
            <text:p>410</text:p>
          </table:table-cell>
          <table:table-cell table:number-columns-repeated="2"/>
          <table:table-cell table:style-name="ce102" office:value-type="string">
            <text:p>"It is understood and agreed that the United States will retain all of the inventions we now have for the prevention of war and I warn you that if necessity ever demands it, for the protection of peace of the world, that a machine can be built which will destroy every living soul on the earth. It can be directed from New York City by a lone man without ever leaving here and do complete destructive work. This is only a warning and not a threat. You have seen the power demonstrated by <text:span text:style-name="T8">Marie the Angel of Mercy</text:span>, and <text:span text:style-name="T8">mercy</text:span> shown. You must respect this divine law and divine power. Remember that this victory is according to God's plan and God's will. I take no credit to myself and for myself and my country ask nothing, except that you live with us in brotherly love."</text:p>
          </table:table-cell>
          <table:table-cell office:value-type="string">
            <text:p>Peace Conference of the World. <text:s/>Note, at this conference, SCG is likened to Jesus Christ. <text:s/>Read the last chapter on the Peace Conference to see if any components should be included from this conference also. <text:s/></text:p>
          </table:table-cell>
          <table:table-cell table:number-columns-repeated="1018"/>
        </table:table-row>
        <table:table-row table:style-name="ro73">
          <table:table-cell/>
          <table:table-cell office:value-type="string">
            <text:p>412-413 (“mercy” mentioned on pg. 413)</text:p>
          </table:table-cell>
          <table:table-cell table:number-columns-repeated="2"/>
          <table:table-cell table:style-name="ce102" office:value-type="string">
            <text:p>"Above all the rest, I have kept a woman's trust untarnished and hope to some day see a new light of love in a woman's eyes. No reward is greater than this and I must still trust in God and wait. I have been loyal to her when all others have doubted her. Even when my country dishonored me, my <text:span text:style-name="T8">faith</text:span> never faltered, and when she disappeared, I <text:span text:style-name="T8">hoped</text:span> and <text:span text:style-name="T8">prayed</text:span> that she would live and still <text:span text:style-name="T8">hope</text:span> she is alive. I knew she had <text:span text:style-name="T8">faith</text:span> in me, <text:span text:style-name="T8">love</text:span> for me and the power of that <text:span text:style-name="T8">love</text:span> has given me the power to <text:span text:style-name="T8">destroy the world</text:span>, but her love has left <text:span text:style-name="T8">charity</text:span> in my <text:span text:style-name="T8">heart</text:span> and for that <text:span text:style-name="T8">love</text:span> I have dealt with the enemy with<text:span text:style-name="T8"> love</text:span> and <text:span text:style-name="T8">mercy</text:span>. All the <text:span text:style-name="T8">money</text:span>, <text:span text:style-name="T8">power</text:span> and <text:span text:style-name="T8">glory</text:span> that you can give me are empty and cannot supply the aching void in my heart for her. <text:s/>The greatest gift that could be bestowed would be to return her to me with all the <text:span text:style-name="T8">love</text:span> and <text:span text:style-name="T8">confidence</text:span> that she had in me on<text:span text:style-name="T8"> June 5th, 1927.</text:span></text:p>
          </table:table-cell>
          <table:table-cell table:number-columns-repeated="1019"/>
        </table:table-row>
        <table:table-row table:style-name="ro22">
          <table:table-cell/>
          <table:table-cell office:value-type="string">
            <text:p>415-416 (“mercy” mentioned on pg. 415)</text:p>
          </table:table-cell>
          <table:table-cell table:number-columns-repeated="2"/>
          <table:table-cell table:style-name="ce102" office:value-type="string">
            <text:p>Turning to the Supreme Commander he said: "I will no longer address you as the Supreme Commander Robert Gordon, but as my friend and comrade. This is the happiest moment of my life and I now realize that <text:span text:style-name="T8">justice</text:span>, <text:span text:style-name="T8">mercy</text:span> and <text:span text:style-name="T8">truth</text:span> always will be rewarded. You have been <text:span text:style-name="T8">unselfish</text:span> and since the day that you wrote <text:span text:style-name="T8">the famous letter</text:span> that won Marie and <text:span text:style-name="T8">the Garden of Love</text:span>, you have kept your promise and been <text:span text:style-name="T8">unselfish</text:span>. <text:s/>Your first thought has been of your country in time of need. You have been <text:span text:style-name="T8">loyal to your mother, true and faithful to Marie</text:span> and now I want to <text:span text:style-name="T8">read Marie's letter to you written the day she disappeared</text:span>. I know that you know it by heart because you have read it a thousand times, but I want this conference of men and women from all the nations of the world to know that you are a man among men -- that you are one in millions and that you have set an example for the world and that example will make better men.</text:p>
          </table:table-cell>
          <table:table-cell table:number-columns-repeated="1019"/>
        </table:table-row>
        <table:table-row table:style-name="ro73">
          <table:table-cell/>
          <table:table-cell office:value-type="string">
            <text:p>417-418 (“mercy” mentioned on pg. 417 and pg. 418)</text:p>
          </table:table-cell>
          <table:table-cell table:number-columns-repeated="2"/>
          <table:table-cell table:style-name="ce102" office:value-type="string">
            <text:p>"The last line of her letter read, 'I will come to you when I mean the most and your need for love is the greatest.' Robert Gordon, that last promise has sustained you thru all of these years. It has been the anchor that has kept your soul steadfast. You have trusted and never doubted. <text:span text:style-name="T8">You have honored and respected the land that gave you birth.</text:span> Your <text:span text:style-name="T8">love</text:span> and <text:span text:style-name="T8">faithfulness</text:span> to Marie Stanton has guided you to <text:span text:style-name="T8">success</text:span> and <text:span text:style-name="T8">victory</text:span>, because it was an <text:span text:style-name="T8">unselfish love</text:span>. The great God who gave His only begotten son to save the world that He <text:span text:style-name="T8">loved</text:span> has not been unmindful of you and your devotion to His <text:span text:style-name="T8">wisdom</text:span>. You have followed His example of<text:span text:style-name="T8"> love and mercy</text:span>. You have kept the <text:span text:style-name="T8">faith</text:span>. <text:s/>You have preserved the life of your nation and the all wise God in His <text:span text:style-name="T8">wisdom and mercy</text:span>, has preserved for you the life of Marie Stanton. Robert Gordon, my friend and comrade, I now take pleasure in presenting to you Marie Stanton."</text:p>
          </table:table-cell>
          <table:table-cell table:number-columns-repeated="1019"/>
        </table:table-row>
        <table:table-row table:style-name="ro13" table:number-rows-repeated="35">
          <table:table-cell table:number-columns-repeated="4"/>
          <table:table-cell table:style-name="ce102"/>
          <table:table-cell table:number-columns-repeated="1019"/>
        </table:table-row>
        <table:table-row table:style-name="ro1" table:number-rows-repeated="1048473">
          <table:table-cell table:number-columns-repeated="1024"/>
        </table:table-row>
        <table:table-row table:style-name="ro1">
          <table:table-cell table:number-columns-repeated="1024"/>
        </table:table-row>
      </table:table>
      <table:table table:name="Pocket Radio" table:style-name="ta1" table:print="false">
        <table:table-column table:style-name="co28" table:default-cell-style-name="ce7"/>
        <table:table-column table:style-name="co12" table:default-cell-style-name="ce7"/>
        <table:table-column table:style-name="co41" table:default-cell-style-name="ce7"/>
        <table:table-column table:style-name="co4" table:default-cell-style-name="ce7"/>
        <table:table-column table:style-name="co25" table:default-cell-style-name="ce7"/>
        <table:table-column table:style-name="co42" table:default-cell-style-name="ce7"/>
        <table:table-column table:style-name="co4" table:number-columns-repeated="1018" table:default-cell-style-name="ce7"/>
        <table:table-row table:style-name="ro14">
          <table:table-cell table:style-name="ce2" office:value-type="string">
            <text:p>Chapter</text:p>
          </table:table-cell>
          <table:table-cell table:style-name="ce2" office:value-type="string">
            <text:p>Page</text:p>
          </table:table-cell>
          <table:table-cell table:style-name="ce2" office:value-type="string">
            <text:p>Timestamp given</text:p>
          </table:table-cell>
          <table:table-cell table:style-name="ce2" office:value-type="string">
            <text:p>Actual timestamp</text:p>
          </table:table-cell>
          <table:table-cell table:style-name="ce2" office:value-type="string">
            <text:p>Event</text:p>
          </table:table-cell>
          <table:table-cell table:style-name="ce2" office:value-type="string">
            <text:p>Notes/Comments</text:p>
          </table:table-cell>
          <table:table-cell table:number-columns-repeated="1018"/>
        </table:table-row>
        <table:table-row table:style-name="ro30">
          <table:table-cell office:value-type="string">
            <text:p>20</text:p>
          </table:table-cell>
          <table:table-cell office:value-type="string">
            <text:p>238</text:p>
          </table:table-cell>
          <table:table-cell office:value-type="string">
            <text:p>No timestamp given but previous timestamp to this is approaching the end of 1928. <text:s/></text:p>
          </table:table-cell>
          <table:table-cell/>
          <table:table-cell table:style-name="ce27" office:value-type="string">
            <text:p><text:span text:style-name="T10"><text:s/></text:span><text:span text:style-name="T10">With the great progress in </text:span><text:span text:style-name="T10">radio messages thru the air, </text:span><text:span text:style-name="T10">and radiograms, Robert knew </text:span><text:span text:style-name="T10">that in time of war, </text:span><text:span text:style-name="T24"><text:s/>secret </text:span><text:span text:style-name="T24">communications would be </text:span><text:span text:style-name="T24">necessary. Spies could </text:span><text:span text:style-name="T10">steal </text:span><text:span text:style-name="T10">codes, and messages sent over </text:span><text:span text:style-name="T10">the radio could be interpreted; </text:span><text:span text:style-name="T10">therefore, one of the great </text:span><text:span text:style-name="T10">needs for the war in the air </text:span><text:span text:style-name="T10">would be a way to </text:span><text:span text:style-name="T10">communicate without detection. </text:span><text:span text:style-name="T10">He finally succeeded in </text:span><text:span text:style-name="T10">completing what he called "The </text:span><text:span text:style-name="T10">Pocket Radio."</text:span><text:span text:style-name="T11"> It was no </text:span><text:span text:style-name="T11">larger than a watch and </text:span><text:span text:style-name="T11">worked on the same principle </text:span><text:span text:style-name="T11">of his machine for recording </text:span><text:span text:style-name="T11">the thoughts of people, only </text:span><text:span text:style-name="T11">the instrument had to be </text:span><text:span text:style-name="T11">used by two people who </text:span><text:span text:style-name="T11">understood how to work it, </text:span><text:span text:style-name="T11">because the positive radio </text:span><text:span text:style-name="T11">was carried in one man's </text:span><text:span text:style-name="T11">pocket and the negative in </text:span><text:span text:style-name="T11">the other and by pressing the </text:span><text:span text:style-name="T11">stem, it could be changed </text:span><text:span text:style-name="T11">from positive into negative. </text:span><text:span text:style-name="T11">No sound was transmitted </text:span><text:span text:style-name="T11">thru the air. The machine </text:span><text:span text:style-name="T11">could be operated by certain </text:span><text:span text:style-name="T11">motions of the fingers on a </text:span><text:span text:style-name="T11">little push button which </text:span><text:span text:style-name="T11">recorded symbols on the </text:span><text:span text:style-name="T11">other machine that would </text:span><text:span text:style-name="T11">reveal the message sent. The </text:span><text:span text:style-name="T11">Pocket Radio made it </text:span><text:span text:style-name="T11">possible to convey any </text:span><text:span text:style-name="T11">message without any </text:span><text:span text:style-name="T11">possibility of detection </text:span><text:span text:style-name="T11">because only the person </text:span><text:span text:style-name="T11">sending the message and the </text:span><text:span text:style-name="T11">one receiving it could </text:span><text:span text:style-name="T11">understand or know anything </text:span><text:span text:style-name="T11">about it. This was better than </text:span><text:span text:style-name="T11">wireless or any other radio </text:span><text:span text:style-name="T11">discovery up to this time.</text:span><text:span text:style-name="T10"> </text:span><text:span text:style-name="T10">Robert tested the machine out </text:span><text:span text:style-name="T10">by leaving one instrument in </text:span><text:span text:style-name="T10">Walter's pocket, he himself </text:span><text:span text:style-name="T10">going to Chicago and </text:span><text:span text:style-name="T10">conveying messages which </text:span><text:span text:style-name="T10">Walter was able to get without </text:span><text:span text:style-name="T10">any trouble. He could either </text:span><text:span text:style-name="T10">speak into this little Pocket </text:span><text:span text:style-name="T10">Radio and convey the sound </text:span><text:span text:style-name="T10">without anyone else being able </text:span><text:span text:style-name="T10">to take it from the air, or use it </text:span><text:span text:style-name="T10">to convey thoughts or </text:span><text:span text:style-name="T10">emotions. The test proved </text:span><text:span text:style-name="T10">perfect and Robert knew that </text:span><text:span text:style-name="T10">he had another great discovery </text:span><text:span text:style-name="T10">which would be of great value </text:span><text:span text:style-name="T10">to his Government in time of </text:span><text:span text:style-name="T10">war. He decided to keep this a </text:span><text:span text:style-name="T24"><text:s/></text:span><text:span text:style-name="T24">secret and have it ready to aid </text:span><text:span text:style-name="T24">the United States at a </text:span><text:span text:style-name="T10">time </text:span><text:span text:style-name="T10">when they would need it most.</text:span></text:p>
          </table:table-cell>
          <table:table-cell table:number-columns-repeated="1019"/>
        </table:table-row>
        <table:table-row table:style-name="ro1" table:number-rows-repeated="1048573">
          <table:table-cell table:number-columns-repeated="1024"/>
        </table:table-row>
        <table:table-row table:style-name="ro1">
          <table:table-cell table:number-columns-repeated="1024"/>
        </table:table-row>
      </table:table>
      <table:table table:name="Sleeping Gas" table:style-name="ta1" table:print="false">
        <table:table-column table:style-name="co33" table:default-cell-style-name="ce7"/>
        <table:table-column table:style-name="co43" table:default-cell-style-name="ce7"/>
        <table:table-column table:style-name="co44" table:default-cell-style-name="ce7"/>
        <table:table-column table:style-name="co45" table:default-cell-style-name="ce7"/>
        <table:table-column table:style-name="co46" table:default-cell-style-name="ce7"/>
        <table:table-column table:style-name="co42" table:default-cell-style-name="ce7"/>
        <table:table-column table:style-name="co4" table:number-columns-repeated="1018" table:default-cell-style-name="ce7"/>
        <table:table-row table:style-name="ro14">
          <table:table-cell table:style-name="ce2" office:value-type="string">
            <text:p>Chapter</text:p>
          </table:table-cell>
          <table:table-cell table:style-name="ce2" office:value-type="string">
            <text:p>Page</text:p>
          </table:table-cell>
          <table:table-cell table:style-name="ce2" office:value-type="string">
            <text:p>Timestamp given</text:p>
          </table:table-cell>
          <table:table-cell table:style-name="ce2" office:value-type="string">
            <text:p>Actual timestamp</text:p>
          </table:table-cell>
          <table:table-cell table:style-name="ce2" office:value-type="string">
            <text:p>Event</text:p>
          </table:table-cell>
          <table:table-cell table:style-name="ce2" office:value-type="string">
            <text:p>Notes/Comments</text:p>
          </table:table-cell>
          <table:table-cell table:number-columns-repeated="1018"/>
        </table:table-row>
        <table:table-row table:style-name="ro29">
          <table:table-cell office:value-type="string">
            <text:p>24</text:p>
          </table:table-cell>
          <table:table-cell office:value-type="string">
            <text:p>271</text:p>
          </table:table-cell>
          <table:table-cell table:style-name="ce13" office:value-type="string">
            <text:p>Latter part of April, 1929</text:p>
          </table:table-cell>
          <table:table-cell/>
          <table:table-cell table:style-name="ce17" office:value-type="string">
            <text:p><text:span text:style-name="T10"><text:s/></text:span><text:span text:style-name="T22">Walter and Edna </text:span><text:span text:style-name="T11">had been </text:span><text:span text:style-name="T11">working day and night for </text:span><text:span text:style-name="T11">months</text:span><text:span text:style-name="T22"> on a great chemical </text:span><text:span text:style-name="T22">discovery</text:span><text:span text:style-name="T10"> and had now </text:span><text:span text:style-name="T10">succeeded in completing it. </text:span><text:span text:style-name="T10">This discovery was a perfectly </text:span><text:span text:style-name="T10">harmless gas to be used in war </text:span><text:span text:style-name="T10">or for medical purposes. </text:span><text:span text:style-name="T11">It </text:span><text:span text:style-name="T11">would put people to sleep </text:span><text:span text:style-name="T11">and they would remain </text:span><text:span text:style-name="T11">asleep for 7 days</text:span><text:span text:style-name="T10">, with no ill </text:span><text:span text:style-name="T10">effects. It had always been </text:span><text:span text:style-name="T10">Robert's desire to have </text:span><text:span text:style-name="T10">something to use in war which </text:span><text:span text:style-name="T10">would not destroy human lives </text:span><text:span text:style-name="T10">and he was very much elated </text:span><text:span text:style-name="T10">over Walter's discovery. Walter </text:span><text:span text:style-name="T10">told him that he had already </text:span><text:span text:style-name="T10">tested it and that Edna had </text:span><text:span text:style-name="T10">such confidence in him,</text:span><text:span text:style-name="T11"> [Edna] </text:span><text:span text:style-name="T11">had taken the gas, remained </text:span><text:span text:style-name="T11">asleep for 7 days, and felt no </text:span><text:span text:style-name="T11">ill effects</text:span><text:span text:style-name="T10">. </text:span><text:span text:style-name="T11">Walter knew just </text:span><text:span text:style-name="T11">exactly why it worked, </text:span><text:span text:style-name="T11">because he was a great </text:span><text:span text:style-name="T11">chemist and knew the natural </text:span><text:span text:style-name="T11">law </text:span><text:span text:style-name="T22">behind the discovery</text:span><text:span text:style-name="T10">. He </text:span><text:span text:style-name="T10">told Robert that this must be </text:span><text:span text:style-name="T10">kept a secret until time of war </text:span><text:span text:style-name="T10">when with the new ship "Marie </text:span><text:span text:style-name="T10">the Angel of Mercy," traveling </text:span><text:span text:style-name="T10">1000 miles an hour, they could </text:span><text:span text:style-name="T10">go from one city to another or </text:span><text:span text:style-name="T10">from one battlefield to another, </text:span><text:span text:style-name="T10">release the gas and put </text:span><text:span text:style-name="T10">everyone to sleep for 7 days. In </text:span><text:span text:style-name="T10">the meantime, with "The </text:span><text:span text:style-name="T10">Demon of Death" -- they could </text:span><text:span text:style-name="T10">destroy the enemy's bases and </text:span><text:span text:style-name="T10">fortifications; would be able to </text:span><text:span text:style-name="T10">make their own peace terms </text:span><text:span text:style-name="T10">with the enemy and at the </text:span><text:span text:style-name="T10">same time obey the divine </text:span><text:span text:style-name="T10">command of God "Thou shalt </text:span><text:span text:style-name="T10">not kill.”</text:span></text:p>
          </table:table-cell>
          <table:table-cell office:value-type="string">
            <text:p>MAM can utilize sleeping gas.</text:p>
          </table:table-cell>
          <table:table-cell table:number-columns-repeated="1018"/>
        </table:table-row>
        <table:table-row table:style-name="ro1" table:number-rows-repeated="1048573">
          <table:table-cell table:number-columns-repeated="1024"/>
        </table:table-row>
        <table:table-row table:style-name="ro1">
          <table:table-cell table:number-columns-repeated="1024"/>
        </table:table-row>
      </table:table>
      <table:table table:name="Communicator" table:style-name="ta1">
        <table:table-column table:style-name="co47" table:default-cell-style-name="ce1"/>
        <table:table-column table:style-name="co48" table:default-cell-style-name="ce1"/>
        <table:table-column table:style-name="co49" table:default-cell-style-name="ce1"/>
        <table:table-column table:style-name="co50" table:default-cell-style-name="ce1"/>
        <table:table-column table:style-name="co51" table:default-cell-style-name="ce1"/>
        <table:table-column table:style-name="co52" table:default-cell-style-name="ce1"/>
        <table:table-row table:style-name="ro1">
          <table:table-cell table:number-columns-repeated="6"/>
        </table:table-row>
        <table:table-row table:style-name="ro2">
          <table:table-cell table:style-name="ce2" office:value-type="string">
            <text:p>Chapter</text:p>
          </table:table-cell>
          <table:table-cell table:style-name="ce2" office:value-type="string">
            <text:p>Page</text:p>
          </table:table-cell>
          <table:table-cell table:style-name="ce2" office:value-type="string">
            <text:p>Timestamp given</text:p>
          </table:table-cell>
          <table:table-cell table:style-name="ce2" office:value-type="string">
            <text:p>Actual timestamp</text:p>
          </table:table-cell>
          <table:table-cell table:style-name="ce2" office:value-type="string">
            <text:p>Event</text:p>
          </table:table-cell>
          <table:table-cell table:style-name="ce2" office:value-type="string">
            <text:p>Notes/Comments</text:p>
          </table:table-cell>
        </table:table-row>
        <table:table-row table:style-name="ro1" table:number-rows-repeated="1048573">
          <table:table-cell table:number-columns-repeated="6"/>
        </table:table-row>
        <table:table-row table:style-name="ro1">
          <table:table-cell table:number-columns-repeated="6"/>
        </table:table-row>
      </table:table>
      <table:table table:name="Recorder" table:style-name="ta1">
        <table:table-column table:style-name="co53" table:default-cell-style-name="ce1"/>
        <table:table-column table:style-name="co54" table:default-cell-style-name="ce1"/>
        <table:table-column table:style-name="co55" table:default-cell-style-name="ce1"/>
        <table:table-column table:style-name="co4" table:default-cell-style-name="ce1"/>
        <table:table-column table:style-name="co56" table:default-cell-style-name="ce1"/>
        <table:table-column table:style-name="co57" table:default-cell-style-name="ce1"/>
        <table:table-row table:style-name="ro1" table:number-rows-repeated="2">
          <table:table-cell table:number-columns-repeated="6"/>
        </table:table-row>
        <table:table-row table:style-name="ro2">
          <table:table-cell table:style-name="ce2" office:value-type="string">
            <text:p>Chapter</text:p>
          </table:table-cell>
          <table:table-cell table:style-name="ce2" office:value-type="string">
            <text:p>Page</text:p>
          </table:table-cell>
          <table:table-cell table:style-name="ce2" office:value-type="string">
            <text:p>Timestamp given</text:p>
          </table:table-cell>
          <table:table-cell table:style-name="ce2" office:value-type="string">
            <text:p>Actual timestamp</text:p>
          </table:table-cell>
          <table:table-cell table:style-name="ce2" office:value-type="string">
            <text:p>Event</text:p>
          </table:table-cell>
          <table:table-cell table:style-name="ce2" office:value-type="string">
            <text:p>Notes/Comments</text:p>
          </table:table-cell>
        </table:table-row>
        <table:table-row table:style-name="ro1" table:number-rows-repeated="1048572">
          <table:table-cell table:number-columns-repeated="6"/>
        </table:table-row>
        <table:table-row table:style-name="ro1">
          <table:table-cell table:number-columns-repeated="6"/>
        </table:table-row>
      </table:table>
      <table:table table:name="TTTA" table:style-name="ta1">
        <table:table-column table:style-name="co48" table:default-cell-style-name="ce1"/>
        <table:table-column table:style-name="co4" table:default-cell-style-name="ce1"/>
        <table:table-column table:style-name="co58" table:default-cell-style-name="ce1"/>
        <table:table-column table:style-name="co4" table:default-cell-style-name="ce1"/>
        <table:table-column table:style-name="co59" table:default-cell-style-name="ce1"/>
        <table:table-column table:style-name="co60" table:default-cell-style-name="ce1"/>
        <table:table-row table:style-name="ro1">
          <table:table-cell table:style-name="Default" table:number-columns-repeated="6"/>
        </table:table-row>
        <table:table-row table:style-name="ro1">
          <table:table-cell table:number-columns-repeated="6"/>
        </table:table-row>
        <table:table-row table:style-name="ro2">
          <table:table-cell table:style-name="ce2" office:value-type="string">
            <text:p>Chapter</text:p>
          </table:table-cell>
          <table:table-cell table:style-name="ce2" office:value-type="string">
            <text:p>Page</text:p>
          </table:table-cell>
          <table:table-cell table:style-name="ce2" office:value-type="string">
            <text:p>Timestamp given</text:p>
          </table:table-cell>
          <table:table-cell table:style-name="ce2" office:value-type="string">
            <text:p>Actual timestamp</text:p>
          </table:table-cell>
          <table:table-cell table:style-name="ce2" office:value-type="string">
            <text:p>Event</text:p>
          </table:table-cell>
          <table:table-cell table:style-name="ce2" office:value-type="string">
            <text:p>Notes/Comments</text:p>
          </table:table-cell>
        </table:table-row>
        <table:table-row table:style-name="ro1">
          <table:table-cell table:number-columns-repeated="6"/>
        </table:table-row>
      </table:table>
      <table:table table:name="Radium Ray" table:style-name="ta1">
        <table:table-column table:style-name="co61" table:default-cell-style-name="ce1"/>
        <table:table-column table:style-name="co4" table:default-cell-style-name="ce1"/>
        <table:table-column table:style-name="co58" table:default-cell-style-name="ce1"/>
        <table:table-column table:style-name="co4" table:default-cell-style-name="ce1"/>
        <table:table-column table:style-name="co62" table:default-cell-style-name="ce1"/>
        <table:table-column table:style-name="co63" table:default-cell-style-name="ce1"/>
        <table:table-row table:style-name="ro1" table:number-rows-repeated="2">
          <table:table-cell table:number-columns-repeated="6"/>
        </table:table-row>
        <table:table-row table:style-name="ro2">
          <table:table-cell table:style-name="ce2" office:value-type="string">
            <text:p>Chapter</text:p>
          </table:table-cell>
          <table:table-cell table:style-name="ce2" office:value-type="string">
            <text:p>Page</text:p>
          </table:table-cell>
          <table:table-cell table:style-name="ce2" office:value-type="string">
            <text:p>Timestamp given</text:p>
          </table:table-cell>
          <table:table-cell table:style-name="ce2" office:value-type="string">
            <text:p>Actual timestamp</text:p>
          </table:table-cell>
          <table:table-cell table:style-name="ce2" office:value-type="string">
            <text:p>Event</text:p>
          </table:table-cell>
          <table:table-cell table:style-name="ce2" office:value-type="string">
            <text:p>Notes/Comments</text:p>
          </table:table-cell>
        </table:table-row>
        <table:table-row table:style-name="ro1" table:number-rows-repeated="1048572">
          <table:table-cell table:number-columns-repeated="6"/>
        </table:table-row>
        <table:table-row table:style-name="ro1">
          <table:table-cell table:number-columns-repeated="6"/>
        </table:table-row>
      </table:table>
      <table:table table:name="Plane with 24 motors" table:style-name="ta1">
        <table:table-column table:style-name="co1" table:default-cell-style-name="ce1"/>
        <table:table-column table:style-name="co4" table:default-cell-style-name="ce1"/>
        <table:table-column table:style-name="co64" table:default-cell-style-name="ce1"/>
        <table:table-column table:style-name="co4" table:default-cell-style-name="ce1"/>
        <table:table-column table:style-name="co65" table:default-cell-style-name="ce1"/>
        <table:table-column table:style-name="co3" table:default-cell-style-name="ce1"/>
        <table:table-row table:style-name="ro1" table:number-rows-repeated="2">
          <table:table-cell table:number-columns-repeated="6"/>
        </table:table-row>
        <table:table-row table:style-name="ro2">
          <table:table-cell table:style-name="ce2" office:value-type="string">
            <text:p>Chapter</text:p>
          </table:table-cell>
          <table:table-cell table:style-name="ce2" office:value-type="string">
            <text:p>Page</text:p>
          </table:table-cell>
          <table:table-cell table:style-name="ce2" office:value-type="string">
            <text:p>Timestamp given</text:p>
          </table:table-cell>
          <table:table-cell table:style-name="ce2" office:value-type="string">
            <text:p>Actual timestamp</text:p>
          </table:table-cell>
          <table:table-cell table:style-name="ce2" office:value-type="string">
            <text:p>Event</text:p>
          </table:table-cell>
          <table:table-cell table:style-name="ce2" office:value-type="string">
            <text:p>Notes/Comments</text:p>
          </table:table-cell>
        </table:table-row>
        <table:table-row table:style-name="ro1" table:number-rows-repeated="1048572">
          <table:table-cell table:number-columns-repeated="6"/>
        </table:table-row>
        <table:table-row table:style-name="ro1">
          <table:table-cell table:number-columns-repeated="6"/>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1"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Arial Unicode MS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11-05">11/05/2012</text:date>, <text:time>12:34:4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5-24T19:15:21</meta:creation-date>
    <dc:date>2012-11-05T12:34:40</dc:date>
    <meta:editing-duration>P8DT13H9M50S</meta:editing-duration>
    <meta:editing-cycles>128</meta:editing-cycles>
    <meta:generator>LibreOffice/3.4$Unix LibreOffice_project/340m1$Build-1505</meta:generator>
    <dc:creator>Ryan </dc:creator>
    <meta:document-statistic meta:table-count="15" meta:cell-count="709" meta:object-count="0"/>
  </office:meta>
</office:document-meta>
</file>